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text/xml" manifest:full-path="Object 28/styles.xml"/>
  <manifest:file-entry manifest:media-type="application/rdf+xml" manifest:full-path="Object 28/manifest.rdf"/>
  <manifest:file-entry manifest:media-type="application/vnd.oasis.opendocument.spreadsheet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rdf+xml" manifest:full-path="Object 15/manifest.rdf"/>
  <manifest:file-entry manifest:media-type="text/xml" manifest:full-path="Object 15/styles.xml"/>
  <manifest:file-entry manifest:media-type="application/vnd.oasis.opendocument.spreadsheet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text/xml" manifest:full-path="Object 16/styles.xml"/>
  <manifest:file-entry manifest:media-type="application/rdf+xml" manifest:full-path="Object 16/manifest.rdf"/>
  <manifest:file-entry manifest:media-type="application/vnd.oasis.opendocument.spreadsheet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image/png" manifest:full-path="Object 17/Pictures/10000000000000200000002000309F1C.png"/>
  <manifest:file-entry manifest:media-type="text/xml" manifest:full-path="Object 17/settings.xml"/>
  <manifest:file-entry manifest:media-type="text/xml" manifest:full-path="Object 17/styles.xml"/>
  <manifest:file-entry manifest:media-type="application/vnd.oasis.opendocument.graphics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image/png" manifest:full-path="Object 18/Pictures/10000000000000200000002000309F1C.png"/>
  <manifest:file-entry manifest:media-type="text/xml" manifest:full-path="Object 18/settings.xml"/>
  <manifest:file-entry manifest:media-type="text/xml" manifest:full-path="Object 18/styles.xml"/>
  <manifest:file-entry manifest:media-type="application/vnd.oasis.opendocument.graphics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text/xml" manifest:full-path="Object 31/styles.xml"/>
  <manifest:file-entry manifest:media-type="application/vnd.oasis.opendocument.graphics" manifest:version="1.2" manifest:full-path="Object 3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x-openoffice-gdimetafile;windows_formatname=&quot;GDIMetaFile&quot;" manifest:full-path="Object 2/ObjectReplacements/Object 2"/>
  <manifest:file-entry manifest:media-type="" manifest:full-path="Object 2/Object 2/Configurations2/accelerator/current.xml"/>
  <manifest:file-entry manifest:media-type="application/vnd.sun.xml.ui.configuration" manifest:full-path="Object 2/Object 2/Configurations2/"/>
  <manifest:file-entry manifest:media-type="text/xml" manifest:full-path="Object 2/Object 2/content.xml"/>
  <manifest:file-entry manifest:media-type="text/xml" manifest:full-path="Object 2/Object 2/settings.xml"/>
  <manifest:file-entry manifest:media-type="application/vnd.oasis.opendocument.formula" manifest:version="1.2" manifest:full-path="Object 2/Object 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vnd.oasis.opendocument.graphics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image/png" manifest:full-path="Object 6/Pictures/10000000000000200000002000309F1C.png"/>
  <manifest:file-entry manifest:media-type="text/xml" manifest:full-path="Object 6/settings.xml"/>
  <manifest:file-entry manifest:media-type="text/xml" manifest:full-path="Object 6/styles.xml"/>
  <manifest:file-entry manifest:media-type="application/vnd.oasis.opendocument.graphics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image/png" manifest:full-path="Object 7/Pictures/10000000000000200000002000309F1C.png"/>
  <manifest:file-entry manifest:media-type="text/xml" manifest:full-path="Object 7/settings.xml"/>
  <manifest:file-entry manifest:media-type="text/xml" manifest:full-path="Object 7/styles.xml"/>
  <manifest:file-entry manifest:media-type="application/vnd.oasis.opendocument.graphics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8"/>
  <manifest:file-entry manifest:media-type="" manifest:full-path="ObjectReplacements/Object 12"/>
  <manifest:file-entry manifest:media-type="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image/png" manifest:full-path="Object 20/Pictures/10000000000000200000002000309F1C.png"/>
  <manifest:file-entry manifest:media-type="text/xml" manifest:full-path="Object 20/settings.xml"/>
  <manifest:file-entry manifest:media-type="text/xml" manifest:full-path="Object 20/styles.xml"/>
  <manifest:file-entry manifest:media-type="application/vnd.oasis.opendocument.graphics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image/png" manifest:full-path="Object 23/Pictures/10000000000000200000002000309F1C.png"/>
  <manifest:file-entry manifest:media-type="text/xml" manifest:full-path="Object 23/settings.xml"/>
  <manifest:file-entry manifest:media-type="text/xml" manifest:full-path="Object 23/styles.xml"/>
  <manifest:file-entry manifest:media-type="application/vnd.oasis.opendocument.graphics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OpenSymbol" svg:font-family="OpenSymbol" style:font-pitch="variable" style:font-charset="x-symbol"/>
    <style:font-face style:name="Arial" svg:font-family="Arial"/>
    <style:font-face style:name="Tahoma1" svg:font-family="Tahoma"/>
    <style:font-face style:name="DejaVu Sans" svg:font-family="'DejaVu Sans'" style:font-adornments="Book" style:font-family-generic="swiss"/>
    <style:font-face style:name="Liberation Mono" svg:font-family="'Liberation Mono'" style:font-adornments="Book" style:font-family-generic="swiss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3" svg:font-family="Arial" style:font-adornments="Bold Italic" style:font-family-generic="swiss" style:font-pitch="variable"/>
    <style:font-face style:name="Arial2" svg:font-family="Arial" style:font-adornments="Regular" style:font-family-generic="swiss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56.35mm" style:rel-column-width="58251*"/>
    </style:style>
    <style:style style:name="Table1.B" style:family="table-column">
      <style:table-column-properties style:column-width="19.54mm" style:rel-column-width="7284*"/>
    </style:style>
    <style:style style:name="Table1.A1" style:family="table-cell">
      <style:table-cell-properties style:vertical-align="middle" fo:padding="0.97mm" fo:border="none"/>
    </style:style>
    <style:style style:name="Table5" style:family="table">
      <style:table-properties style:width="175.9mm" table:align="margins"/>
    </style:style>
    <style:style style:name="Table5.A" style:family="table-column">
      <style:table-column-properties style:column-width="156.35mm" style:rel-column-width="58251*"/>
    </style:style>
    <style:style style:name="Table5.B" style:family="table-column">
      <style:table-column-properties style:column-width="19.54mm" style:rel-column-width="7284*"/>
    </style:style>
    <style:style style:name="Table5.A1" style:family="table-cell">
      <style:table-cell-properties style:vertical-align="middle" fo:padding="0.97mm" fo:border="none"/>
    </style:style>
    <style:style style:name="Tabelle4" style:family="table">
      <style:table-properties style:width="175.9mm" table:align="margins"/>
    </style:style>
    <style:style style:name="Tabelle4.A" style:family="table-column">
      <style:table-column-properties style:column-width="156.35mm" style:rel-column-width="58251*"/>
    </style:style>
    <style:style style:name="Tabelle4.B" style:family="table-column">
      <style:table-column-properties style:column-width="19.54mm" style:rel-column-width="7284*"/>
    </style:style>
    <style:style style:name="Tabelle4.A1" style:family="table-cell">
      <style:table-cell-properties style:vertical-align="middle" fo:padding="0.97m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Equation">
      <style:text-properties style:font-name="DejaVu Sans"/>
    </style:style>
    <style:style style:name="P4" style:family="paragraph" style:parent-style-name="Title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OpenSymbol" style:font-name-asian="OpenSymbol" style:font-name-complex="OpenSymbol"/>
    </style:style>
    <style:style style:name="T3" style:family="text">
      <style:text-properties style:text-position="sub 58%"/>
    </style:style>
    <style:style style:name="T4" style:family="text">
      <style:text-properties style:font-name="DejaVu Sans"/>
    </style:style>
    <style:style style:name="T5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6" style:family="text"/>
    <style:style style:name="fr1" style:family="graphic" style:parent-style-name="Frame">
      <style:graphic-properties fo:margin-left="0mm" fo:margin-right="0mm" fo:margin-top="0mm" fo:margin-bottom="2.54mm" style:wrap="none" style:vertical-pos="from-top" style:vertical-rel="paragraph" style:horizontal-pos="from-left" style:horizontal-rel="paragraph" fo:padding="0m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ole-draw-aspect="1"/>
    </style:style>
    <style:style style:name="fr5" style:family="graphic" style:parent-style-name="OL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paragraph-conten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sing a Table Saw to cut a Cove</text:p>
      <text:p text:style-name="Subtitle_2c__20_no_20_space"><text:a xlink:type="simple" xlink:href="mailto:someonesdad1@gmail.com" text:style-name="Internet_20_link" text:visited-style-name="Visited_20_Internet_20_Link">someonesdad1@gmail.com</text:a> <text:s/>27 Dec 2012</text:p>
      <text:p text:style-name="Subtitle_2c__20_document">Updated <text:s/>25 Oct 2014</text:p>
      <text:p text:style-name="Text_20_body">Occasionally in the shop one needs to make a cove in a workpiece. <text:s/>A cove is a concave cut in a material with a cross-section that is a segment of a circle. <text:s/>Coves are commonly used on various types of wooden molding. In metal, the usual tool is a ball-end milling cutter or a tilted end mill. <text:s/>In wood, a routing or shaper bit can be used. <text:s/>What happens to a homeowner like me, though, is that one needs to cut a cove for which a cutter doesn't exist -- or you don't want to spend a bunch of money for a cutter you know you'll use only once. <text:s/></text:p>
      <text:p text:style-name="Text_20_body">You can cut approximate coves in wood on your table saw. <text:s/>This document looks at two ways of setting the table saw up to do this.</text:p>
      <text:p text:style-name="Text_20_body">Here are the key dimensions and the symbols we'll use:</text:p>
      <text:p text:style-name="Text_20_body"><draw:frame draw:style-name="fr3" draw:name="Object17" text:anchor-type="paragraph" svg:x="21.63mm" svg:y="-0.18mm" svg:width="140.81mm" svg:height="53.38mm" draw:z-index="5"><draw:object xlink:href="./Object 18" xlink:type="simple" xlink:show="embed" xlink:actuate="onLoad"/><draw:image xlink:href="./ObjectReplacements/Object 18" xlink:type="simple" xlink:show="embed" xlink:actuate="onLoad"/><svg:desc>OLE-object</svg:desc></draw:frame>The width of the cove is w and the height is h. <text:s/>D is the diameter of the circle that the segment comes from.</text:p>
      <text:h text:style-name="Heading_20_1" text:outline-level="1">The principle</text:h>
      <text:p text:style-name="Text_20_body">Here's what we want to cut, a cove of width w and depth h (from a circle of diameter D):</text:p>
      <text:p text:style-name="Text_20_body"><draw:frame draw:style-name="fr1" draw:name="Frame1" text:anchor-type="paragraph" svg:x="21.63mm" svg:y="-0.39mm" svg:width="140.81mm" draw:z-index="6"><draw:text-box fo:min-height="69.48mm"><text:p text:style-name="Figure"><draw:frame draw:style-name="fr4" draw:name="Object19" text:anchor-type="paragraph" svg:width="140.81mm" style:rel-width="100%" svg:height="69.48mm" style:rel-height="scale" draw:z-index="8"><draw:object xlink:href="./Object 20" xlink:type="simple" xlink:show="embed" xlink:actuate="onLoad"/><draw:image xlink:href="./ObjectReplacements/Object 20" xlink:type="simple" xlink:show="embed" xlink:actuate="onLoad"/><svg:desc>OLE-object</svg:desc></draw:frame>Figure <text:sequence text:ref-name="refFigure0" text:name="Figure" text:formula="ooow:Figure+1" style:num-format="1">1</text:sequence></text:p></draw:text-box></draw:frame><text:soft-page-break/>If the cove's diameter D matched the saw blade's diameter, then we could push the workpiece past the saw blade in the direction parallel to the axis of rotation, raising the saw blade a little for each cut. <text:s/>But few coves will have the required dimensions. <text:s/></text:p>
      <text:p text:style-name="Text_20_body">The insight into the method comes from imagining that you feed the work into the saw blade at an angle to the axis of rotation. <text:s/>This "rotates" the saw blade an angle <text:span text:style-name="T4">θ</text:span> about an axis normal to the saw's table and creates an ellipse with the following geometry:</text:p>
      <text:p text:style-name="Text_20_body"><draw:frame draw:style-name="fr5" draw:name="Object26" text:anchor-type="paragraph" svg:x="17.48mm" svg:y="1.82mm" svg:width="140.93mm" style:rel-width="80%" svg:height="57.54mm" style:rel-height="scale" draw:z-index="17"><draw:object xlink:href="./Object 31" xlink:type="simple" xlink:show="embed" xlink:actuate="onLoad"/><draw:image xlink:href="./ObjectReplacements/Object 31" xlink:type="simple" xlink:show="embed" xlink:actuate="onLoad"/><svg:desc>OLE-object</svg:desc></draw:frame></text:p>
      <text:p text:style-name="Text_20_body">Thus, the "cove" will geometrically be an ellipse that passes through the three points P<text:span text:style-name="T3">1</text:span>, P<text:span text:style-name="T3">2</text:span>, and P<text:span text:style-name="T3">3</text:span>. <text:s/>The utility of the method comes from the fact that if w and h are "small" relative to the saw blade's radius D/2, this is a reasonable approximation to a circular form. <text:s/></text:p>
      <text:p text:style-name="Text_20_body">The saw blade is a fixed diameter and, in general, it's a circle that won't fit through the three points defining the cove. <text:s/>But if the saw blade is "rotated" about the y axis, this generates an ellipse which passes through the three points. <text:s/>For decorative woodworking, the deviation from a circular cove cross-section is likely not important. <text:s/>The included script can calculate the maximum difference between the desired circular form and the approximating elliptical form.</text:p>
      <text:h text:style-name="Heading_20_1" text:outline-level="1"><text:bookmark-start text:name="__RefHeading__3412_1301184781"/>Approximate method<text:bookmark-end text:name="__RefHeading__3412_1301184781"/></text:h>
      <text:p text:style-name="Text_20_body">A fixture for determining the required angle to feed the workpiece is based on a navigator's parallel rule:</text:p>
      <text:p text:style-name="Text_20_body"><draw:frame draw:style-name="fr3" draw:name="Object23" text:anchor-type="paragraph" svg:x="21.63mm" svg:y="-0.19mm" svg:width="140.95mm" svg:height="57.33mm" draw:z-index="9"><draw:object xlink:href="./Object 23" xlink:type="simple" xlink:show="embed" xlink:actuate="onLoad"/><draw:image xlink:href="./ObjectReplacements/Object 23" xlink:type="simple" xlink:show="embed" xlink:actuate="onLoad"/><svg:desc>OLE-object</svg:desc></draw:frame>Boards A and B are constrained to remain parallel to each other because of the pinned joints. <text:s/>The distance between them is set to the desired cove width <text:span text:style-name="T1">w</text:span>. <text:s/>The saw blade is raised until it is the desired height <text:span text:style-name="T1">h</text:span> above the table (this is the desired cove depth). <text:s/>Then the fixture is placed over the blade and the fixture is rotated about an axis perpendicular to the table so that the saw blade is <text:soft-page-break/>contacted by boards A and B. <text:s/>This gives the required angle to set the fence for cutting the cove.</text:p>
      <text:p text:style-name="Text_20_body">If you're going to use this for making a number of different coves, join the boards with e.g. flat head bolts and wing nuts so that it can be adjusted to size. <text:s/>Otherwise, make it rigidly from some scrap boards.</text:p>
      <text:p text:style-name="Text_20_body">Here's another fixture you can make (an adjustable "tee-square") that uses the saw table's edge as a reference:</text:p>
      <text:p text:style-name="Text_20_body"><draw:frame draw:style-name="fr3" draw:name="Object4" text:anchor-type="paragraph" svg:x="21.63mm" svg:y="-0.12mm" svg:width="140.95mm" svg:height="66.46mm" draw:z-index="10"><draw:object xlink:href="./Object 5" xlink:type="simple" xlink:show="embed" xlink:actuate="onLoad"/><draw:image xlink:href="./ObjectReplacements/Object 5" xlink:type="simple" xlink:show="embed" xlink:actuate="onLoad"/><svg:desc>OLE-object</svg:desc></draw:frame>Once things are positioned correctly, you'd clamp board A to the table saw's top.</text:p>
      <text:h text:style-name="Heading_20_1" text:outline-level="1">Analytical method</text:h>
      <text:p text:style-name="Text_20_body">For more fussy work, you can calculate the required angle θ for the fence:</text:p>
      <text:p text:style-name="Equation"><draw:frame draw:style-name="fr8" draw:name="Object18" text:anchor-type="paragraph" svg:x="65.42mm" svg:width="50.11mm" svg:height="15.2mm" draw:z-index="31"><draw:object xlink:href="./Object 19" xlink:type="simple" xlink:show="embed" xlink:actuate="onLoad"/><draw:image xlink:href="./ObjectReplacements/Object 19" xlink:type="simple" xlink:show="embed" xlink:actuate="onLoad"/></draw:frame></text:p>
      <text:p text:style-name="Equation"/>
      <text:p text:style-name="Equation"/>
      <text:p text:style-name="Text_20_body">where</text:p>
      <text:p text:style-name="Where">θ = fence angle with respect to the saw blade's axis of rotation</text:p>
      <text:p text:style-name="Where">w = width of cove</text:p>
      <text:p text:style-name="Where">h = depth of cove</text:p>
      <text:p text:style-name="Where">t = kerf width of saw blade</text:p>
      <text:p text:style-name="Where_20_end">D = diameter of saw blade.</text:p>
      <text:p text:style-name="Text_20_body">To be able to evaluate this equation, you'll need a calculator that can calculate inverse trigonometric functions. <text:s/>If you don't have such a calculator, you can still do the computation using a table of trigonometric values.</text:p>
      <text:p text:style-name="Text_20_body">Suppose we want to cut a cove 5 mm deep and 50 mm wide. <text:s/>The saw blade diameter is 250 mm and the kerf width is 2 mm or</text:p>
      <text:p text:style-name="Where">h = 5</text:p>
      <text:p text:style-name="Where">w = 50</text:p>
      <text:p text:style-name="Where">D = 250</text:p>
      <text:p text:style-name="Where_20_end">t = 2</text:p>
      <text:p text:style-name="Text_20_body">Substituting these numbers into the above equation, we have</text:p>
      <text:p text:style-name="Equation"><draw:frame draw:style-name="fr6" draw:name="Object27" text:anchor-type="as-char" svg:width="44.87mm" svg:height="5.06mm" draw:z-index="1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Text_20_body"><text:soft-page-break/>and </text:p>
      <text:p text:style-name="Equation"><draw:frame draw:style-name="fr6" draw:name="Object31" text:anchor-type="as-char" svg:width="65.76mm" svg:height="25.35mm" draw:z-index="19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Text_20_body">The fence needs to be set to this angle with respect to the axis of rotation of the blade (looking down in plan view).</text:p>
      <text:p text:style-name="Text_20_body">If you don't have a calculator that has the trig functions, you can use the following table for the inverse cosine (the angle is given in degrees); linear interpolation will give you roughly table accuracy for arguments up to around 0.8.</text:p>
      <text:p text:style-name="Text_20_body"/>
      <text:p text:style-name="Text_20_body"><draw:frame draw:style-name="fr3" draw:name="Object14" text:anchor-type="paragraph" svg:x="23.69mm" svg:y="-1.27mm" svg:width="117.53mm" svg:height="133.33mm" draw:z-index="13"><draw:object xlink:href="./Object 15" xlink:type="simple" xlink:show="embed" xlink:actuate="onLoad"/><draw:image xlink:href="./ObjectReplacements/Object 15" xlink:type="simple" xlink:show="embed" xlink:actuate="onLoad"/></draw:frame>Since the blade width will be a small number, the inverse tangent table can be smaller:</text:p>
      <text:p text:style-name="Text_20_body"><draw:frame draw:style-name="fr3" draw:name="Object15" text:anchor-type="paragraph" svg:x="58.93mm" svg:y="0.67mm" svg:width="56.78mm" svg:height="54.33mm" draw:z-index="14"><draw:object xlink:href="./Object 16" xlink:type="simple" xlink:show="embed" xlink:actuate="onLoad"/><draw:image xlink:href="./ObjectReplacements/Object 16" xlink:type="simple" xlink:show="embed" xlink:actuate="onLoad"/><svg:desc>OLE-object</svg:desc></draw:frame><text:soft-page-break/>The inverse tangent is very linear for small arguments, so linear interpolation gives full table accuracy.</text:p>
      <text:h text:style-name="Heading_20_2" text:outline-level="2">Using the script</text:h>
      <text:p text:style-name="Text_20_body">For cutting one cove, the formula is probably the tool of choice. <text:s/>If you want to perform the calculations for coves of different dimensions, the <text:span text:style-name="Code">cove.py</text:span> script may be of use. <text:s/>It allows you to enter the cove's dimensions in inches or mm and prints out the answer in both inches and mm for convenience.</text:p>
      <text:p text:style-name="Text_20_body">The basic usage is (run the script with no input to get a usage statement)</text:p>
      <text:p text:style-name="Code_20_end">Usage: <text:s/>/d/pylib/pgm/cove.py <text:s/>[options] <text:s/>width <text:s/>height</text:p>
      <text:p text:style-name="Code"><text:s text:c="2"/>Prints the fence angle (with respect to the blade rotation axis)</text:p>
      <text:p text:style-name="Code"><text:s text:c="2"/>needed for a table saw to cut a cove of specified dimensions. <text:s/>The</text:p>
      <text:p text:style-name="Code"><text:s text:c="2"/>input units are inches unless you use the -m option.</text:p>
      <text:p text:style-name="Code"><text:s/></text:p>
      <text:p text:style-name="Code"><text:s text:c="2"/>width is the width of the cove at the surface of the workpiece.</text:p>
      <text:p text:style-name="Code"><text:s text:c="2"/>height is the depth of the cove (i.e., how high above the table</text:p>
      <text:p text:style-name="Code"><text:s text:c="2"/>you'll set the blade to make the deepest part of the cut).</text:p>
      <text:p text:style-name="Code"><text:s/></text:p>
      <text:p text:style-name="Code">Options:</text:p>
      <text:p text:style-name="Code"><text:s text:c="4"/>-d diam</text:p>
      <text:p text:style-name="Code"><text:s text:c="8"/>Sets the diameter of the saw blade. <text:s/>Since you'll probably use</text:p>
      <text:p text:style-name="Code"><text:s text:c="8"/>the program with one saw blade size, you can set the Diameter</text:p>
      <text:p text:style-name="Code"><text:s text:c="8"/>global variable to your saw blade's diameter for convenience.</text:p>
      <text:p text:style-name="Code"><text:s text:c="4"/>-i</text:p>
      <text:p text:style-name="Code"><text:s text:c="8"/>Include instructions for cutting the cove.</text:p>
      <text:p text:style-name="Code"><text:s text:c="4"/>-k kerf_width</text:p>
      <text:p text:style-name="Code"><text:s text:c="8"/>Set the kerf width of the blade.</text:p>
      <text:p text:style-name="Code"><text:s text:c="4"/>-m</text:p>
      <text:p text:style-name="Code"><text:s text:c="8"/>Set the input units to mm.</text:p>
      <text:p text:style-name="Code"><text:s text:c="4"/>-x X_width</text:p>
      <text:p text:style-name="Code"><text:s text:c="8"/>Set the X dimension for your table saw. <text:s/>See the cove.pdf</text:p>
      <text:p text:style-name="Code_20_end"><text:s text:c="8"/>document for an explanation.</text:p>
      <text:p text:style-name="Text_20_body">where <text:span text:style-name="Code">width</text:span> is the cove's width (<text:span text:style-name="T1">w</text:span> in the formulas) and <text:span text:style-name="Code">height</text:span> is the depth of the cove (<text:span text:style-name="T1">h</text:span> in the formulas). <text:s/>Inches are the default units; you can change to mm units by using the <text:span text:style-name="Code">-m</text:span> option (make sure it is the first argument on the command line). <text:s/>The script internally uses mm for all calculations; if you work exclusively in mm, change the line that sets the default value for <text:span text:style-name="Code">d["-m"]</text:span> in the <text:span text:style-name="Code">ParseCommandLine()</text:span> function to <text:span text:style-name="Code">True</text:span> to let you use mm by default (then the <text:span text:style-name="Code">-m</text:span> option turns on inch units).</text:p>
      <text:p text:style-name="Text_20_body">To solve the example problem, use the command </text:p>
      <text:p text:style-name="Code_20_end"><text:soft-page-break/>python cove.py -m -d 250 -k 2 50 5</text:p>
      <text:p text:style-name="Text_20_body">yields the result</text:p>
      <text:p text:style-name="Code">Cutting a cove:</text:p>
      <text:p text:style-name="Code"><text:s text:c="2"/>Blade diameter <text:s text:c="9"/>9.843 in <text:s text:c="2"/>250.00 mm</text:p>
      <text:p text:style-name="Code"><text:s text:c="2"/>Cove width <text:s text:c="13"/>1.969 in <text:s text:c="3"/>50.00 mm</text:p>
      <text:p text:style-name="Code"><text:s text:c="2"/>Cove height <text:s text:c="12"/>0.197 in <text:s text:c="4"/>5.00 mm</text:p>
      <text:p text:style-name="Code"><text:s text:c="2"/>Kerf width <text:s text:c="13"/>0.079 in <text:s text:c="4"/>2.00 mm</text:p>
      <text:p text:style-name="Code"><text:s text:c="2"/>X dimension <text:s text:c="11"/>23.600 in <text:s text:c="2"/>599.44 mm</text:p>
      <text:p text:style-name="Code"><text:s text:c="2"/>Y dimension <text:s text:c="11"/>22.730 in <text:s text:c="2"/>577.34 mm</text:p>
      <text:p text:style-name="Code"><text:s text:c="2"/>Max diff from circle <text:s text:c="3"/>0.004 in <text:s text:c="4"/>0.09 mm</text:p>
      <text:p text:style-name="Code"><text:s text:c="2"/>Fence angle (theta) <text:s text:c="4"/>46.08 degrees = atan(X/Y)</text:p>
      <text:p text:style-name="Code_20_end"><text:s text:c="25"/>0.8042 radians</text:p>
      <text:p text:style-name="Text_20_body">The <text:span text:style-name="Code">Max diff from circle</text:span> line gives the maximum difference between a circular cove form and the approximating elliptical form cut by the table saw. <text:s/></text:p>
      <text:p text:style-name="Text_20_body">You can set the global variables <text:span text:style-name="Code">Diameter</text:span>, <text:span text:style-name="Code">Kerf_width</text:span>, and <text:span text:style-name="Code">X_width</text:span> in the script for your particular saw and not have to use the <text:span text:style-name="Code">-d</text:span> and <text:span text:style-name="Code">-k</text:span> options.</text:p>
      <text:h text:style-name="Heading_20_1" text:outline-level="1">Derivation</text:h>
      <text:p text:style-name="Text_20_body">This section derives the formula for cutting the cove. <text:s/>Our goal is to determine the rotation angle θ as a function of <text:span text:style-name="T1">D</text:span> (diameter of saw blade), <text:span text:style-name="T1">w</text:span> (width of cove), and <text:span text:style-name="T1">h</text:span> (cove depth/height).</text:p>
      <text:p text:style-name="Text_20_body">The desired width <text:span text:style-name="T1">w</text:span> of the cove in <text:sequence-ref text:reference-format="text" text:ref-name="ref0">Error: Reference source not found</text:sequence-ref> can be gotten by rotating the circle about the y axis by (roughly) an angle whose cosine times the unrotated width gives the desired width. <text:s/>A complication is that the saw blade has a finite thickness and the rotation "exposes" part of this thickness which we need to account for:</text:p>
      <text:p text:style-name="Text_20_body"><draw:frame draw:style-name="fr3" draw:name="Object16" text:anchor-type="paragraph" svg:x="21.63mm" svg:y="-0.26mm" svg:width="140.95mm" svg:height="71.88mm" draw:z-index="15"><draw:object xlink:href="./Object 17" xlink:type="simple" xlink:show="embed" xlink:actuate="onLoad"/><draw:image xlink:href="./ObjectReplacements/Object 17" xlink:type="simple" xlink:show="embed" xlink:actuate="onLoad"/><svg:desc>OLE-object</svg:desc></draw:frame>Here's a picture of the geometry looking down on the top of the table saw (plan view; the thickness <text:span text:style-name="T1">t</text:span> of the saw blade is exaggerated): </text:p>
      <text:p text:style-name="Text_20_body"><draw:frame draw:style-name="fr3" draw:name="Object2" text:anchor-type="paragraph" svg:x="17.53mm" svg:y="0.14mm" svg:width="140.79mm" svg:height="75.78mm" draw:z-index="0"><draw:object xlink:href="./Object 2" xlink:type="simple" xlink:show="embed" xlink:actuate="onLoad"/><draw:image xlink:href="./ObjectReplacements/Object 2" xlink:type="simple" xlink:show="embed" xlink:actuate="onLoad"/></draw:frame><text:soft-page-break/>Let</text:p>
      <text:p text:style-name="Where">ABEF is the intersection of the saw blade with the table top</text:p>
      <text:p text:style-name="Where"><text:span text:style-name="T2"></text:span> = angle of fence EG with respect to axis of blade rotation in plan view</text:p>
      <text:p text:style-name="Where">EH is parallel to the blade's axis of rotation</text:p>
      <text:p text:style-name="Where"><text:span text:style-name="T1">t</text:span> = thickness of saw blade = width of kerf = AB</text:p>
      <text:p text:style-name="Where"><text:span text:style-name="T1">v</text:span> = AD - BC = <text:span text:style-name="T2"><draw:frame draw:style-name="fr7" draw:name="Object3" text:anchor-type="as-char" svg:y="-3.92mm" svg:width="9.3mm" svg:height="4.66mm" draw:z-index="3"><draw:object xlink:href="./Object 3" xlink:type="simple" xlink:show="embed" xlink:actuate="onLoad"/><draw:image xlink:href="./ObjectReplacements/Object 3" xlink:type="simple" xlink:show="embed" xlink:actuate="onLoad"/></draw:frame></text:span> = width due to "exposing" back of blade by rotation <text:span text:style-name="T4">θ</text:span></text:p>
      <text:p text:style-name="Where"><text:span text:style-name="T1">h</text:span> = depth of cove</text:p>
      <text:p text:style-name="Where"><text:span text:style-name="T1">D</text:span> = diameter of saw blade</text:p>
      <text:p text:style-name="Where"><text:span text:style-name="T1">w</text:span> = width of cut cove = <draw:frame draw:style-name="fr7" draw:name="Object12" text:anchor-type="as-char" svg:y="-4.02mm" svg:width="35.61mm" svg:height="4.66mm" draw:z-index="22"><draw:object xlink:href="./Object 13" xlink:type="simple" xlink:show="embed" xlink:actuate="onLoad"/><draw:image xlink:href="./ObjectReplacements/Object 13" xlink:type="simple" xlink:show="embed" xlink:actuate="onLoad"/></draw:frame></text:p>
      <text:p text:style-name="Where_20_end"><text:span text:style-name="T1">u</text:span> = width of cove for <text:span text:style-name="T4">θ</text:span> = 0</text:p>
      <text:p text:style-name="Text_20_body">The dashed lines show the width of a cove cut into a workpiece fed into the blade at the angle <text:span text:style-name="T4">θ </text:span>to the blade's rotation axis in the plan view. <text:s/>If you imagine your eye at point G and that you're looking along the direction GE, you'll see the "rotated" width of the exposed blade <text:span text:style-name="T1">u</text:span> as the desired distance <text:span text:style-name="T1">w</text:span> and it includes the small correction <text:span text:style-name="T1">v</text:span> for the exposed back edge of the saw blade.</text:p>
      <text:p text:style-name="Text_20_body">Looking down the axis of blade rotation, we have</text:p>
      <text:p text:style-name="Text_20_body"><draw:frame draw:style-name="fr3" draw:name="Object6" text:anchor-type="paragraph" svg:x="19.76mm" svg:y="-1.34mm" svg:width="140.85mm" svg:height="50.04mm" draw:z-index="1"><draw:object xlink:href="./Object 7" xlink:type="simple" xlink:show="embed" xlink:actuate="onLoad"/><draw:image xlink:href="./ObjectReplacements/Object 7" xlink:type="simple" xlink:show="embed" xlink:actuate="onLoad"/><svg:desc>OLE-object</svg:desc></draw:frame>The Pythagorean theorem gives</text:p>
      <text:p text:style-name="Equation"><draw:frame draw:style-name="fr6" draw:name="Object8" text:anchor-type="as-char" svg:width="54.4mm" svg:height="10.85mm" draw:z-index="4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Solving for <text:span text:style-name="T1">u</text:span> gives</text:p>
      <text:p text:style-name="Equation"><draw:frame draw:style-name="fr6" draw:name="Object9" text:anchor-type="as-char" svg:width="26.51mm" svg:height="5.19mm" draw:z-index="2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Text_20_body"><text:soft-page-break/>We also have</text:p>
      <text:p text:style-name="Equation"><draw:frame draw:style-name="fr6" draw:name="Object7" text:anchor-type="as-char" svg:width="21.45mm" svg:height="14.31m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Text_20_body">giving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<draw:frame draw:style-name="fr6" draw:name="Object24" text:anchor-type="as-char" svg:width="33.09mm" svg:height="4.64mm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1.A1" office:value-type="string">
              <text:p text:style-name="P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Text_20_body">This equation gives the required angle <text:span text:style-name="T4">θ </text:span>implicitly; we can solve for the angle θ as follows. <text:s/>Use the formula for the cosine of a difference of two angles (this is essentially the conversion of a vector in the plane from rectangular coordinates to polar coordinates):</text:p>
      <text:p text:style-name="Equation"><draw:frame draw:style-name="fr6" draw:name="Object20" text:anchor-type="as-char" svg:width="83.11mm" svg:height="8.98mm" draw:z-index="25"><draw:object xlink:href="./Object 21" xlink:type="simple" xlink:show="embed" xlink:actuate="onLoad"/><draw:image xlink:href="./ObjectReplacements/Object 21" xlink:type="simple" xlink:show="embed" xlink:actuate="onLoad"/></draw:frame></text:p>
      <text:p text:style-name="Text_20_body">To find <text:span text:style-name="T1">A</text:span> and <text:span text:style-name="T1">x</text:span>, solve the simultaneous equations </text:p>
      <text:p text:style-name="Equation"><draw:frame draw:style-name="fr6" draw:name="Object21" text:anchor-type="as-char" svg:width="78mm" svg:height="11.18mm" draw:z-index="26"><draw:object xlink:href="./Object 22" xlink:type="simple" xlink:show="embed" xlink:actuate="onLoad"/><draw:image xlink:href="./ObjectReplacements/Object 22" xlink:type="simple" xlink:show="embed" xlink:actuate="onLoad"/></draw:frame></text:p>
      <text:p text:style-name="Text_20_body">Thus, equation <text:sequence-ref text:reference-format="text" text:ref-name="refText0">(1)</text:sequence-ref> becomes</text:p>
      <text:p text:style-name="Equation"><draw:frame draw:style-name="fr6" draw:name="Object28" text:anchor-type="as-char" svg:width="64.12mm" svg:height="5.61m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Text_20_body">which can be solved for<draw:frame draw:style-name="fr7" draw:name="Object29" text:anchor-type="as-char" svg:y="-2.96mm" svg:width="4.02mm" svg:height="3.03mm" draw:z-index="28"><draw:object xlink:href="./Object 27" xlink:type="simple" xlink:show="embed" xlink:actuate="onLoad"/><draw:image xlink:href="./ObjectReplacements/Object 27" xlink:type="simple" xlink:show="embed" xlink:actuate="onLoad"/></draw:frame>to give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<draw:frame draw:style-name="fr6" draw:name="Object30" text:anchor-type="as-char" svg:width="56.99mm" svg:height="20.44mm" draw:z-index="2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  </table:table-cell>
            <table:table-cell table:style-name="Table5.A1" office:value-type="string">
              <text:p text:style-name="P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Text_20_body">If you're willing to approximate <text:span text:style-name="T1">t</text:span> by zero for rough work, this formula simplifies to</text:p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"><draw:frame draw:style-name="fr6" draw:name="Object1" text:anchor-type="as-char" svg:width="45.53mm" svg:height="10.14mm" draw:z-index="3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elle4.A1" office:value-type="string">
              <text:p text:style-name="P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Text_20_body">Equation <text:sequence-ref text:reference-format="text" text:ref-name="refText2">(3)</text:sequence-ref> is the angle formula for a saw blade with no thickness.</text:p>
      <text:h text:style-name="Heading_20_2" text:outline-level="2">Setting the table saw's fence</text:h>
      <text:p text:style-name="Text_20_body">We have the angle θ we must set the fence to. <text:s/>How do we set the fence to this angle? <text:s/>Here's the method I use:</text:p>
      <text:p text:style-name="Text_20_body"><draw:frame draw:style-name="fr3" draw:name="Object5" text:anchor-type="paragraph" svg:x="17.62mm" svg:y="-0.02mm" svg:width="140.65mm" svg:height="61.67mm" draw:z-index="2"><draw:object xlink:href="./Object 6" xlink:type="simple" xlink:show="embed" xlink:actuate="onLoad"/><draw:image xlink:href="./ObjectReplacements/Object 6" xlink:type="simple" xlink:show="embed" xlink:actuate="onLoad"/><svg:desc>OLE-object</svg:desc></draw:frame>The distance <text:span text:style-name="T1">y</text:span> is the width of the saw's table parallel to the plane of the blade. <text:s/>On my saw, this <text:soft-page-break/>dimension is 27 inches. <text:s/>The value <text:span text:style-name="T1">x</text:span>/<text:span text:style-name="T1">y</text:span> is the tangent of the angle <text:span text:style-name="T4">θ</text:span>. <text:s/>Then we can calculate that</text:p>
      <text:p text:style-name="Equation"><draw:frame draw:style-name="fr6" draw:name="Object10" text:anchor-type="as-char" svg:width="16.05mm" svg:height="9.63m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Text_20_body">We'll mark this value on the front of the table to the left of the right hand table slot. <text:s/>Use a sufficiently long board that has a straight edge for the fence. <text:s/>Clamp the board at the proper angle, using the edge of the table slot and the mark you made. <text:s/>Raise the saw blade to the depth you are going to make the cove. <text:s/>Then measure the perpendicular distance to the front of the saw blade where it intersects the plane of the table. <text:s/>Adjust this distance to the value you need by moving the fence parallel to its current position. <text:s/>Clamp the board in position.</text:p>
      <text:p text:style-name="Text_20_body">You're now ready to cut the cove. <text:s/>Lower the blade to flush with the table top, then raise the blade about 1 to 1.5 mm at a time and make a cut. <text:s/>Repeat this until the cove is the desired depth.</text:p>
      <text:p text:style-name="Text_20_body">If you followed these directions and set the distances accurately, you should have a cove close to what you designed. <text:s/>I use a height gauge to set the height of the saw blade. <text:s/>On my table saw, a 45 degree angle requires measuring <text:span text:style-name="T1">x</text:span> and <text:span text:style-name="T1">y</text:span> dimensions of about 600 mm. <text:s/>If I made a 10 mm mistake in measurement, the resulting angle θ would be in error by about </text:p>
      <text:p text:style-name="P3"><draw:frame draw:style-name="fr6" draw:name="Object11" text:anchor-type="as-char" svg:width="53.5mm" svg:height="9.67mm" draw:z-index="23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This error, in turn, would have meant that the cove width would have been in error by about 0.1 mm. <text:s/>For most purposes in woodworking, this should be adequate for your needs.</text:p>
      <text:p text:style-name="Text_20_body">So, is all this work worth it? <text:s/>If you just need a cove and you're not concerned about precision, I'd recommend that the fixtures mentioned in the section <text:span text:style-name="Section"><text:bookmark-ref text:reference-format="text" text:ref-name="__RefHeading__3412_1301184781">Approximate method</text:bookmark-ref></text:span>. <text:s/>For more precise work, use the formula <text:sequence-ref text:reference-format="text" text:ref-name="refText1">(2)</text:sequence-ref> to set up a fence. <text:s/>However, remember that this is still an approximation (i.e., the cut section is an ellipse, not a circle). <text:s/></text:p>
      <text:h text:style-name="Heading_20_2" text:outline-level="2">Goodness of the approximation</text:h>
      <text:p text:style-name="Text_20_body">I wrote a <text:span text:style-name="Code">compare.py</text:span> script that helps assess how good the table saw approximation to a circular cove is (send me an email if you'd like a copy). <text:s/>If you have <text:span text:style-name="Code">sympy</text:span> installed, it will print out the equations for the curves. <text:s/>If you have <text:span text:style-name="Code">numpy/matplotlib</text:span> installed, you'll get the following graph:</text:p>
      <text:p text:style-name="Text_20_body"><draw:frame draw:style-name="fr2" draw:name="Image1" text:anchor-type="paragraph" svg:width="150mm" svg:height="110.45mm" draw:z-index="12"><draw:image xlink:href="../pictures/compare_mm.png" xlink:type="simple" xlink:show="embed" xlink:actuate="onLoad"/></draw:frame><text:soft-page-break/></text:p>
      <text:h text:style-name="Heading_20_3" text:outline-level="3">Constraints</text:h>
      <text:p text:style-name="Text_20_body">u sets the maximum width for the cove.</text:p>
      <text:p text:style-name="Text_20_body">The saw can only expose a certain amount of blade; this determines the maximum value for h.</text:p>
      <text:p text:style-name="Text_20_body">u as a function of h (<text:span text:style-name="T5"><draw:frame draw:style-name="fr7" draw:name="Object25" text:anchor-type="as-char" svg:y="-4.06mm" svg:width="32.54mm" svg:height="5.06mm" draw:z-index="21"><draw:object xlink:href="./Object 30" xlink:type="simple" xlink:show="embed" xlink:actuate="onLoad"/><draw:image xlink:href="./ObjectReplacements/Object 30" xlink:type="simple" xlink:show="embed" xlink:actuate="onLoad"/></draw:frame></text:span>) for a D = 250 mm diameter saw blade:</text:p>
      <text:p text:style-name="Text_20_body"><draw:frame draw:style-name="fr3" draw:name="Object22" text:anchor-type="paragraph" svg:x="62.09mm" svg:y="1.61mm" svg:width="61.24mm" svg:height="42.6mm" draw:z-index="16"><draw:object xlink:href="./Object 28" xlink:type="simple" xlink:show="embed" xlink:actuate="onLoad"/><draw:image xlink:href="./ObjectReplacements/Object 28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OpenSymbol" svg:font-family="OpenSymbol" style:font-pitch="variable" style:font-charset="x-symbol"/>
    <style:font-face style:name="Arial" svg:font-family="Arial"/>
    <style:font-face style:name="Tahoma1" svg:font-family="Tahoma"/>
    <style:font-face style:name="DejaVu Sans" svg:font-family="'DejaVu Sans'" style:font-adornments="Book" style:font-family-generic="swiss"/>
    <style:font-face style:name="Liberation Mono" svg:font-family="'Liberation Mono'" style:font-adornments="Book" style:font-family-generic="swiss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3" svg:font-family="Arial" style:font-adornments="Bold Italic" style:font-family-generic="swiss" style:font-pitch="variable"/>
    <style:font-face style:name="Arial2" svg:font-family="Arial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8.47mm" style:writing-mode="lr-tb"/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2.03mm" fo:text-indent="0mm" style:auto-text-indent="false"/>
      <style:text-properties fo:font-size="11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fo:font-weight="bold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5.08mm" fo:margin-bottom="2.03mm" fo:text-align="center" style:justify-single-word="false" fo:text-indent="0mm" style:auto-text-indent="false" fo:background-color="#e6e6e6"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0mm" fo:margin-bottom="2.03mm" fo:text-indent="0m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7mm" fo:margin-right="0mm" fo:margin-top="0mm" fo:margin-bottom="1.27mm" fo:text-indent="0mm" style:auto-text-indent="false"/>
      <style:text-properties fo:font-size="13pt" fo:font-style="italic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2.54mm" fo:margin-right="0mm" fo:margin-top="1.27mm" fo:margin-bottom="1.27mm" fo:text-indent="0mm" style:auto-text-indent="false" fo:background-color="transparent" style:shadow="none">
        <style:background-image/>
      </style:paragraph-properties>
      <style:text-properties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81mm" fo:margin-right="0mm" fo:margin-top="1.27mm" fo:margin-bottom="1.27mm" fo:text-indent="0mm" style:auto-text-indent="false"/>
      <style:text-properties fo:font-size="11pt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margin-top="0mm" fo:margin-bottom="2.03mm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mm" fo:margin-bottom="0.51mm" fo:text-align="center" style:justify-single-word="false"/>
      <style:text-properties fo:font-size="11pt" fo:font-style="normal" fo:font-weight="normal" style:font-size-asian="14pt" style:font-style-asian="italic" style:font-size-complex="14pt" style:font-style-complex="italic"/>
    </style:style>
    <style:style style:name="xx" style:family="paragraph" style:parent-style-name="Text_20_body" style:class="text">
      <style:paragraph-properties fo:background-color="#ffffcc">
        <style:background-image/>
      </style:paragraph-properties>
    </style:style>
    <style:style style:name="Code" style:family="paragraph" style:parent-style-name="Standard" style:class="text" style:master-page-name="">
      <style:paragraph-properties fo:margin-left="7.62mm" fo:margin-right="0mm" fo:text-indent="0mm" style:auto-text-indent="false" style:page-number="auto"/>
      <style:text-properties fo:color="#00538d" style:font-name="DejaVu Sans Mono" fo:font-size="10pt" fo:language="zxx" fo:country="none" fo:font-weight="normal"/>
    </style:style>
    <style:style style:name="Equation" style:family="paragraph" style:parent-style-name="Text_20_body" style:class="text">
      <style:paragraph-properties fo:text-align="center" style:justify-single-word="false"/>
    </style:style>
    <style:style style:name="Timing" style:family="paragraph" style:parent-style-name="Standard" style:class="text">
      <style:text-properties style:font-name="Timing"/>
    </style:style>
    <style:style style:name="Code_20_end" style:display-name="Code end" style:family="paragraph" style:parent-style-name="Code" style:next-style-name="Text_20_body">
      <style:paragraph-properties fo:margin-top="0mm" fo:margin-bottom="2.03mm"/>
    </style:style>
    <style:style style:name="Where" style:family="paragraph" style:parent-style-name="Text_20_body" style:class="text">
      <style:paragraph-properties fo:margin-left="12.51mm" fo:margin-right="0mm" fo:margin-top="0mm" fo:margin-bottom="0mm" fo:text-indent="0mm" style:auto-text-indent="false" fo:background-color="transparent">
        <style:background-image/>
      </style:paragraph-properties>
    </style:style>
    <style:style style:name="Where_20_end" style:display-name="Where end" style:family="paragraph" style:parent-style-name="Where" style:next-style-name="Text_20_body" style:class="text">
      <style:paragraph-properties fo:margin-top="0mm" fo:margin-bottom="2.03mm" fo:background-color="transparent">
        <style:background-image/>
      </style:paragraph-properties>
    </style:style>
    <style:style style:name="Comment" style:family="paragraph" style:parent-style-name="Code">
      <style:text-properties fo:color="#800000"/>
    </style:style>
    <style:style style:name="Reference" style:family="paragraph" style:parent-style-name="Text_20_body">
      <style:paragraph-properties fo:margin-left="5.08mm" fo:margin-right="0mm" fo:text-indent="0mm" style:auto-text-indent="false">
        <style:tab-stops/>
      </style:paragraph-properties>
    </style:style>
    <style:style style:name="xx_20_Hidden" style:display-name="xx Hidden" style:family="paragraph" style:parent-style-name="Text_20_body">
      <style:paragraph-properties fo:margin-left="0mm" fo:margin-right="0mm" fo:text-indent="0mm" style:auto-text-indent="false" fo:background-color="#fff0f0">
        <style:background-image/>
      </style:paragraph-properties>
    </style:style>
    <style:style style:name="Title_2c__20_document" style:display-name="Title, document" style:family="paragraph" style:parent-style-name="Title">
      <style:paragraph-properties fo:margin-left="0mm" fo:margin-right="0mm" fo:text-indent="0mm" style:auto-text-indent="false"/>
    </style:style>
    <style:style style:name="Subtitle_2c__20_document" style:display-name="Subtitle, document" style:family="paragraph" style:parent-style-name="Subtitle" style:master-page-name="">
      <style:paragraph-properties fo:margin-left="0mm" fo:margin-right="0mm" fo:margin-top="0mm" fo:margin-bottom="10mm" fo:text-indent="0mm" style:auto-text-indent="false" style:page-number="auto" fo:keep-with-next="auto"/>
    </style:style>
    <style:style style:name="Indented" style:family="paragraph" style:parent-style-name="Text_20_body">
      <style:paragraph-properties fo:margin-left="17.78mm" fo:margin-right="0mm" fo:text-indent="0mm" style:auto-text-indent="false" fo:background-color="transparent">
        <style:background-image/>
      </style:paragraph-properties>
    </style:style>
    <style:style style:name="Subtitle_2c__20_no_20_space" style:display-name="Subtitle, no space" style:family="paragraph" style:parent-style-name="Subtitle" style:next-style-name="Subtitle" style:master-page-name="">
      <style:paragraph-properties fo:margin-top="0mm" fo:margin-bottom="0mm" style:page-number="auto" fo:keep-with-next="auto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Aside" style:family="paragraph" style:parent-style-name="Text_20_body"/>
    <style:style style:name="Footnote" style:family="paragraph" style:parent-style-name="Standard" style:class="extra"/>
    <style:style style:name="Default_20_Paragraph_20_Font" style:display-name="Default Paragraph Font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size="11pt" fo:background-color="transparent" style:font-name-asian="Courier New" style:font-name-complex="Courier New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size="11pt"/>
    </style:style>
    <style:style style:name="Code" style:family="text">
      <style:text-properties fo:color="#00538d" style:font-name="DejaVu Sans Mono" fo:font-size="11pt" fo:language="zxx" fo:country="none" fo:font-weight="normal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Line_20_number" style:display-name="Line number" style:family="text" style:parent-style-name="Code">
      <style:text-properties fo:color="#008000"/>
    </style:style>
    <style:style style:name="Book_20_title" style:display-name="Book title" style:family="text" style:parent-style-name="Emphasis">
      <style:text-properties fo:font-size="11pt"/>
    </style:style>
    <style:style style:name="Keyword" style:family="text" style:parent-style-name="Important_20_-_20_blue">
      <style:text-properties fo:color="#008080"/>
    </style:style>
    <style:style style:name="Section" style:family="text" style:parent-style-name="Important">
      <style:text-properties fo:font-style="italic" fo:font-weight="normal"/>
    </style:style>
    <style:style style:name="Article_20_title" style:display-name="Article title" style:family="text" style:parent-style-name="Book_20_title"/>
    <style:style style:name="Code_2c__20_important" style:display-name="Code, important" style:family="text" style:parent-style-name="Code">
      <style:text-properties fo:color="#b80047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ctor" style:family="text">
      <style:text-properties style:use-window-font-color="true" style:font-name="Arial3" fo:font-size="11pt" fo:font-style="italic" fo:font-weight="bold" fo:background-color="transparent"/>
    </style:style>
    <style:style style:name="Reference_20_page_20_info" style:display-name="Reference page info" style:family="text" style:parent-style-name="Vector">
      <style:text-properties style:use-window-font-color="true" fo:font-style="normal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mm" svg:y="0mm" fo:margin-left="1.02mm" fo:margin-right="1.02mm" fo:margin-top="1.02mm" fo:margin-bottom="1.02m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1.5mm" fo:border="0.02mm solid #000000">
        <style:background-image/>
      </style:graphic-properties>
    </style:style>
    <style:style style:name="Graphics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 fo:background-color="transparent" style:background-transparency="100%">
        <style:background-image/>
        <style:columns fo:column-count="1" fo:column-gap="0mm"/>
      </style:graphic-properties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mm" fo:margin-left="1.02mm" fo:margin-right="1.02mm" style:protect="size position" style:wrap="parallel" style:number-wrapped-paragraphs="no-limit" style:wrap-contour="false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2.5mm" fo:padding-right="2.5mm" fo:padding-top="1.25mm" fo:padding-bottom="1.25m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0mm"/>
      </text:list-level-style-number>
      <text:list-level-style-number text:level="2" text:style-name="Numbering_20_Symbols" style:num-format="1" text:start-value="2">
        <style:list-level-properties text:space-before="30.01mm" text:min-label-width="30mm"/>
      </text:list-level-style-number>
      <text:list-level-style-number text:level="3" text:style-name="Numbering_20_Symbols" style:num-format="1" text:start-value="3">
        <style:list-level-properties text:space-before="60.01mm" text:min-label-width="30mm"/>
      </text:list-level-style-number>
      <text:list-level-style-number text:level="4" text:style-name="Numbering_20_Symbols" style:num-format="1" text:start-value="4">
        <style:list-level-properties text:space-before="90.02mm" text:min-label-width="30mm"/>
      </text:list-level-style-number>
      <text:list-level-style-number text:level="5" text:style-name="Numbering_20_Symbols" style:num-format="1" text:start-value="5">
        <style:list-level-properties text:space-before="120.02mm" text:min-label-width="30mm"/>
      </text:list-level-style-number>
      <text:list-level-style-number text:level="6" text:style-name="Numbering_20_Symbols" style:num-format="1" text:start-value="6">
        <style:list-level-properties text:space-before="150.02mm" text:min-label-width="30mm"/>
      </text:list-level-style-number>
      <text:list-level-style-number text:level="7" text:style-name="Numbering_20_Symbols" style:num-format="1" text:start-value="7">
        <style:list-level-properties text:space-before="180.03mm" text:min-label-width="30mm"/>
      </text:list-level-style-number>
      <text:list-level-style-number text:level="8" text:style-name="Numbering_20_Symbols" style:num-format="1" text:start-value="8">
        <style:list-level-properties text:space-before="210.03mm" text:min-label-width="30mm"/>
      </text:list-level-style-number>
      <text:list-level-style-number text:level="9" text:style-name="Numbering_20_Symbols" style:num-format="1" text:start-value="9">
        <style:list-level-properties text:space-before="240.03mm" text:min-label-width="30mm"/>
      </text:list-level-style-number>
      <text:list-level-style-number text:level="10" text:style-name="Numbering_20_Symbols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4.99mm"/>
      </text:list-level-style-number>
      <text:list-level-style-number text:level="2" text:style-name="Numbering_20_Symbols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4mm"/>
      </text:list-level-style-number>
      <text:list-level-style-number text:level="2" text:style-name="Numbering_20_Symbols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text:bullet-char="•">
        <style:list-level-properties text:space-before="39.76mm" text:min-label-width="3.95m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✗">
        <style:list-level-properties text:space-before="36.01mm" text:min-label-width="4m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6.35mm" text:min-label-width="6.35mm" text:min-label-distance="1.27mm"/>
      </text:list-level-style-number>
      <text:list-level-style-number text:level="2" text:style-name="Numbering_20_Symbols" style:num-prefix=" " style:num-suffix=" " style:num-format="1" text:display-levels="2">
        <style:list-level-properties text:space-before="12.7mm" text:min-label-width="6.35mm" text:min-label-distance="1.27mm"/>
      </text:list-level-style-number>
      <text:list-level-style-number text:level="3" text:style-name="Numbering_20_Symbols" style:num-prefix=" " style:num-suffix=" " style:num-format="1" text:display-levels="3">
        <style:list-level-properties text:space-before="19.05mm" text:min-label-width="6.35mm" text:min-label-distance="1.27mm"/>
      </text:list-level-style-number>
      <text:list-level-style-number text:level="4" text:style-name="Numbering_20_Symbols" style:num-prefix=" " style:num-suffix=" " style:num-format="1" text:display-levels="4">
        <style:list-level-properties text:space-before="25.4mm" text:min-label-width="6.35mm" text:min-label-distance="1.27mm"/>
      </text:list-level-style-number>
      <text:list-level-style-number text:level="5" text:style-name="Numbering_20_Symbols" style:num-prefix=" " style:num-suffix=" " style:num-format="1" text:display-levels="5">
        <style:list-level-properties text:space-before="31.75mm" text:min-label-width="6.35mm" text:min-label-distance="1.27mm"/>
      </text:list-level-style-number>
      <text:list-level-style-number text:level="6" text:style-name="Numbering_20_Symbols" style:num-prefix=" " style:num-suffix=" " style:num-format="1" text:display-levels="6">
        <style:list-level-properties text:space-before="38.1mm" text:min-label-width="6.35mm" text:min-label-distance="1.27mm"/>
      </text:list-level-style-number>
      <text:list-level-style-number text:level="7" text:style-name="Numbering_20_Symbols" style:num-prefix=" " style:num-suffix=" " style:num-format="1" text:display-levels="7">
        <style:list-level-properties text:space-before="44.45mm" text:min-label-width="6.35mm" text:min-label-distance="1.27mm"/>
      </text:list-level-style-number>
      <text:list-level-style-number text:level="8" text:style-name="Numbering_20_Symbols" style:num-prefix=" " style:num-suffix=" " style:num-format="1" text:display-levels="8">
        <style:list-level-properties text:space-before="50.8mm" text:min-label-width="6.35mm" text:min-label-distance="1.27mm"/>
      </text:list-level-style-number>
      <text:list-level-style-number text:level="9" text:style-name="Numbering_20_Symbols" style:num-prefix=" " style:num-suffix=" " style:num-format="1" text:display-levels="9">
        <style:list-level-properties text:space-before="57.15mm" text:min-label-width="6.35mm" text:min-label-distance="1.27m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3.5mm" text:min-label-width="6.35mm" text:min-label-distance="1.27mm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6.35mm" text:min-label-width="5.08mm"/>
        <style:text-properties style:font-name="StarSymbol"/>
      </text:list-level-style-bullet>
      <text:list-level-style-bullet text:level="2" text:style-name="Bullet_20_Symbols" text:bullet-char="•">
        <style:list-level-properties text:space-before="12.7mm" text:min-label-width="5.08mm"/>
        <style:text-properties style:font-name="StarSymbol"/>
      </text:list-level-style-bullet>
      <text:list-level-style-bullet text:level="3" text:style-name="Bullet_20_Symbols" text:bullet-char="•">
        <style:list-level-properties text:space-before="19.05mm" text:min-label-width="5.08mm"/>
        <style:text-properties style:font-name="StarSymbol"/>
      </text:list-level-style-bullet>
      <text:list-level-style-bullet text:level="4" text:style-name="Bullet_20_Symbols" text:bullet-char="•">
        <style:list-level-properties text:space-before="25.4mm" text:min-label-width="5.08mm"/>
        <style:text-properties style:font-name="StarSymbol"/>
      </text:list-level-style-bullet>
      <text:list-level-style-bullet text:level="5" text:style-name="Bullet_20_Symbols" text:bullet-char="•">
        <style:list-level-properties text:space-before="31.75mm" text:min-label-width="5.08mm"/>
        <style:text-properties style:font-name="StarSymbol"/>
      </text:list-level-style-bullet>
      <text:list-level-style-bullet text:level="6" text:style-name="Bullet_20_Symbols" text:bullet-char="•">
        <style:list-level-properties text:space-before="38.1mm" text:min-label-width="5.08mm"/>
        <style:text-properties style:font-name="StarSymbol"/>
      </text:list-level-style-bullet>
      <text:list-level-style-bullet text:level="7" text:style-name="Bullet_20_Symbols" text:bullet-char="•">
        <style:list-level-properties text:space-before="44.45mm" text:min-label-width="5.08mm"/>
        <style:text-properties style:font-name="StarSymbol"/>
      </text:list-level-style-bullet>
      <text:list-level-style-bullet text:level="8" text:style-name="Bullet_20_Symbols" text:bullet-char="•">
        <style:list-level-properties text:space-before="50.8mm" text:min-label-width="5.08mm"/>
        <style:text-properties style:font-name="StarSymbol"/>
      </text:list-level-style-bullet>
      <text:list-level-style-bullet text:level="9" text:style-name="Bullet_20_Symbols" text:bullet-char="•">
        <style:list-level-properties text:space-before="57.15mm" text:min-label-width="5.08mm"/>
        <style:text-properties style:font-name="StarSymbol"/>
      </text:list-level-style-bullet>
      <text:list-level-style-bullet text:level="10" text:style-name="Bullet_20_Symbols" text:bullet-char="•">
        <style:list-level-properties text:space-before="63.5mm" text:min-label-width="5.08mm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text:bullet-char="">
        <style:list-level-properties text:space-before="5.08mm" text:min-label-width="5.08mm"/>
        <style:text-properties style:font-name="StarSymbol"/>
      </text:list-level-style-bullet>
      <text:list-level-style-bullet text:level="2" text:style-name="Bullet_20_Symbols" text:bullet-char="">
        <style:list-level-properties text:space-before="10.16mm" text:min-label-width="5.08mm"/>
        <style:text-properties style:font-name="StarSymbol"/>
      </text:list-level-style-bullet>
      <text:list-level-style-bullet text:level="3" text:style-name="Bullet_20_Symbols" text:bullet-char="">
        <style:list-level-properties text:space-before="15.24mm" text:min-label-width="5.08mm"/>
        <style:text-properties style:font-name="StarSymbol"/>
      </text:list-level-style-bullet>
      <text:list-level-style-bullet text:level="4" text:style-name="Bullet_20_Symbols" text:bullet-char="">
        <style:list-level-properties text:space-before="20.32mm" text:min-label-width="5.08mm"/>
        <style:text-properties style:font-name="StarSymbol"/>
      </text:list-level-style-bullet>
      <text:list-level-style-bullet text:level="5" text:style-name="Bullet_20_Symbols" text:bullet-char="">
        <style:list-level-properties text:space-before="25.4mm" text:min-label-width="5.08mm"/>
        <style:text-properties style:font-name="StarSymbol"/>
      </text:list-level-style-bullet>
      <text:list-level-style-bullet text:level="6" text:style-name="Bullet_20_Symbols" text:bullet-char="">
        <style:list-level-properties text:space-before="30.48mm" text:min-label-width="5.08mm"/>
        <style:text-properties style:font-name="StarSymbol"/>
      </text:list-level-style-bullet>
      <text:list-level-style-bullet text:level="7" text:style-name="Bullet_20_Symbols" text:bullet-char="">
        <style:list-level-properties text:space-before="35.56mm" text:min-label-width="5.08mm"/>
        <style:text-properties style:font-name="StarSymbol"/>
      </text:list-level-style-bullet>
      <text:list-level-style-bullet text:level="8" text:style-name="Bullet_20_Symbols" text:bullet-char="">
        <style:list-level-properties text:space-before="40.64mm" text:min-label-width="5.08mm"/>
        <style:text-properties style:font-name="StarSymbol"/>
      </text:list-level-style-bullet>
      <text:list-level-style-bullet text:level="9" text:style-name="Bullet_20_Symbols" text:bullet-char="">
        <style:list-level-properties text:space-before="45.72mm" text:min-label-width="5.08mm"/>
        <style:text-properties style:font-name="StarSymbol"/>
      </text:list-level-style-bullet>
      <text:list-level-style-bullet text:level="10" text:style-name="Bullet_20_Symbols" text:bullet-char="">
        <style:list-level-properties text:space-before="50.8mm" text:min-label-width="5.08mm"/>
        <style:text-properties style:font-name="StarSymbol"/>
      </text:list-level-style-bullet>
    </text:list-style>
    <text:list-style style:name="Hierarchical_20_-_20_1_2c__20_a_2c__20_i_2c__20_etc." style:display-name="Hierarchical - 1, a, i, etc.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2.54mm" fo:margin-left="12.7m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center">
          <style:list-level-label-alignment text:label-followed-by="space" fo:text-indent="-2.54mm" fo:margin-left="17.78m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27.94m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33.02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2.54mm" fo:margin-left="38.1m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43.18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48.26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53.34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58.42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36" style:layout-grid-base-height="6.35mm" style:layout-grid-ruby-height="0mm" style:layout-grid-mode="none" style:layout-grid-ruby-below="false" style:layout-grid-print="false" style:layout-grid-display="false" style:layout-grid-base-width="3.88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9.4mm" fo:page-height="215.9mm" style:num-format="1" style:print-orientation="landscape" fo:margin-top="12.7mm" fo:margin-bottom="12.7mm" fo:margin-left="12.7mm" fo:margin-right="12.7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_20_1_2f_2_22__20_margins" style:display-name="Landscape 1/2&quot; margins" style:page-layout-name="Mpm3"/>
    <style:master-page style:name="Portrait_20_1_2f_2_22__20_margins" style:display-name="Portrait 1/2&quot; margins" style:page-layout-name="Mpm4"/>
    <style:master-page style:name="Landscape" style:page-layout-name="Mpm5"/>
    <style:master-page style:name="Normal_5f_draw1" style:display-name="Normal_draw1" style:page-layout-name="Mpm6"/>
    <style:master-page style:name="Portrait_2c__20_3_2f_4_22__20_margins" style:display-name="Portrait, 3/4&quot; margins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29T14:27:59.75</meta:creation-date>
    <meta:editing-cycles>9</meta:editing-cycles>
    <meta:editing-duration>PT18M2S</meta:editing-duration>
    <meta:generator>OpenOffice/4.1.6$Win32 OpenOffice.org_project/416m1$Build-9790</meta:generator>
    <dc:date>2020-06-03T10:51:19.24</dc:date>
    <meta:document-statistic meta:table-count="3" meta:image-count="1" meta:object-count="30" meta:page-count="10" meta:paragraph-count="138" meta:word-count="2195" meta:character-count="11823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doc/templates_open_office/Normal.ott" meta:date="2010-11-30T13:06:41"/>
  </office:meta>
</office:document-meta>
</file>

<file path=Object 1/content.xml><?xml version="1.0" encoding="utf-8"?>
<math xmlns="http://www.w3.org/1998/Math/MathML" display="block">
  <semantics>
    <mrow>
      <mi mathvariant="normal">θ</mi>
      <mrow>
        <mspace width="0.5em"/>
        <mo stretchy="false">=</mo>
        <mspace width="0.5em"/>
      </mrow>
      <msup>
        <mi>cos</mi>
        <mrow>
          <mo stretchy="false">−</mo>
          <mn>1</mn>
        </mrow>
      </msup>
      <mfrac>
        <mi>w</mi>
        <mrow>
          <mn>2</mn>
          <msqrt>
            <mrow>
              <mi>h</mi>
              <mrow>
                <mo fence="true" stretchy="false">(</mo>
                <mrow>
                  <mrow>
                    <mi>D</mi>
                    <mo stretchy="false">−</mo>
                    <mi>h</mi>
                  </mrow>
                </mrow>
                <mo fence="true" stretchy="false">)</mo>
              </mrow>
            </mrow>
          </msqrt>
        </mrow>
      </mfrac>
    </mrow>
    <annotation encoding="StarMath 5.0">%theta `=`cos^{-1} w over {2 sqrt{ h(D - h)}}</annotation>
  </semantics>
</math>
</file>

<file path=Object 10/content.xml><?xml version="1.0" encoding="utf-8"?>
<math xmlns="http://www.w3.org/1998/Math/MathML" display="block">
  <semantics>
    <mrow>
      <mi>u</mi>
      <mrow>
        <mspace width="0.5em"/>
        <mo stretchy="false">=</mo>
        <mspace width="0.5em"/>
      </mrow>
      <mn>2</mn>
      <msqrt>
        <mrow>
          <mi>h</mi>
          <mrow>
            <mo fence="true" stretchy="false">(</mo>
            <mrow>
              <mrow>
                <mi>D</mi>
                <mo stretchy="false">−</mo>
                <mi>h</mi>
              </mrow>
            </mrow>
            <mo fence="true" stretchy="false">)</mo>
          </mrow>
        </mrow>
      </msqrt>
    </mrow>
    <annotation encoding="StarMath 5.0">u `=` 2 sqrt{h (D - h)}</annotation>
  </semantics>
</math>
</file>

<file path=Object 11/content.xml><?xml version="1.0" encoding="utf-8"?>
<math xmlns="http://www.w3.org/1998/Math/MathML">
  <semantics>
    <mrow>
      <mi>x</mi>
      <mrow>
        <mi/>
        <mi mathvariant="normal">=</mi>
        <mi/>
      </mrow>
      <mfrac>
        <mi>y</mi>
        <mrow>
          <mi>tan</mi>
          <mo stretchy="false">θ</mo>
        </mrow>
      </mfrac>
    </mrow>
    <annotation encoding="StarMath 5.0">x `=` y over  {tan %theta}</annotation>
  </semantics>
</math>
</file>

<file path=Object 12/content.xml><?xml version="1.0" encoding="utf-8"?>
<math xmlns="http://www.w3.org/1998/Math/MathML" display="block">
  <semantics>
    <mrow>
      <msup>
        <mi>tan</mi>
        <mrow>
          <mo stretchy="false">−</mo>
          <mn>1</mn>
        </mrow>
      </msup>
      <mrow>
        <mrow>
          <mo fence="true" stretchy="false">(</mo>
          <mrow>
            <mrow>
              <mn>1</mn>
              <mo stretchy="false">+</mo>
              <mfrac>
                <mn>1</mn>
                <mn>60</mn>
              </mfrac>
            </mrow>
          </mrow>
          <mo fence="true" stretchy="false">)</mo>
        </mrow>
        <mo stretchy="false">−</mo>
        <mn>45</mn>
      </mrow>
      <mrow>
        <mi>°</mi>
        <mo stretchy="false">≈</mo>
        <mn>0.5</mn>
      </mrow>
      <mi>°</mi>
    </mrow>
    <annotation encoding="StarMath 5.0">tan^{-1}(1 + 1 over 60) - 45° approx 0.5°</annotation>
  </semantics>
</math>
</file>

<file path=Object 13/content.xml><?xml version="1.0" encoding="utf-8"?>
<math xmlns="http://www.w3.org/1998/Math/MathML" display="block">
  <semantics>
    <mrow>
      <mtext>AD</mtext>
      <mrow>
        <mspace width="0.5em"/>
        <mo stretchy="false">=</mo>
        <mspace width="0.5em"/>
      </mrow>
      <mi>u</mi>
      <mi>cos</mi>
      <mi mathvariant="normal">θ</mi>
      <mrow>
        <mspace width="0.5em"/>
        <mo stretchy="false">+</mo>
        <mspace width="0.5em"/>
      </mrow>
      <mi>t</mi>
      <mi>sin</mi>
      <mi mathvariant="normal">θ</mi>
    </mrow>
    <annotation encoding="StarMath 5.0">"AD" `=` u cos %theta `+` t sin %theta</annotation>
  </semantics>
</math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0.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able-cell-properties fo:border-bottom="0.0008in solid #000000" fo:border-left="0.0008in solid #000000" fo:border-right="none" fo:border-top="none"/>
    </style:style>
    <style:style style:name="ce3" style:family="table-cell" style:parent-style-name="_32__20_places">
      <style:table-cell-properties fo:border-bottom="none" fo:border-left="0.0008in solid #000000" fo:border-right="none" fo:border-top="none"/>
    </style:style>
    <style:style style:name="T1" style:family="text">
      <style:text-properties style:text-position="super 58%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cos<text:span text:style-name="T1">-1</text:span></text:p>
          </table:table-cell>
          <table:table-cell table:style-name="ce2" table:formula="of:=[.A1]" office:value-type="string" office:string-value="x">
            <text:p>x</text:p>
          </table:table-cell>
          <table:table-cell table:style-name="ce1" office:value-type="string">
            <text:p>cos<text:span text:style-name="T1">-1</text:span></text:p>
          </table:table-cell>
          <table:table-cell table:style-name="ce2" table:formula="of:=[.C1]" office:value-type="string" office:string-value="x">
            <text:p>x</text:p>
          </table:table-cell>
          <table:table-cell table:style-name="ce1" office:value-type="string">
            <text:p>cos<text:span text:style-name="T1">-1</text:span></text:p>
          </table:table-cell>
          <table:table-cell table:style-name="ce2" table:formula="of:=[.E1]" office:value-type="string" office:string-value="x">
            <text:p>x</text:p>
          </table:table-cell>
          <table:table-cell table:style-name="ce1" office:value-type="string">
            <text:p>cos<text:span text:style-name="T1">-1</text:span>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">
            <text:p>0.00</text:p>
          </table:table-cell>
          <table:table-cell table:style-name="_32__20_places" table:formula="of:=ACOS([.A2])*180/PI()" office:value-type="float" office:value="90">
            <text:p>90.00</text:p>
          </table:table-cell>
          <table:table-cell table:style-name="ce3" table:formula="of:=[.A2]+0.25" office:value-type="float" office:value="0.25">
            <text:p>0.25</text:p>
          </table:table-cell>
          <table:table-cell table:style-name="_32__20_places" table:formula="of:=ACOS([.C2])*180/PI()" office:value-type="float" office:value="75.5224878140701">
            <text:p>75.52</text:p>
          </table:table-cell>
          <table:table-cell table:style-name="ce3" table:formula="of:=[.C2]+0.25" office:value-type="float" office:value="0.5">
            <text:p>0.50</text:p>
          </table:table-cell>
          <table:table-cell table:style-name="_32__20_places" table:formula="of:=ACOS([.E2])*180/PI()" office:value-type="float" office:value="60">
            <text:p>60.00</text:p>
          </table:table-cell>
          <table:table-cell table:style-name="ce3" table:formula="of:=[.E2]+0.25" office:value-type="float" office:value="0.75">
            <text:p>0.75</text:p>
          </table:table-cell>
          <table:table-cell table:style-name="_32__20_places" table:formula="of:=ACOS([.G2])*180/PI()" office:value-type="float" office:value="41.4096221092709">
            <text:p>41.41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01">
            <text:p>0.01</text:p>
          </table:table-cell>
          <table:table-cell table:style-name="_32__20_places" table:formula="of:=ACOS([.A3])*180/PI()" office:value-type="float" office:value="89.4270326551429">
            <text:p>89.43</text:p>
          </table:table-cell>
          <table:table-cell table:style-name="ce3" table:formula="of:=[.A3]+0.25" office:value-type="float" office:value="0.26">
            <text:p>0.26</text:p>
          </table:table-cell>
          <table:table-cell table:style-name="_32__20_places" table:formula="of:=ACOS([.C3])*180/PI()" office:value-type="float" office:value="74.9299378551112">
            <text:p>74.93</text:p>
          </table:table-cell>
          <table:table-cell table:style-name="ce3" table:formula="of:=[.C3]+0.25" office:value-type="float" office:value="0.51">
            <text:p>0.51</text:p>
          </table:table-cell>
          <table:table-cell table:style-name="_32__20_places" table:formula="of:=ACOS([.E3])*180/PI()" office:value-type="float" office:value="59.336170257614">
            <text:p>59.34</text:p>
          </table:table-cell>
          <table:table-cell table:style-name="ce3" table:formula="of:=[.E3]+0.25" office:value-type="float" office:value="0.76">
            <text:p>0.76</text:p>
          </table:table-cell>
          <table:table-cell table:style-name="_32__20_places" table:formula="of:=ACOS([.G3])*180/PI()" office:value-type="float" office:value="40.5358021113166">
            <text:p>40.54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02">
            <text:p>0.02</text:p>
          </table:table-cell>
          <table:table-cell table:style-name="_32__20_places" table:formula="of:=ACOS([.A4])*180/PI()" office:value-type="float" office:value="88.8540080016114">
            <text:p>88.85</text:p>
          </table:table-cell>
          <table:table-cell table:style-name="ce3" table:formula="of:=[.A4]+0.25" office:value-type="float" office:value="0.27">
            <text:p>0.27</text:p>
          </table:table-cell>
          <table:table-cell table:style-name="_32__20_places" table:formula="of:=ACOS([.C4])*180/PI()" office:value-type="float" office:value="74.3357331486265">
            <text:p>74.34</text:p>
          </table:table-cell>
          <table:table-cell table:style-name="ce3" table:formula="of:=[.C4]+0.25" office:value-type="float" office:value="0.52">
            <text:p>0.52</text:p>
          </table:table-cell>
          <table:table-cell table:style-name="_32__20_places" table:formula="of:=ACOS([.E4])*180/PI()" office:value-type="float" office:value="58.6677485024057">
            <text:p>58.67</text:p>
          </table:table-cell>
          <table:table-cell table:style-name="ce3" table:formula="of:=[.E4]+0.25" office:value-type="float" office:value="0.77">
            <text:p>0.77</text:p>
          </table:table-cell>
          <table:table-cell table:style-name="_32__20_places" table:formula="of:=ACOS([.G4])*180/PI()" office:value-type="float" office:value="39.6461111469737">
            <text:p>39.65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03">
            <text:p>0.03</text:p>
          </table:table-cell>
          <table:table-cell table:style-name="_32__20_places" table:formula="of:=ACOS([.A5])*180/PI()" office:value-type="float" office:value="88.2808686791222">
            <text:p>88.28</text:p>
          </table:table-cell>
          <table:table-cell table:style-name="ce3" table:formula="of:=[.A5]+0.25" office:value-type="float" office:value="0.28">
            <text:p>0.28</text:p>
          </table:table-cell>
          <table:table-cell table:style-name="_32__20_places" table:formula="of:=ACOS([.C5])*180/PI()" office:value-type="float" office:value="73.739795291688">
            <text:p>73.74</text:p>
          </table:table-cell>
          <table:table-cell table:style-name="ce3" table:formula="of:=[.C5]+0.25" office:value-type="float" office:value="0.53">
            <text:p>0.53</text:p>
          </table:table-cell>
          <table:table-cell table:style-name="_32__20_places" table:formula="of:=ACOS([.E5])*180/PI()" office:value-type="float" office:value="57.9945451722358">
            <text:p>57.99</text:p>
          </table:table-cell>
          <table:table-cell table:style-name="ce3" table:formula="of:=[.E5]+0.25" office:value-type="float" office:value="0.78">
            <text:p>0.78</text:p>
          </table:table-cell>
          <table:table-cell table:style-name="_32__20_places" table:formula="of:=ACOS([.G5])*180/PI()" office:value-type="float" office:value="38.7394245978557">
            <text:p>38.74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04">
            <text:p>0.04</text:p>
          </table:table-cell>
          <table:table-cell table:style-name="_32__20_places" table:formula="of:=ACOS([.A6])*180/PI()" office:value-type="float" office:value="87.7075572240441">
            <text:p>87.71</text:p>
          </table:table-cell>
          <table:table-cell table:style-name="ce3" table:formula="of:=[.A6]+0.25" office:value-type="float" office:value="0.29">
            <text:p>0.29</text:p>
          </table:table-cell>
          <table:table-cell table:style-name="_32__20_places" table:formula="of:=ACOS([.C6])*180/PI()" office:value-type="float" office:value="73.1420439775029">
            <text:p>73.14</text:p>
          </table:table-cell>
          <table:table-cell table:style-name="ce3" table:formula="of:=[.C6]+0.25" office:value-type="float" office:value="0.54">
            <text:p>0.54</text:p>
          </table:table-cell>
          <table:table-cell table:style-name="_32__20_places" table:formula="of:=ACOS([.E6])*180/PI()" office:value-type="float" office:value="57.3163611537421">
            <text:p>57.32</text:p>
          </table:table-cell>
          <table:table-cell table:style-name="ce3" table:formula="of:=[.E6]+0.25" office:value-type="float" office:value="0.79">
            <text:p>0.79</text:p>
          </table:table-cell>
          <table:table-cell table:style-name="_32__20_places" table:formula="of:=ACOS([.G6])*180/PI()" office:value-type="float" office:value="37.8144885060141">
            <text:p>37.81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05">
            <text:p>0.05</text:p>
          </table:table-cell>
          <table:table-cell table:style-name="_32__20_places" table:formula="of:=ACOS([.A7])*180/PI()" office:value-type="float" office:value="87.1340160174011">
            <text:p>87.13</text:p>
          </table:table-cell>
          <table:table-cell table:style-name="ce3" table:formula="of:=[.A7]+0.25" office:value-type="float" office:value="0.3">
            <text:p>0.30</text:p>
          </table:table-cell>
          <table:table-cell table:style-name="_32__20_places" table:formula="of:=ACOS([.C7])*180/PI()" office:value-type="float" office:value="72.5423968762779">
            <text:p>72.54</text:p>
          </table:table-cell>
          <table:table-cell table:style-name="ce3" table:formula="of:=[.C7]+0.25" office:value-type="float" office:value="0.55">
            <text:p>0.55</text:p>
          </table:table-cell>
          <table:table-cell table:style-name="_32__20_places" table:formula="of:=ACOS([.E7])*180/PI()" office:value-type="float" office:value="56.6329870307682">
            <text:p>56.63</text:p>
          </table:table-cell>
          <table:table-cell table:style-name="ce3" table:formula="of:=[.E7]+0.25" office:value-type="float" office:value="0.8">
            <text:p>0.80</text:p>
          </table:table-cell>
          <table:table-cell table:style-name="_32__20_places" table:formula="of:=ACOS([.G7])*180/PI()" office:value-type="float" office:value="36.869897645844">
            <text:p>36.87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06">
            <text:p>0.06</text:p>
          </table:table-cell>
          <table:table-cell table:style-name="_32__20_places" table:formula="of:=ACOS([.A8])*180/PI()" office:value-type="float" office:value="86.5601872324848">
            <text:p>86.56</text:p>
          </table:table-cell>
          <table:table-cell table:style-name="ce3" table:formula="of:=[.A8]+0.25" office:value-type="float" office:value="0.31">
            <text:p>0.31</text:p>
          </table:table-cell>
          <table:table-cell table:style-name="_32__20_places" table:formula="of:=ACOS([.C8])*180/PI()" office:value-type="float" office:value="71.9407695092165">
            <text:p>71.94</text:p>
          </table:table-cell>
          <table:table-cell table:style-name="ce3" table:formula="of:=[.C8]+0.25" office:value-type="float" office:value="0.56">
            <text:p>0.56</text:p>
          </table:table-cell>
          <table:table-cell table:style-name="_32__20_places" table:formula="of:=ACOS([.E8])*180/PI()" office:value-type="float" office:value="55.9442022574321">
            <text:p>55.94</text:p>
          </table:table-cell>
          <table:table-cell table:style-name="ce3" table:formula="of:=[.E8]+0.25" office:value-type="float" office:value="0.81">
            <text:p>0.81</text:p>
          </table:table-cell>
          <table:table-cell table:style-name="_32__20_places" table:formula="of:=ACOS([.G8])*180/PI()" office:value-type="float" office:value="35.9040685833172">
            <text:p>35.90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07">
            <text:p>0.07</text:p>
          </table:table-cell>
          <table:table-cell table:style-name="_32__20_places" table:formula="of:=ACOS([.A9])*180/PI()" office:value-type="float" office:value="85.9860127819437">
            <text:p>85.99</text:p>
          </table:table-cell>
          <table:table-cell table:style-name="ce3" table:formula="of:=[.A9]+0.25" office:value-type="float" office:value="0.32">
            <text:p>0.32</text:p>
          </table:table-cell>
          <table:table-cell table:style-name="_32__20_places" table:formula="of:=ACOS([.C9])*180/PI()" office:value-type="float" office:value="71.3370751150575">
            <text:p>71.34</text:p>
          </table:table-cell>
          <table:table-cell table:style-name="ce3" table:formula="of:=[.C9]+0.25" office:value-type="float" office:value="0.57">
            <text:p>0.57</text:p>
          </table:table-cell>
          <table:table-cell table:style-name="_32__20_places" table:formula="of:=ACOS([.E9])*180/PI()" office:value-type="float" office:value="55.2497742463175">
            <text:p>55.25</text:p>
          </table:table-cell>
          <table:table-cell table:style-name="ce3" table:formula="of:=[.E9]+0.25" office:value-type="float" office:value="0.82">
            <text:p>0.82</text:p>
          </table:table-cell>
          <table:table-cell table:style-name="_32__20_places" table:formula="of:=ACOS([.G9])*180/PI()" office:value-type="float" office:value="34.9152062474442">
            <text:p>34.92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08">
            <text:p>0.08</text:p>
          </table:table-cell>
          <table:table-cell table:style-name="_32__20_places" table:formula="of:=ACOS([.A10])*180/PI()" office:value-type="float" office:value="85.4114342642142">
            <text:p>85.41</text:p>
          </table:table-cell>
          <table:table-cell table:style-name="ce3" table:formula="of:=[.A10]+0.25" office:value-type="float" office:value="0.33">
            <text:p>0.33</text:p>
          </table:table-cell>
          <table:table-cell table:style-name="_32__20_places" table:formula="of:=ACOS([.C10])*180/PI()" office:value-type="float" office:value="70.7312245085162">
            <text:p>70.73</text:p>
          </table:table-cell>
          <table:table-cell table:style-name="ce3" table:formula="of:=[.C10]+0.25" office:value-type="float" office:value="0.58">
            <text:p>0.58</text:p>
          </table:table-cell>
          <table:table-cell table:style-name="_32__20_places" table:formula="of:=ACOS([.E10])*180/PI()" office:value-type="float" office:value="54.5494573608246">
            <text:p>54.55</text:p>
          </table:table-cell>
          <table:table-cell table:style-name="ce3" table:formula="of:=[.E10]+0.25" office:value-type="float" office:value="0.83">
            <text:p>0.83</text:p>
          </table:table-cell>
          <table:table-cell table:style-name="_32__20_places" table:formula="of:=ACOS([.G10])*180/PI()" office:value-type="float" office:value="33.9012619968663">
            <text:p>33.90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09">
            <text:p>0.09</text:p>
          </table:table-cell>
          <table:table-cell table:style-name="_32__20_places" table:formula="of:=ACOS([.A11])*180/PI()" office:value-type="float" office:value="84.8363929091536">
            <text:p>84.84</text:p>
          </table:table-cell>
          <table:table-cell table:style-name="ce3" table:formula="of:=[.A11]+0.25" office:value-type="float" office:value="0.34">
            <text:p>0.34</text:p>
          </table:table-cell>
          <table:table-cell table:style-name="_32__20_places" table:formula="of:=ACOS([.C11])*180/PI()" office:value-type="float" office:value="70.1231259299212">
            <text:p>70.12</text:p>
          </table:table-cell>
          <table:table-cell table:style-name="ce3" table:formula="of:=[.C11]+0.25" office:value-type="float" office:value="0.59">
            <text:p>0.59</text:p>
          </table:table-cell>
          <table:table-cell table:style-name="_32__20_places" table:formula="of:=ACOS([.E11])*180/PI()" office:value-type="float" office:value="53.8429917990012">
            <text:p>53.84</text:p>
          </table:table-cell>
          <table:table-cell table:style-name="ce3" table:formula="of:=[.E11]+0.25" office:value-type="float" office:value="0.84">
            <text:p>0.84</text:p>
          </table:table-cell>
          <table:table-cell table:style-name="_32__20_places" table:formula="of:=ACOS([.G11])*180/PI()" office:value-type="float" office:value="32.8598803788891">
            <text:p>32.86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1">
            <text:p>0.10</text:p>
          </table:table-cell>
          <table:table-cell table:style-name="_32__20_places" table:formula="of:=ACOS([.A12])*180/PI()" office:value-type="float" office:value="84.2608295227332">
            <text:p>84.26</text:p>
          </table:table-cell>
          <table:table-cell table:style-name="ce3" table:formula="of:=[.A12]+0.25" office:value-type="float" office:value="0.35">
            <text:p>0.35</text:p>
          </table:table-cell>
          <table:table-cell table:style-name="_32__20_places" table:formula="of:=ACOS([.C12])*180/PI()" office:value-type="float" office:value="69.5126848852773">
            <text:p>69.51</text:p>
          </table:table-cell>
          <table:table-cell table:style-name="ce3" table:formula="of:=[.C12]+0.25" office:value-type="float" office:value="0.6">
            <text:p>0.60</text:p>
          </table:table-cell>
          <table:table-cell table:style-name="_32__20_places" table:formula="of:=ACOS([.E12])*180/PI()" office:value-type="float" office:value="53.130102354156">
            <text:p>53.13</text:p>
          </table:table-cell>
          <table:table-cell table:style-name="ce3" table:formula="of:=[.E12]+0.25" office:value-type="float" office:value="0.85">
            <text:p>0.85</text:p>
          </table:table-cell>
          <table:table-cell table:style-name="_32__20_places" table:formula="of:=ACOS([.G12])*180/PI()" office:value-type="float" office:value="31.7883306170516">
            <text:p>31.79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11">
            <text:p>0.11</text:p>
          </table:table-cell>
          <table:table-cell table:style-name="_32__20_places" table:formula="of:=ACOS([.A13])*180/PI()" office:value-type="float" office:value="83.6846844306426">
            <text:p>83.68</text:p>
          </table:table-cell>
          <table:table-cell table:style-name="ce3" table:formula="of:=[.A13]+0.25" office:value-type="float" office:value="0.36">
            <text:p>0.36</text:p>
          </table:table-cell>
          <table:table-cell table:style-name="_32__20_places" table:formula="of:=ACOS([.C13])*180/PI()" office:value-type="float" office:value="68.899803975907">
            <text:p>68.90</text:p>
          </table:table-cell>
          <table:table-cell table:style-name="ce3" table:formula="of:=[.C13]+0.25" office:value-type="float" office:value="0.61">
            <text:p>0.61</text:p>
          </table:table-cell>
          <table:table-cell table:style-name="_32__20_places" table:formula="of:=ACOS([.E13])*180/PI()" office:value-type="float" office:value="52.4104970351431">
            <text:p>52.41</text:p>
          </table:table-cell>
          <table:table-cell table:style-name="ce3" table:formula="of:=[.E13]+0.25" office:value-type="float" office:value="0.86">
            <text:p>0.86</text:p>
          </table:table-cell>
          <table:table-cell table:style-name="_32__20_places" table:formula="of:=ACOS([.G13])*180/PI()" office:value-type="float" office:value="30.6834171089758">
            <text:p>30.68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12">
            <text:p>0.12</text:p>
          </table:table-cell>
          <table:table-cell table:style-name="_32__20_places" table:formula="of:=ACOS([.A14])*180/PI()" office:value-type="float" office:value="83.1078974206536">
            <text:p>83.11</text:p>
          </table:table-cell>
          <table:table-cell table:style-name="ce3" table:formula="of:=[.A14]+0.25" office:value-type="float" office:value="0.37">
            <text:p>0.37</text:p>
          </table:table-cell>
          <table:table-cell table:style-name="_32__20_places" table:formula="of:=ACOS([.C14])*180/PI()" office:value-type="float" office:value="68.2843827167356">
            <text:p>68.28</text:p>
          </table:table-cell>
          <table:table-cell table:style-name="ce3" table:formula="of:=[.C14]+0.25" office:value-type="float" office:value="0.62">
            <text:p>0.62</text:p>
          </table:table-cell>
          <table:table-cell table:style-name="_32__20_places" table:formula="of:=ACOS([.E14])*180/PI()" office:value-type="float" office:value="51.6838655263343">
            <text:p>51.68</text:p>
          </table:table-cell>
          <table:table-cell table:style-name="ce3" table:formula="of:=[.E14]+0.25" office:value-type="float" office:value="0.87">
            <text:p>0.87</text:p>
          </table:table-cell>
          <table:table-cell table:style-name="_32__20_places" table:formula="of:=ACOS([.G14])*180/PI()" office:value-type="float" office:value="29.5413605001428">
            <text:p>29.54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13">
            <text:p>0.13</text:p>
          </table:table-cell>
          <table:table-cell table:style-name="_32__20_places" table:formula="of:=ACOS([.A15])*180/PI()" office:value-type="float" office:value="82.5304076835831">
            <text:p>82.53</text:p>
          </table:table-cell>
          <table:table-cell table:style-name="ce3" table:formula="of:=[.A15]+0.25" office:value-type="float" office:value="0.38">
            <text:p>0.38</text:p>
          </table:table-cell>
          <table:table-cell table:style-name="_32__20_places" table:formula="of:=ACOS([.C15])*180/PI()" office:value-type="float" office:value="67.6663173421947">
            <text:p>67.67</text:p>
          </table:table-cell>
          <table:table-cell table:style-name="ce3" table:formula="of:=[.C15]+0.25" office:value-type="float" office:value="0.63">
            <text:p>0.63</text:p>
          </table:table-cell>
          <table:table-cell table:style-name="_32__20_places" table:formula="of:=ACOS([.E15])*180/PI()" office:value-type="float" office:value="50.9498774638465">
            <text:p>50.95</text:p>
          </table:table-cell>
          <table:table-cell table:style-name="ce3" table:formula="of:=[.E15]+0.25" office:value-type="float" office:value="0.88">
            <text:p>0.88</text:p>
          </table:table-cell>
          <table:table-cell table:style-name="_32__20_places" table:formula="of:=ACOS([.G15])*180/PI()" office:value-type="float" office:value="28.357636576328">
            <text:p>28.36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14">
            <text:p>0.14</text:p>
          </table:table-cell>
          <table:table-cell table:style-name="_32__20_places" table:formula="of:=ACOS([.A16])*180/PI()" office:value-type="float" office:value="81.9521537526885">
            <text:p>81.95</text:p>
          </table:table-cell>
          <table:table-cell table:style-name="ce3" table:formula="of:=[.A16]+0.25" office:value-type="float" office:value="0.39">
            <text:p>0.39</text:p>
          </table:table-cell>
          <table:table-cell table:style-name="_32__20_places" table:formula="of:=ACOS([.C16])*180/PI()" office:value-type="float" office:value="67.0455005986072">
            <text:p>67.05</text:p>
          </table:table-cell>
          <table:table-cell table:style-name="ce3" table:formula="of:=[.C16]+0.25" office:value-type="float" office:value="0.64">
            <text:p>0.64</text:p>
          </table:table-cell>
          <table:table-cell table:style-name="_32__20_places" table:formula="of:=ACOS([.E16])*180/PI()" office:value-type="float" office:value="50.2081805004428">
            <text:p>50.21</text:p>
          </table:table-cell>
          <table:table-cell table:style-name="ce3" table:formula="of:=[.E16]+0.25" office:value-type="float" office:value="0.89">
            <text:p>0.89</text:p>
          </table:table-cell>
          <table:table-cell table:style-name="_32__20_places" table:formula="of:=ACOS([.G16])*180/PI()" office:value-type="float" office:value="27.126753117274">
            <text:p>27.13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15">
            <text:p>0.15</text:p>
          </table:table-cell>
          <table:table-cell table:style-name="_32__20_places" table:formula="of:=ACOS([.A17])*180/PI()" office:value-type="float" office:value="81.3730734413214">
            <text:p>81.37</text:p>
          </table:table-cell>
          <table:table-cell table:style-name="ce3" table:formula="of:=[.A17]+0.25" office:value-type="float" office:value="0.4">
            <text:p>0.40</text:p>
          </table:table-cell>
          <table:table-cell table:style-name="_32__20_places" table:formula="of:=ACOS([.C17])*180/PI()" office:value-type="float" office:value="66.4218215217982">
            <text:p>66.42</text:p>
          </table:table-cell>
          <table:table-cell table:style-name="ce3" table:formula="of:=[.C17]+0.25" office:value-type="float" office:value="0.65">
            <text:p>0.65</text:p>
          </table:table-cell>
          <table:table-cell table:style-name="_32__20_places" table:formula="of:=ACOS([.E17])*180/PI()" office:value-type="float" office:value="49.4583981264955">
            <text:p>49.46</text:p>
          </table:table-cell>
          <table:table-cell table:style-name="ce3" table:formula="of:=[.E17]+0.25" office:value-type="float" office:value="0.9">
            <text:p>0.90</text:p>
          </table:table-cell>
          <table:table-cell table:style-name="_32__20_places" table:formula="of:=ACOS([.G17])*180/PI()" office:value-type="float" office:value="25.8419327631671">
            <text:p>25.84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16">
            <text:p>0.16</text:p>
          </table:table-cell>
          <table:table-cell table:style-name="_32__20_places" table:formula="of:=ACOS([.A18])*180/PI()" office:value-type="float" office:value="80.7931037786541">
            <text:p>80.79</text:p>
          </table:table-cell>
          <table:table-cell table:style-name="ce3" table:formula="of:=[.A18]+0.25" office:value-type="float" office:value="0.41">
            <text:p>0.41</text:p>
          </table:table-cell>
          <table:table-cell table:style-name="_32__20_places" table:formula="of:=ACOS([.C18])*180/PI()" office:value-type="float" office:value="65.7951651985417">
            <text:p>65.80</text:p>
          </table:table-cell>
          <table:table-cell table:style-name="ce3" table:formula="of:=[.C18]+0.25" office:value-type="float" office:value="0.66">
            <text:p>0.66</text:p>
          </table:table-cell>
          <table:table-cell table:style-name="_32__20_places" table:formula="of:=ACOS([.E18])*180/PI()" office:value-type="float" office:value="48.7001272082941">
            <text:p>48.70</text:p>
          </table:table-cell>
          <table:table-cell table:style-name="ce3" table:formula="of:=[.E18]+0.25" office:value-type="float" office:value="0.91">
            <text:p>0.91</text:p>
          </table:table-cell>
          <table:table-cell table:style-name="_32__20_places" table:formula="of:=ACOS([.G18])*180/PI()" office:value-type="float" office:value="24.4946484714197">
            <text:p>24.49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17">
            <text:p>0.17</text:p>
          </table:table-cell>
          <table:table-cell table:style-name="_32__20_places" table:formula="of:=ACOS([.A19])*180/PI()" office:value-type="float" office:value="80.212180943286">
            <text:p>80.21</text:p>
          </table:table-cell>
          <table:table-cell table:style-name="ce3" table:formula="of:=[.A19]+0.25" office:value-type="float" office:value="0.42">
            <text:p>0.42</text:p>
          </table:table-cell>
          <table:table-cell table:style-name="_32__20_places" table:formula="of:=ACOS([.C19])*180/PI()" office:value-type="float" office:value="65.1654125102984">
            <text:p>65.17</text:p>
          </table:table-cell>
          <table:table-cell table:style-name="ce3" table:formula="of:=[.C19]+0.25" office:value-type="float" office:value="0.67">
            <text:p>0.67</text:p>
          </table:table-cell>
          <table:table-cell table:style-name="_32__20_places" table:formula="of:=ACOS([.E19])*180/PI()" office:value-type="float" office:value="47.9329351975048">
            <text:p>47.93</text:p>
          </table:table-cell>
          <table:table-cell table:style-name="ce3" table:formula="of:=[.E19]+0.25" office:value-type="float" office:value="0.92">
            <text:p>0.92</text:p>
          </table:table-cell>
          <table:table-cell table:style-name="_32__20_places" table:formula="of:=ACOS([.G19])*180/PI()" office:value-type="float" office:value="23.073918065631">
            <text:p>23.07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18">
            <text:p>0.18</text:p>
          </table:table-cell>
          <table:table-cell table:style-name="_32__20_places" table:formula="of:=ACOS([.A20])*180/PI()" office:value-type="float" office:value="79.6302401945226">
            <text:p>79.63</text:p>
          </table:table-cell>
          <table:table-cell table:style-name="ce3" table:formula="of:=[.A20]+0.25" office:value-type="float" office:value="0.43">
            <text:p>0.43</text:p>
          </table:table-cell>
          <table:table-cell table:style-name="_32__20_places" table:formula="of:=ACOS([.C20])*180/PI()" office:value-type="float" office:value="64.5324398575276">
            <text:p>64.53</text:p>
          </table:table-cell>
          <table:table-cell table:style-name="ce3" table:formula="of:=[.C20]+0.25" office:value-type="float" office:value="0.68">
            <text:p>0.68</text:p>
          </table:table-cell>
          <table:table-cell table:style-name="_32__20_places" table:formula="of:=ACOS([.E20])*180/PI()" office:value-type="float" office:value="47.1563569564037">
            <text:p>47.16</text:p>
          </table:table-cell>
          <table:table-cell table:style-name="ce3" table:formula="of:=[.E20]+0.25" office:value-type="float" office:value="0.93">
            <text:p>0.93</text:p>
          </table:table-cell>
          <table:table-cell table:style-name="_32__20_places" table:formula="of:=ACOS([.G20])*180/PI()" office:value-type="float" office:value="21.5651850152427">
            <text:p>21.57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19">
            <text:p>0.19</text:p>
          </table:table-cell>
          <table:table-cell table:style-name="_32__20_places" table:formula="of:=ACOS([.A21])*180/PI()" office:value-type="float" office:value="79.0472158011089">
            <text:p>79.05</text:p>
          </table:table-cell>
          <table:table-cell table:style-name="ce3" table:formula="of:=[.A21]+0.25" office:value-type="float" office:value="0.44">
            <text:p>0.44</text:p>
          </table:table-cell>
          <table:table-cell table:style-name="_32__20_places" table:formula="of:=ACOS([.C21])*180/PI()" office:value-type="float" office:value="63.8961188626601">
            <text:p>63.90</text:p>
          </table:table-cell>
          <table:table-cell table:style-name="ce3" table:formula="of:=[.C21]+0.25" office:value-type="float" office:value="0.69">
            <text:p>0.69</text:p>
          </table:table-cell>
          <table:table-cell table:style-name="_32__20_places" table:formula="of:=ACOS([.E21])*180/PI()" office:value-type="float" office:value="46.3698911321457">
            <text:p>46.37</text:p>
          </table:table-cell>
          <table:table-cell table:style-name="ce3" table:formula="of:=[.E21]+0.25" office:value-type="float" office:value="0.94">
            <text:p>0.94</text:p>
          </table:table-cell>
          <table:table-cell table:style-name="_32__20_places" table:formula="of:=ACOS([.G21])*180/PI()" office:value-type="float" office:value="19.9484435888027">
            <text:p>19.95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2">
            <text:p>0.20</text:p>
          </table:table-cell>
          <table:table-cell table:style-name="_32__20_places" table:formula="of:=ACOS([.A22])*180/PI()" office:value-type="float" office:value="78.4630409671845">
            <text:p>78.46</text:p>
          </table:table-cell>
          <table:table-cell table:style-name="ce3" table:formula="of:=[.A22]+0.25" office:value-type="float" office:value="0.45">
            <text:p>0.45</text:p>
          </table:table-cell>
          <table:table-cell table:style-name="_32__20_places" table:formula="of:=ACOS([.C22])*180/PI()" office:value-type="float" office:value="63.256316049597">
            <text:p>63.26</text:p>
          </table:table-cell>
          <table:table-cell table:style-name="ce3" table:formula="of:=[.C22]+0.25" office:value-type="float" office:value="0.7">
            <text:p>0.70</text:p>
          </table:table-cell>
          <table:table-cell table:style-name="_32__20_places" table:formula="of:=ACOS([.E22])*180/PI()" office:value-type="float" office:value="45.5729959991943">
            <text:p>45.57</text:p>
          </table:table-cell>
          <table:table-cell table:style-name="ce3" table:formula="of:=[.E22]+0.25" office:value-type="float" office:value="0.95">
            <text:p>0.95</text:p>
          </table:table-cell>
          <table:table-cell table:style-name="_32__20_places" table:formula="of:=ACOS([.G22])*180/PI()" office:value-type="float" office:value="18.1948723387668">
            <text:p>18.19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21">
            <text:p>0.21</text:p>
          </table:table-cell>
          <table:table-cell table:style-name="_32__20_places" table:formula="of:=ACOS([.A23])*180/PI()" office:value-type="float" office:value="77.8776477552109">
            <text:p>77.88</text:p>
          </table:table-cell>
          <table:table-cell table:style-name="ce3" table:formula="of:=[.A23]+0.25" office:value-type="float" office:value="0.46">
            <text:p>0.46</text:p>
          </table:table-cell>
          <table:table-cell table:style-name="_32__20_places" table:formula="of:=ACOS([.C23])*180/PI()" office:value-type="float" office:value="62.6128924973461">
            <text:p>62.61</text:p>
          </table:table-cell>
          <table:table-cell table:style-name="ce3" table:formula="of:=[.C23]+0.25" office:value-type="float" office:value="0.71">
            <text:p>0.71</text:p>
          </table:table-cell>
          <table:table-cell table:style-name="_32__20_places" table:formula="of:=ACOS([.E23])*180/PI()" office:value-type="float" office:value="44.7650846713284">
            <text:p>44.77</text:p>
          </table:table-cell>
          <table:table-cell table:style-name="ce3" table:formula="of:=[.E23]+0.25" office:value-type="float" office:value="0.96">
            <text:p>0.96</text:p>
          </table:table-cell>
          <table:table-cell table:style-name="_32__20_places" table:formula="of:=ACOS([.G23])*180/PI()" office:value-type="float" office:value="16.260204708312">
            <text:p>16.26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22">
            <text:p>0.22</text:p>
          </table:table-cell>
          <table:table-cell table:style-name="_32__20_places" table:formula="of:=ACOS([.A24])*180/PI()" office:value-type="float" office:value="77.2909670056046">
            <text:p>77.29</text:p>
          </table:table-cell>
          <table:table-cell table:style-name="ce3" table:formula="of:=[.A24]+0.25" office:value-type="float" office:value="0.47">
            <text:p>0.47</text:p>
          </table:table-cell>
          <table:table-cell table:style-name="_32__20_places" table:formula="of:=ACOS([.C24])*180/PI()" office:value-type="float" office:value="61.9657034651187">
            <text:p>61.97</text:p>
          </table:table-cell>
          <table:table-cell table:style-name="ce3" table:formula="of:=[.C24]+0.25" office:value-type="float" office:value="0.72">
            <text:p>0.72</text:p>
          </table:table-cell>
          <table:table-cell table:style-name="_32__20_places" table:formula="of:=ACOS([.E24])*180/PI()" office:value-type="float" office:value="43.9455195623088">
            <text:p>43.95</text:p>
          </table:table-cell>
          <table:table-cell table:style-name="ce3" table:formula="of:=[.E24]+0.25" office:value-type="float" office:value="0.97">
            <text:p>0.97</text:p>
          </table:table-cell>
          <table:table-cell table:style-name="_32__20_places" table:formula="of:=ACOS([.G24])*180/PI()" office:value-type="float" office:value="14.0698677475721">
            <text:p>14.07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23">
            <text:p>0.23</text:p>
          </table:table-cell>
          <table:table-cell table:style-name="_32__20_places" table:formula="of:=ACOS([.A25])*180/PI()" office:value-type="float" office:value="76.7029282527909">
            <text:p>76.70</text:p>
          </table:table-cell>
          <table:table-cell table:style-name="ce3" table:formula="of:=[.A25]+0.25" office:value-type="float" office:value="0.48">
            <text:p>0.48</text:p>
          </table:table-cell>
          <table:table-cell table:style-name="_32__20_places" table:formula="of:=ACOS([.C25])*180/PI()" office:value-type="float" office:value="61.3145979858811">
            <text:p>61.31</text:p>
          </table:table-cell>
          <table:table-cell table:style-name="ce3" table:formula="of:=[.C25]+0.25" office:value-type="float" office:value="0.73">
            <text:p>0.73</text:p>
          </table:table-cell>
          <table:table-cell table:style-name="_32__20_places" table:formula="of:=ACOS([.E25])*180/PI()" office:value-type="float" office:value="43.1136059458987">
            <text:p>43.11</text:p>
          </table:table-cell>
          <table:table-cell table:style-name="ce3" table:formula="of:=[.E25]+0.25" office:value-type="float" office:value="0.98">
            <text:p>0.98</text:p>
          </table:table-cell>
          <table:table-cell table:style-name="_32__20_places" table:formula="of:=ACOS([.G25])*180/PI()" office:value-type="float" office:value="11.4783409545336">
            <text:p>11.48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24">
            <text:p>0.24</text:p>
          </table:table-cell>
          <table:table-cell table:style-name="_32__20_places" table:formula="of:=ACOS([.A26])*180/PI()" office:value-type="float" office:value="76.113459637371">
            <text:p>76.11</text:p>
          </table:table-cell>
          <table:table-cell table:style-name="ce3" table:formula="of:=[.A26]+0.25" office:value-type="float" office:value="0.49">
            <text:p>0.49</text:p>
          </table:table-cell>
          <table:table-cell table:style-name="_32__20_places" table:formula="of:=ACOS([.C26])*180/PI()" office:value-type="float" office:value="60.6594184249763">
            <text:p>60.66</text:p>
          </table:table-cell>
          <table:table-cell table:style-name="ce3" table:formula="of:=[.C26]+0.25" office:value-type="float" office:value="0.74">
            <text:p>0.74</text:p>
          </table:table-cell>
          <table:table-cell table:style-name="_32__20_places" table:formula="of:=ACOS([.E26])*180/PI()" office:value-type="float" office:value="42.2685844295725">
            <text:p>42.27</text:p>
          </table:table-cell>
          <table:table-cell table:style-name="ce3" table:formula="of:=[.E26]+0.25" office:value-type="float" office:value="0.99">
            <text:p>0.99</text:p>
          </table:table-cell>
          <table:table-cell table:style-name="_32__20_places" table:formula="of:=ACOS([.G26])*180/PI()" office:value-type="float" office:value="8.10961445599418">
            <text:p>8.11</text:p>
          </table:table-cell>
          <table:table-cell table:number-columns-repeated="1016"/>
        </table:table-row>
        <table:table-row table:style-name="ro1">
          <table:table-cell table:style-name="_32__20_places" office:value-type="float" office:value="0.25">
            <text:p>0.25</text:p>
          </table:table-cell>
          <table:table-cell table:style-name="_32__20_places" table:formula="of:=ACOS([.A27])*180/PI()" office:value-type="float" office:value="75.5224878140701">
            <text:p>75.52</text:p>
          </table:table-cell>
          <table:table-cell table:style-name="ce3" table:formula="of:=[.A27]+0.25" office:value-type="float" office:value="0.5">
            <text:p>0.50</text:p>
          </table:table-cell>
          <table:table-cell table:style-name="_32__20_places" table:formula="of:=ACOS([.C27])*180/PI()" office:value-type="float" office:value="60">
            <text:p>60.00</text:p>
          </table:table-cell>
          <table:table-cell table:style-name="ce3" table:formula="of:=[.C27]+0.25" office:value-type="float" office:value="0.75">
            <text:p>0.75</text:p>
          </table:table-cell>
          <table:table-cell table:style-name="_32__20_places" table:formula="of:=ACOS([.E27])*180/PI()" office:value-type="float" office:value="41.4096221092709">
            <text:p>41.41</text:p>
          </table:table-cell>
          <table:table-cell table:style-name="ce3" table:formula="of:=[.E27]+0.25" office:value-type="float" office:value="1">
            <text:p>1.00</text:p>
          </table:table-cell>
          <table:table-cell table:style-name="_32__20_places" table:formula="of:=ACOS([.G27])*180/PI()" office:value-type="float" office:value="0">
            <text:p>0.00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able-cell-properties style:text-align-source="fix" style:repeat-content="false" css3t:text-justify="auto"/>
      <style:paragraph-properties fo:text-align="center"/>
      <style:text-properties style:font-name="Arial" fo:font-size="11pt"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_20_places" style:display-name="2 places" style:family="table-cell" style:parent-style-name="Default" style:data-style-name="N2">
      <style:table-cell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6/24/2018</text:date>, <text:time>14:3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0.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able-cell-properties fo:border-bottom="0.0008in solid #000000" fo:border-left="0.0008in solid #000000" fo:border-right="none" fo:border-top="none"/>
    </style:style>
    <style:style style:name="ce3" style:family="table-cell" style:parent-style-name="_32__20_places">
      <style:table-cell-properties fo:border-bottom="none" fo:border-left="0.0008in solid #000000" fo:border-right="none" fo:border-top="none"/>
    </style:style>
    <style:style style:name="T1" style:family="text">
      <style:text-properties style:text-position="super 58%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tan<text:span text:style-name="T1">-1</text:span></text:p>
          </table:table-cell>
          <table:table-cell table:style-name="ce2" office:value-type="string">
            <text:p>x</text:p>
          </table:table-cell>
          <table:table-cell table:style-name="ce1" office:value-type="string">
            <text:p>tan<text:span text:style-name="T1">-1</text:span></text:p>
          </table:table-cell>
          <table:table-cell table:number-columns-repeated="1020"/>
        </table:table-row>
        <table:table-row table:style-name="ro1">
          <table:table-cell table:style-name="_32__20_places" office:value-type="float" office:value="0.01">
            <text:p>0.01</text:p>
          </table:table-cell>
          <table:table-cell table:style-name="_32__20_places" table:formula="of:=ATAN([.A2])*180/PI()" office:value-type="float" office:value="0.572938697683486">
            <text:p>0.57</text:p>
          </table:table-cell>
          <table:table-cell table:style-name="ce3" office:value-type="float" office:value="0.11">
            <text:p>0.11</text:p>
          </table:table-cell>
          <table:table-cell table:style-name="_32__20_places" table:formula="of:=ATAN([.C2])*180/PI()" office:value-type="float" office:value="6.27729848959755">
            <text:p>6.28</text:p>
          </table:table-cell>
          <table:table-cell table:number-columns-repeated="1020"/>
        </table:table-row>
        <table:table-row table:style-name="ro1">
          <table:table-cell table:style-name="_32__20_places" office:value-type="float" office:value="0.02">
            <text:p>0.02</text:p>
          </table:table-cell>
          <table:table-cell table:style-name="_32__20_places" table:formula="of:=ATAN([.A3])*180/PI()" office:value-type="float" office:value="1.1457628381751">
            <text:p>1.15</text:p>
          </table:table-cell>
          <table:table-cell table:style-name="ce3" office:value-type="float" office:value="0.12">
            <text:p>0.12</text:p>
          </table:table-cell>
          <table:table-cell table:style-name="_32__20_places" table:formula="of:=ATAN([.C3])*180/PI()" office:value-type="float" office:value="6.84277341263094">
            <text:p>6.84</text:p>
          </table:table-cell>
          <table:table-cell table:number-columns-repeated="1020"/>
        </table:table-row>
        <table:table-row table:style-name="ro1">
          <table:table-cell table:style-name="_32__20_places" office:value-type="float" office:value="0.03">
            <text:p>0.03</text:p>
          </table:table-cell>
          <table:table-cell table:style-name="_32__20_places" table:formula="of:=ATAN([.A4])*180/PI()" office:value-type="float" office:value="1.71835800165546">
            <text:p>1.72</text:p>
          </table:table-cell>
          <table:table-cell table:style-name="ce3" office:value-type="float" office:value="0.13">
            <text:p>0.13</text:p>
          </table:table-cell>
          <table:table-cell table:style-name="_32__20_places" table:formula="of:=ATAN([.C4])*180/PI()" office:value-type="float" office:value="7.40691212849523">
            <text:p>7.41</text:p>
          </table:table-cell>
          <table:table-cell table:number-columns-repeated="1020"/>
        </table:table-row>
        <table:table-row table:style-name="ro1">
          <table:table-cell table:style-name="_32__20_places" office:value-type="float" office:value="0.04">
            <text:p>0.04</text:p>
          </table:table-cell>
          <table:table-cell table:style-name="_32__20_places" table:formula="of:=ATAN([.A5])*180/PI()" office:value-type="float" office:value="2.29061004263853">
            <text:p>2.29</text:p>
          </table:table-cell>
          <table:table-cell table:style-name="ce3" office:value-type="float" office:value="0.14">
            <text:p>0.14</text:p>
          </table:table-cell>
          <table:table-cell table:style-name="_32__20_places" table:formula="of:=ATAN([.C5])*180/PI()" office:value-type="float" office:value="7.96961039432136">
            <text:p>7.97</text:p>
          </table:table-cell>
          <table:table-cell table:number-columns-repeated="1020"/>
        </table:table-row>
        <table:table-row table:style-name="ro1">
          <table:table-cell table:style-name="_32__20_places" office:value-type="float" office:value="0.05">
            <text:p>0.05</text:p>
          </table:table-cell>
          <table:table-cell table:style-name="_32__20_places" table:formula="of:=ATAN([.A6])*180/PI()" office:value-type="float" office:value="2.86240522611175">
            <text:p>2.86</text:p>
          </table:table-cell>
          <table:table-cell table:style-name="ce3" office:value-type="float" office:value="0.15">
            <text:p>0.15</text:p>
          </table:table-cell>
          <table:table-cell table:style-name="_32__20_places" table:formula="of:=ATAN([.C6])*180/PI()" office:value-type="float" office:value="8.53076560994813">
            <text:p>8.53</text:p>
          </table:table-cell>
          <table:table-cell table:number-columns-repeated="1020"/>
        </table:table-row>
        <table:table-row table:style-name="ro1">
          <table:table-cell table:style-name="_32__20_places" office:value-type="float" office:value="0.06">
            <text:p>0.06</text:p>
          </table:table-cell>
          <table:table-cell table:style-name="_32__20_places" table:formula="of:=ATAN([.A7])*180/PI()" office:value-type="float" office:value="3.43363036245052">
            <text:p>3.43</text:p>
          </table:table-cell>
          <table:table-cell table:style-name="ce3" office:value-type="float" office:value="0.16">
            <text:p>0.16</text:p>
          </table:table-cell>
          <table:table-cell table:style-name="_32__20_places" table:formula="of:=ATAN([.C7])*180/PI()" office:value-type="float" office:value="9.09027692082232">
            <text:p>9.09</text:p>
          </table:table-cell>
          <table:table-cell table:number-columns-repeated="1020"/>
        </table:table-row>
        <table:table-row table:style-name="ro1">
          <table:table-cell table:style-name="_32__20_places" office:value-type="float" office:value="0.07">
            <text:p>0.07</text:p>
          </table:table-cell>
          <table:table-cell table:style-name="_32__20_places" table:formula="of:=ATAN([.A8])*180/PI()" office:value-type="float" office:value="4.00417294070939">
            <text:p>4.00</text:p>
          </table:table-cell>
          <table:table-cell table:style-name="ce3" office:value-type="float" office:value="0.17">
            <text:p>0.17</text:p>
          </table:table-cell>
          <table:table-cell table:style-name="_32__20_places" table:formula="of:=ATAN([.C8])*180/PI()" office:value-type="float" office:value="9.64804531609816">
            <text:p>9.65</text:p>
          </table:table-cell>
          <table:table-cell table:number-columns-repeated="1020"/>
        </table:table-row>
        <table:table-row table:style-name="ro1">
          <table:table-cell table:style-name="_32__20_places" office:value-type="float" office:value="0.08">
            <text:p>0.08</text:p>
          </table:table-cell>
          <table:table-cell table:style-name="_32__20_places" table:formula="of:=ATAN([.A9])*180/PI()" office:value-type="float" office:value="4.57392125990086">
            <text:p>4.57</text:p>
          </table:table-cell>
          <table:table-cell table:style-name="ce3" office:value-type="float" office:value="0.18">
            <text:p>0.18</text:p>
          </table:table-cell>
          <table:table-cell table:style-name="_32__20_places" table:formula="of:=ATAN([.C9])*180/PI()" office:value-type="float" office:value="10.2039737217317">
            <text:p>10.20</text:p>
          </table:table-cell>
          <table:table-cell table:number-columns-repeated="1020"/>
        </table:table-row>
        <table:table-row table:style-name="ro1">
          <table:table-cell table:style-name="_32__20_places" office:value-type="float" office:value="0.09">
            <text:p>0.09</text:p>
          </table:table-cell>
          <table:table-cell table:style-name="_32__20_places" table:formula="of:=ATAN([.A10])*180/PI()" office:value-type="float" office:value="5.14276455788424">
            <text:p>5.14</text:p>
          </table:table-cell>
          <table:table-cell table:style-name="ce3" office:value-type="float" office:value="0.19">
            <text:p>0.19</text:p>
          </table:table-cell>
          <table:table-cell table:style-name="_32__20_places" table:formula="of:=ATAN([.C10])*180/PI()" office:value-type="float" office:value="10.75796708839">
            <text:p>10.76</text:p>
          </table:table-cell>
          <table:table-cell table:number-columns-repeated="1020"/>
        </table:table-row>
        <table:table-row table:style-name="ro1">
          <table:table-cell table:style-name="_32__20_places" office:value-type="float" office:value="0.1">
            <text:p>0.10</text:p>
          </table:table-cell>
          <table:table-cell table:style-name="_32__20_places" table:formula="of:=ATAN([.A11])*180/PI()" office:value-type="float" office:value="5.71059313749964">
            <text:p>5.71</text:p>
          </table:table-cell>
          <table:table-cell table:style-name="ce3" office:value-type="float" office:value="0.2">
            <text:p>0.20</text:p>
          </table:table-cell>
          <table:table-cell table:style-name="_32__20_places" table:formula="of:=ATAN([.C11])*180/PI()" office:value-type="float" office:value="11.3099324740202">
            <text:p>11.31</text:p>
          </table:table-cell>
          <table:table-cell table:number-columns-repeated="1020"/>
        </table:table-row>
        <table:table-row table:style-name="ro1" table:number-rows-repeated="5">
          <table:table-cell table:number-columns-repeated="2"/>
          <table:table-cell table:style-name="_32__20_places" table:number-columns-repeated="2"/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able-cell-properties style:text-align-source="fix" style:repeat-content="false" css3t:text-justify="auto"/>
      <style:paragraph-properties fo:text-align="center"/>
      <style:text-properties style:font-name="Arial" fo:font-size="11pt"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_20_places" style:display-name="2 places" style:family="table-cell" style:parent-style-name="Default" style:data-style-name="N2">
      <style:table-cell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6/24/2018</text:date>, <text:time>14:3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Timing2" svg:font-family="Timing" style:font-family-generic="roman" style:font-pitch="fixed" style:font-charset="x-symbol"/>
    <style:font-face style:name="StarSymbol2" svg:font-family="StarSymbol, 'Arial Unicode MS'"/>
    <style:font-face style:name="Arial2" svg:font-family="Arial" style:font-family-generic="swiss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Lucida Console2" svg:font-family="'Lucida Console'" style:font-family-generic="modern" style:font-pitch="fixed"/>
    <style:font-face style:name="Timing1" svg:font-family="Timing" style:font-family-generic="roman" style:font-pitch="fixed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Timing" svg:font-family="Timing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White">
      <style:graphic-properties draw:stroke="solid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measure" style:list-style-name="L1">
      <style:graphic-properties draw:textarea-horizontal-align="center" draw:textarea-vertical-align="middle" draw:line-distance="2.554cm" draw:placing="below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DejaVu Sans1" fo:font-size="11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layer="layout" svg:width="3.754cm" svg:height="4.896cm" svg:x="8.224cm" svg:y="1.561cm">
          <text:p/>
        </draw:ellipse>
        <draw:line draw:style-name="Dashed" draw:layer="layout" svg:x1="4.556cm" svg:y1="1.382cm" svg:x2="4.556cm" svg:y2="6.61cm">
          <text:p/>
        </draw:line>
        <draw:circle draw:style-name="gr2" draw:layer="layout" svg:width="4.896cm" svg:height="4.896cm" svg:x="2.108cm" svg:y="1.561cm">
          <text:p/>
        </draw:circle>
        <draw:rect draw:style-name="White" draw:layer="layout" svg:width="2.193cm" svg:height="5.61cm" svg:x="7.859cm" svg:y="1.357cm">
          <text:p/>
        </draw:rect>
        <draw:ellipse draw:style-name="gr3" draw:layer="layout" svg:width="3.395cm" svg:height="4.896cm" svg:x="8.404cm" svg:y="1.561cm">
          <text:p/>
        </draw:ellipse>
        <draw:ellipse draw:style-name="Arrow" draw:layer="layout" svg:width="1.3cm" svg:height="0.179cm" svg:x="9.361cm" svg:y="1.229cm" draw:kind="arc" draw:start-angle="230" draw:end-angle="85">
          <text:p/>
        </draw:ellipse>
        <draw:frame draw:style-name="gr4" draw:layer="layout" svg:width="2.017cm" svg:height="0.458cm" svg:x="9.091cm" svg:y="0.7cm">
          <draw:text-box>
            <text:p>Rotate by <text:span text:style-name="T1">θ</text:span></text:p>
          </draw:text-box>
        </draw:frame>
        <draw:line draw:style-name="White" draw:layer="layout" svg:x1="0.566cm" svg:y1="4.009cm" svg:x2="13.571cm" svg:y2="4.009cm">
          <text:p/>
        </draw:line>
        <draw:line draw:style-name="Dashed" draw:layer="layout" svg:x1="10.103cm" svg:y1="1.382cm" svg:x2="10.103cm" svg:y2="6.584cm">
          <text:p/>
        </draw:line>
        <draw:line draw:style-name="Arrow_2c__20_double" draw:layer="layout" svg:x1="8.404cm" svg:y1="4.009cm" svg:x2="11.799cm" svg:y2="4.009cm">
          <text:p/>
        </draw:line>
        <draw:line draw:style-name="Arrow_2c__20_double" draw:layer="layout" svg:x1="2.108cm" svg:y1="4.009cm" svg:x2="7.004cm" svg:y2="4.009cm">
          <text:p/>
        </draw:line>
        <draw:frame draw:style-name="gr4" draw:layer="layout" svg:width="0.281cm" svg:height="0.442cm" svg:x="3.051cm" svg:y="3.571cm">
          <draw:text-box>
            <text:p>D</text:p>
          </draw:text-box>
        </draw:frame>
        <draw:frame draw:style-name="gr4" draw:layer="layout" svg:width="1.344cm" svg:height="0.458cm" svg:x="8.657cm" svg:y="3.471cm">
          <draw:text-box>
            <text:p>D cos <text:span text:style-name="T1">θ</text:span></text:p>
          </draw:text-box>
        </draw:frame>
        <draw:line draw:style-name="Arrow" draw:layer="layout" svg:x1="12.475cm" svg:y1="4.009cm" svg:x2="11.978cm" svg:y2="4.009cm">
          <text:p/>
        </draw:line>
        <draw:frame draw:style-name="gr4" draw:layer="layout" svg:width="0.993cm" svg:height="0.442cm" svg:x="4.047cm" svg:y="0.7cm">
          <draw:text-box>
            <text:p>Circle</text:p>
          </draw:text-box>
        </draw:frame>
        <draw:frame draw:style-name="gr4" draw:text-style-name="P1" draw:layer="layout" svg:width="1.797cm" svg:height="0.883cm" svg:x="12.577cm" svg:y="3.585cm">
          <draw:text-box>
            <text:p text:style-name="P1">Exposed</text:p>
            <text:p text:style-name="P1">back edge</text:p>
          </draw:text-box>
        </draw:frame>
        <draw:measure draw:style-name="gr5" draw:text-style-name="P2" draw:layer="measurelines" svg:x1="8.404cm" svg:y1="4.111cm" svg:x2="11.978cm" svg:y2="4.111cm">
          <text:p text:style-name="P2"><text:span text:style-name="T2"><text:s/></text:span></text:p>
        </draw:measure>
        <draw:frame draw:style-name="gr4" draw:text-style-name="P1" draw:layer="layout" svg:width="2.271cm" svg:height="0.883cm" svg:x="8.981cm" svg:y="6.741cm">
          <draw:text-box>
            <text:p text:style-name="P1">Desired cove</text:p>
            <text:p text:style-name="P1">width w</text:p>
          </draw:text-box>
        </draw:frame>
      </draw:page>
    </office:drawing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Timing2" svg:font-family="Timing" style:font-family-generic="roman" style:font-pitch="fixed" style:font-charset="x-symbol"/>
    <style:font-face style:name="StarSymbol2" svg:font-family="StarSymbol, 'Arial Unicode MS'"/>
    <style:font-face style:name="Arial2" svg:font-family="Arial" style:font-family-generic="swiss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Lucida Console2" svg:font-family="'Lucida Console'" style:font-family-generic="modern" style:font-pitch="fixed"/>
    <style:font-face style:name="Timing1" svg:font-family="Timing" style:font-family-generic="roman" style:font-pitch="fixed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Timing" svg:font-family="Timing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hatch draw:name="Gray_20_45_20_degrees_20_wide" draw:display-name="Gray 45 degrees wide" draw:style="single" draw:color="#c0c0c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ffffff" draw:fill-gradient-name="Gradient_20_7" draw:fill-hatch-name="Hatch_20_1" draw:fill-image-name="Bitmape_20_1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1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</style:style>
    <style:style style:name="Dashed" style:family="graphic" style:parent-style-name="Line_2c__20_thin">
      <style:graphic-properties draw:stroke="dash" draw:stroke-dash="Fine_20_Dashed" svg:stroke-width="0.025cm" draw:marker-start-width="0.33cm" draw:marker-end-width="0.33cm" draw:fill="none" draw:textarea-horizontal-align="center" draw:textarea-vertical-align="middle"/>
    </style:style>
    <style:style style:name="Centerline" style:family="graphic" style:parent-style-name="Line_2c__20_thin">
      <style:graphic-properties draw:stroke="dash" draw:stroke-dash="Ultrafine_20_2_20_Dots_20_3_20_Dashes" svg:stroke-width="0cm" draw:marker-start-width="0.305cm" draw:marker-end-width="0.305cm" draw:fill="none" draw:textarea-horizontal-align="center" draw:textarea-vertical-align="middle"/>
    </style:style>
    <style:style style:name="Arrow" style:family="graphic" style:parent-style-name="Line_2c__20_thin">
      <style:graphic-properties draw:marker-end="Arrow" draw:marker-end-width="0.152cm" draw:fill="none" draw:textarea-horizontal-align="center" draw:textarea-vertical-align="middle"/>
    </style:style>
    <style:style style:name="Arrow_2c__20_double" style:display-name="Arrow, double" style:family="graphic" style:parent-style-name="Line_2c__20_thin">
      <style:graphic-properties draw:marker-start="Arrow" draw:marker-start-width="0.152cm" draw:marker-end="Arrow" draw:marker-end-width="0.152cm"/>
    </style:style>
    <style:style style:name="Black" style:family="graphic" style:parent-style-name="standard">
      <style:graphic-properties draw:stroke="none" draw:fill-color="#000000" draw:textarea-horizontal-align="center" draw:textarea-vertical-align="middle"/>
    </style:style>
    <style:style style:name="White" style:family="graphic" style:parent-style-name="Black">
      <style:graphic-properties draw:fill-color="#ffffff"/>
    </style:style>
    <style:style style:name="Line_2c__20_thin" style:display-name="Line, thin" style:family="graphic" style:parent-style-name="standard">
      <style:graphic-properties svg:stroke-width="0.025cm" draw:marker-start-width="0.33cm" draw:marker-end-width="0.33cm" draw:fill="none" draw:textarea-horizontal-align="center" draw:textarea-vertical-align="middle"/>
    </style:style>
    <style:style style:name="Hatched" style:family="graphic" style:parent-style-name="standard">
      <style:graphic-properties draw:fill="hatch" draw:fill-hatch-name="Black_20_45_20_Degrees" draw:fill-hatch-solid="false"/>
    </style:style>
    <style:style style:name="Knurled" style:family="graphic" style:parent-style-name="Hatched">
      <style:graphic-properties draw:fill-hatch-name="Blue_20_Crossed_20_45_20_Degrees" draw:fill-hatch-solid="false"/>
    </style:style>
    <style:style style:name="Hatched_2c__20_left" style:display-name="Hatched, left" style:family="graphic" style:parent-style-name="Hatched">
      <style:graphic-properties draw:fill-hatch-name="Black_20_-45_20_Degrees" draw:fill-hatch-solid="false"/>
    </style:style>
    <style:style style:name="Hatched_2c__20_gray_2c__20_wide" style:display-name="Hatched, gray, wide" style:family="graphic" style:parent-style-name="Hatched">
      <style:graphic-properties draw:fill-hatch-name="Gray_20_45_20_degrees_20_wide" draw:fill-hatch-solid="false"/>
    </style:style>
    <style:style style:name="Arrow_2c__20_begin" style:display-name="Arrow, begin" style:family="graphic" style:parent-style-name="Line_2c__20_thin">
      <style:graphic-properties draw:marker-start="Arrow" draw:marker-start-width="0.152cm"/>
    </style:style>
    <style:style style:name="Line_2c__20_heavy" style:display-name="Line, heavy" style:family="graphic" style:parent-style-name="standard">
      <style:graphic-properties svg:stroke-width="0.076cm" draw:marker-start-width="0.406cm" draw:marker-end-width="0.406cm"/>
    </style:style>
    <style:style style:name="Line_2c__20_very_20_heavy" style:display-name="Line, very heavy" style:family="graphic" style:parent-style-name="Line_2c__20_heavy">
      <style:graphic-properties svg:stroke-width="0.102cm" draw:marker-start-width="0.457cm" draw:marker-end-width="0.457cm"/>
    </style:style>
    <style:style style:name="Hatched_2c__20_horizontal" style:display-name="Hatched, horizontal" style:family="graphic" style:parent-style-name="Hatched">
      <style:graphic-properties draw:fill-hatch-name="Black_20_0_20_Degrees" draw:fill-hatch-solid="false"/>
    </style:style>
    <style:style style:name="Hatched_2c__20_vertical" style:display-name="Hatched, vertical" style:family="graphic" style:parent-style-name="Hatched"/>
    <style:style style:name="Dimension_2c__20_vertical" style:display-name="Dimension, vertical" style:family="graphic" style:parent-style-name="measure">
      <style:graphic-properties draw:textarea-horizontal-align="center" draw:textarea-vertical-align="middle" draw:parallel="true"/>
    </style:style>
    <style:style style:name="Normal" style:family="graphic">
      <style:paragraph-properties style:text-autospace="none" style:writing-mode="lr-tb"/>
      <style:text-properties style:use-window-font-color="true" style:font-name="DejaVu Sans1" fo:font-family="'DejaVu Sans'" style:font-family-generic="swiss" style:font-pitch="variable" fo:font-size="11pt" fo:language="en" fo:country="US" style:font-name-asian="Tahoma1" style:font-family-asian="Tahoma" style:font-family-generic-asian="swiss" style:font-pitch-asian="variable" style:language-asian="zxx" style:country-asian="none"/>
    </style:style>
    <style:style style:name="Heading_20_1" style:display-name="Heading 1" style:family="graphic">
      <style:paragraph-properties fo:margin-left="0cm" fo:margin-right="0cm" fo:margin-top="0.896cm" fo:margin-bottom="0.358cm" fo:text-align="center" fo:text-indent="0cm" style:text-autospace="none"/>
      <style:text-properties style:font-name="Arial1" fo:font-family="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cm" fo:margin-bottom="0.358cm" fo:text-indent="0cm" style:text-autospace="none"/>
      <style:text-properties style:font-name="Arial1" fo:font-family="Arial" style:font-family-generic="swiss" style:font-pitch="variable" fo:font-size="14pt" fo:font-style="normal" fo:font-weight="bold" style:font-name-asian="Tahoma1" style:font-family-asian="Tahoma" style:font-family-generic-asian="swiss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.224cm" fo:margin-right="0cm" fo:margin-top="0cm" fo:margin-bottom="0.224cm" fo:text-indent="0cm" style:text-autospace="none"/>
      <style:text-properties style:font-name="Arial1" fo:font-family="Arial" style:font-family-generic="swiss" style:font-pitch="variable" fo:font-size="13pt" fo:font-style="italic" fo:font-weight="bold" style:font-name-asian="Tahoma1" style:font-family-asian="Tahoma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left="0.448cm" fo:margin-right="0cm" fo:margin-top="0.224cm" fo:margin-bottom="0.224cm" fo:text-indent="0cm" style:text-autospace="none"/>
      <style:text-properties style:font-name="Arial1" fo:font-family="Arial" style:font-family-generic="swiss" style:font-pitch="variable" fo:font-size="12pt" fo:font-style="normal" style:text-underline-style="none" fo:font-weight="bold" style:font-name-asian="Tahoma1" style:font-family-asian="Tahoma" style:font-family-generic-asian="swiss" style:font-pitch-asian="variable" style:font-size-asian="11.5pt" style:font-style-asian="italic" style:font-weight-asian="bold" style:font-style-complex="normal" style:font-weight-complex="bold"/>
    </style:style>
    <style:style style:name="Heading_20_5" style:display-name="Heading 5" style:family="graphic">
      <style:paragraph-properties fo:margin-left="0.672cm" fo:margin-right="0cm" fo:margin-top="0.224cm" fo:margin-bottom="0.224cm" fo:text-indent="0cm" style:text-autospace="none"/>
      <style:text-properties style:font-name="Arial1" fo:font-family="Arial" style:font-family-generic="swiss" style:font-pitch="variable" fo:font-size="11pt" style:text-underline-style="solid" style:text-underline-width="auto" style:text-underline-color="font-color" fo:font-weight="bold" style:font-name-asian="Tahoma1" style:font-family-asian="Tahoma" style:font-family-generic-asian="swiss" style:font-pitch-asian="variable" style:font-size-asian="11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Reference_20_page_20_info" style:display-name="Reference page info" style:family="graphic">
      <style:paragraph-properties style:text-autospace="none"/>
      <style:text-properties style:use-window-font-color="true" style:font-name="Arial1" fo:font-family="Arial" style:font-family-generic="swiss" style:font-pitch="variable" fo:font-size="11pt" fo:font-style="normal" fo:font-weight="normal" style:font-style-asian="normal" style:font-weight-asian="normal" style:font-style-complex="normal" style:font-weight-complex="normal"/>
    </style:style>
    <style:style style:name="Vector" style:family="graphic">
      <style:paragraph-properties style:text-autospace="none"/>
      <style:text-properties style:use-window-font-color="true" style:font-name="Arial1" fo:font-family="Arial" style:font-family-generic="swiss" style:font-pitch="variable" fo:font-size="11pt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c__20_important" style:display-name="Code, important" style:family="graphic">
      <style:paragraph-properties style:text-autospace="none"/>
      <style:text-properties fo:color="#b80047" style:font-name="Lucida Console2" fo:font-family="'Lucida Console'" style:font-family-generic="modern" style:font-pitch="fixed" fo:font-size="10pt" fo:language="zxx" fo:country="none" fo:font-weight="normal" style:font-weight-asian="normal" style:font-weight-complex="normal"/>
    </style:style>
    <style:style style:name="Code" style:family="graphic">
      <style:paragraph-properties style:text-autospace="none"/>
      <style:text-properties fo:color="#00538d" style:font-name="Lucida Console2" fo:font-family="'Lucida Console'" style:font-family-generic="modern" style:font-pitch="fixed" fo:font-size="10pt" fo:language="zxx" fo:country="none" fo:font-weight="normal" style:font-weight-asian="normal" style:font-weight-complex="normal"/>
    </style:style>
    <style:style style:name="Article_20_title" style:display-name="Article title" style:family="graphic">
      <style:paragraph-properties style:text-autospace="none"/>
      <style:text-properties fo:font-size="11pt" fo:font-style="italic" style:font-size-asian="11pt" style:font-style-asian="italic" style:font-size-complex="11pt" style:font-style-complex="italic"/>
    </style:style>
    <style:style style:name="Book_20_title" style:display-name="Book title" style:family="graphic">
      <style:paragraph-properties style:text-autospace="none"/>
      <style:text-properties fo:font-size="11pt" fo:font-style="italic" style:font-size-asian="11pt" style:font-style-asian="italic" style:font-size-complex="11pt" style:font-style-complex="italic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ection" style:family="graphic">
      <style:paragraph-properties style:text-autospace="non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Important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Keyword" style:family="graphic">
      <style:paragraph-properties style:text-autospace="none"/>
      <style:text-properties fo:color="#008080" fo:font-size="11pt" fo:font-weight="bold" style:font-size-asian="11pt" style:font-weight-asian="bold" style:font-size-complex="11pt" style:font-weight-complex="bold"/>
    </style:style>
    <style:style style:name="Important_20_-_20_blue" style:display-name="Important - blue" style:family="graphic">
      <style:paragraph-properties style:text-autospace="none"/>
      <style:text-properties fo:color="#0066cc" fo:font-size="11pt" fo:font-weight="bold" style:font-size-asian="11pt" style:font-weight-asian="bold" style:font-size-complex="11pt" style:font-weight-complex="bold"/>
    </style:style>
    <style:style style:name="Line_20_number" style:display-name="Line number" style:family="graphic">
      <style:paragraph-properties style:text-autospace="none"/>
      <style:text-properties fo:color="#008000" style:font-name="Lucida Console2" fo:font-family="'Lucida Console'" style:font-family-generic="modern" style:font-pitch="fixed" fo:font-size="10pt" fo:language="zxx" fo:country="none" fo:font-weight="normal" style:font-weight-asian="normal" style:font-weight-complex="normal"/>
    </style:style>
    <style:style style:name="Important_20_-_20_bordeaux" style:display-name="Important - bordeaux" style:family="graphic">
      <style:paragraph-properties style:text-autospace="none"/>
      <style:text-properties fo:color="#993366" fo:font-size="11pt" fo:font-weight="bold" style:font-size-asian="11pt" style:font-weight-asian="bold" style:font-size-complex="11pt" style:font-weight-complex="bold"/>
    </style:style>
    <style:style style:name="Important_20_-_20_green" style:display-name="Important - green" style:family="graphic">
      <style:paragraph-properties style:text-autospace="none"/>
      <style:text-properties fo:color="#008000" fo:font-size="11pt" fo:font-weight="bold" style:font-size-asian="11pt" style:font-weight-asian="bold" style:font-size-complex="11pt" style:font-weight-complex="bold"/>
    </style:style>
    <style:style style:name="Important_20_-_20_red" style:display-name="Important - red" style:family="graphic">
      <style:paragraph-properties style:text-autospace="none"/>
      <style:text-properties fo:color="#ff0000" fo:font-size="11pt" fo:font-weight="bold" style:font-size-asian="11pt" style:font-weight-asian="bold" style:font-size-complex="11pt" style:font-weight-complex="bold"/>
    </style:style>
    <style:style style:name="Timing" style:family="graphic">
      <style:paragraph-properties style:text-autospace="none"/>
      <style:text-properties style:font-name="Timing2" fo:font-family="Timing" style:font-family-generic="roman" style:font-pitch="fixed" style:font-charset="x-symbol" fo:font-size="11pt"/>
    </style:style>
    <style:style style:name="Subscript" style:family="graphic">
      <style:paragraph-properties style:text-autospace="none"/>
      <style:text-properties style:text-position="-11% 58%"/>
    </style:style>
    <style:style style:name="Superscript" style:family="graphic">
      <style:paragraph-properties style:text-autospace="none"/>
      <style:text-properties style:text-position="11% 58%"/>
    </style:style>
    <style:style style:name="Teletype" style:family="graphic">
      <style:paragraph-properties style:text-autospace="none"/>
      <style:text-properties fo:color="#800000" style:font-name="Courier New2" fo:font-family="'Courier New'" style:font-family-generic="modern" style:font-pitch="fixed" fo:font-size="11pt" style:font-name-asian="Courier New2" style:font-family-asian="'Courier New'" style:font-family-generic-asian="modern" style:font-pitch-asian="fixed"/>
    </style:style>
    <style:style style:name="Definition" style:family="graphic">
      <style:paragraph-properties style:text-autospac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Exampl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Vertical_20_Numbering_20_Symbols" style:display-name="Vertical Numbering Symbols" style:family="graphic">
      <style:paragraph-properties style:text-autospace="none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/>
    </style:style>
    <style:style style:name="Numbering_20_Symbols" style:display-name="Numbering Symbols" style:family="graphic">
      <style:paragraph-properties style:text-autospace="none"/>
    </style:style>
    <style:style style:name="Drop_20_Caps" style:display-name="Drop Caps" style:family="graphic">
      <style:paragraph-properties style:text-autospace="none"/>
    </style:style>
    <style:style style:name="Caption_20_Characters" style:display-name="Caption Characters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ootnote" style:family="graphic">
      <style:paragraph-properties style:text-autospace="none"/>
      <style:text-properties style:font-name="DejaVu Sans1" fo:font-family="'DejaVu Sans'" style:font-family-generic="swiss" style:font-pitch="variable" fo:font-size="11pt"/>
    </style:style>
    <style:style style:name="Aside" style:family="graphic">
      <style:paragraph-properties fo:margin-left="0.896cm" fo:margin-right="0cm" fo:margin-top="0cm" fo:margin-bottom="0.358cm" fo:text-indent="0cm" style:text-autospace="none"/>
      <style:text-properties style:font-name="DejaVu Sans1" fo:font-family="'DejaVu Sans'" style:font-family-generic="swiss" style:font-pitch="variable" fo:font-size="11pt"/>
    </style:style>
    <style:style style:name="Text_20_Body" style:display-name="Text Body" style:family="graphic">
      <style:paragraph-properties fo:margin-left="0.896cm" fo:margin-right="0cm" fo:margin-top="0cm" fo:margin-bottom="0.358cm" fo:text-indent="0cm" style:text-autospace="none"/>
      <style:text-properties style:font-name="DejaVu Sans1" fo:font-family="'DejaVu Sans'" style:font-family-generic="swiss" style:font-pitch="variable" fo:font-size="11pt"/>
    </style:style>
    <style:style style:name="Frame_20_Contents" style:display-name="Frame Contents" style:family="graphic">
      <style:paragraph-properties style:text-autospace="none"/>
      <style:text-properties style:font-name="DejaVu Sans1" fo:font-family="'DejaVu Sans'" style:font-family-generic="swiss" style:font-pitch="variable" fo:font-size="11pt"/>
    </style:style>
    <style:style style:name="Figure" style:family="graphic">
      <style:paragraph-properties fo:margin-top="0.374cm" fo:margin-bottom="0.374cm" fo:text-align="center" style:text-autospace="none"/>
      <style:text-properties style:font-name="Arial2" fo:font-family="Arial" style:font-family-generic="swiss" fo:font-size="10pt" fo:font-style="italic" fo:font-weight="bold" style:font-name-asian="Tahoma2" style:font-family-asian="Tahoma" style:font-family-generic-asian="swiss" style:font-size-asian="10pt" style:font-style-asian="italic" style:font-weight-asian="bold" style:font-style-complex="italic" style:font-weight-complex="bold"/>
    </style:style>
    <style:style style:name="Caption" style:family="graphic">
      <style:paragraph-properties fo:margin-top="0.374cm" fo:margin-bottom="0.374cm" fo:text-align="center" style:text-autospace="none"/>
      <style:text-properties style:font-name="Arial2" fo:font-family="Arial" style:font-family-generic="swiss" fo:font-size="10pt" fo:font-style="italic" fo:font-weight="bold" style:font-name-asian="Tahoma2" style:font-family-asian="Tahoma" style:font-family-generic-asian="swiss" style:font-size-asian="10pt" style:font-style-asian="italic" style:font-weight-asian="bold" style:font-style-complex="italic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DejaVu Sans1" fo:font-family="'DejaVu Sans'" style:font-family-generic="swiss" style:font-pitch="variable" fo:font-size="11pt"/>
    </style:style>
    <style:style style:name="Subtitle_2c__20_no_20_space" style:display-name="Subtitle, no space" style:family="graphic">
      <style:paragraph-properties fo:margin-top="0cm" fo:margin-bottom="0cm" fo:text-align="center" style:text-autospace="none"/>
      <style:text-properties style:font-name="Arial1" fo:font-family="Arial" style:font-family-generic="swiss" style:font-pitch="variable" fo:font-size="11pt" fo:font-style="normal" fo:font-weight="normal" style:font-name-asian="Tahoma1" style:font-family-asian="Tahoma" style:font-family-generic-asian="swiss" style:font-pitch-asian="variable" style:font-size-asian="14pt" style:font-style-asian="italic" style:font-weight-asian="normal" style:font-style-complex="normal" style:font-weight-complex="normal"/>
    </style:style>
    <style:style style:name="Indented" style:family="graphic">
      <style:paragraph-properties fo:margin-left="3.136cm" fo:margin-right="0cm" fo:margin-top="0cm" fo:margin-bottom="0.358cm" fo:text-indent="0cm" style:text-autospace="none"/>
      <style:text-properties style:font-name="DejaVu Sans1" fo:font-family="'DejaVu Sans'" style:font-family-generic="swiss" style:font-pitch="variable" fo:font-size="11pt"/>
    </style:style>
    <style:style style:name="Subtitle_2c__20_document" style:display-name="Subtitle, document" style:family="graphic">
      <style:paragraph-properties fo:margin-left="0cm" fo:margin-right="0cm" fo:margin-top="0cm" fo:margin-bottom="1.764cm" fo:text-align="center" fo:text-indent="0cm" style:text-autospace="none"/>
      <style:text-properties style:font-name="Arial1" fo:font-family="Arial" style:font-family-generic="swiss" style:font-pitch="variable" fo:font-size="11pt" fo:font-style="normal" fo:font-weight="normal" style:font-name-asian="Tahoma1" style:font-family-asian="Tahoma" style:font-family-generic-asian="swiss" style:font-pitch-asian="variable" style:font-size-asian="14pt" style:font-style-asian="italic" style:font-weight-asian="normal" style:font-style-complex="normal" style:font-weight-complex="normal"/>
    </style:style>
    <style:style style:name="Title_2c__20_document" style:display-name="Title, document" style:family="graphic">
      <style:paragraph-properties fo:margin-left="0cm" fo:margin-right="0cm" fo:margin-top="0cm" fo:margin-bottom="0.358cm" fo:text-align="center" fo:text-indent="0cm" style:text-autospace="none"/>
      <style:text-properties style:font-name="Arial1" fo:font-family="Arial" style:font-family-generic="swiss" style:font-pitch="variable" fo:font-size="16pt" fo:font-weight="bold" style:font-name-asian="Tahoma1" style:font-family-asian="Tahoma" style:font-family-generic-asian="swiss" style:font-pitch-asian="variable" style:font-size-asian="18pt" style:font-weight-asian="bold" style:font-weight-complex="bold"/>
    </style:style>
    <style:style style:name="xx_20_Hidden" style:display-name="xx Hidden" style:family="graphic">
      <style:paragraph-properties fo:margin-left="0cm" fo:margin-right="0cm" fo:margin-top="0cm" fo:margin-bottom="0.358cm" fo:text-indent="0cm" style:text-autospace="none"/>
      <style:text-properties style:font-name="DejaVu Sans1" fo:font-family="'DejaVu Sans'" style:font-family-generic="swiss" style:font-pitch="variable" fo:font-size="11pt"/>
    </style:style>
    <style:style style:name="Reference" style:family="graphic">
      <style:paragraph-properties fo:margin-left="0.896cm" fo:margin-right="0cm" fo:margin-top="0cm" fo:margin-bottom="0.358cm" fo:text-indent="0cm" style:text-autospace="none"/>
      <style:text-properties style:font-name="DejaVu Sans1" fo:font-family="'DejaVu Sans'" style:font-family-generic="swiss" style:font-pitch="variable" fo:font-size="11pt"/>
    </style:style>
    <style:style style:name="Comment" style:family="graphic">
      <style:paragraph-properties fo:margin-left="1.344cm" fo:margin-right="0cm" fo:text-indent="0cm" style:text-autospace="none"/>
      <style:text-properties fo:color="#800000" style:font-name="Lucida Console2" fo:font-family="'Lucida Console'" style:font-family-generic="modern" style:font-pitch="fixed" fo:font-size="10pt" fo:language="zxx" fo:country="none" fo:font-weight="normal" style:font-weight-asian="normal" style:font-weight-complex="normal"/>
    </style:style>
    <style:style style:name="Where_20_end" style:display-name="Where end" style:family="graphic">
      <style:paragraph-properties fo:margin-left="2.207cm" fo:margin-right="0cm" fo:margin-top="0cm" fo:margin-bottom="0.358cm" fo:text-indent="0cm" style:text-autospace="none"/>
      <style:text-properties style:font-name="DejaVu Sans1" fo:font-family="'DejaVu Sans'" style:font-family-generic="swiss" style:font-pitch="variable" fo:font-size="11pt"/>
    </style:style>
    <style:style style:name="Where" style:family="graphic">
      <style:paragraph-properties fo:margin-left="2.207cm" fo:margin-right="0cm" fo:margin-top="0cm" fo:margin-bottom="0cm" fo:text-indent="0cm" style:text-autospace="none"/>
      <style:text-properties style:font-name="DejaVu Sans1" fo:font-family="'DejaVu Sans'" style:font-family-generic="swiss" style:font-pitch="variable" fo:font-size="11pt"/>
    </style:style>
    <style:style style:name="Code_20_end" style:display-name="Code end" style:family="graphic">
      <style:paragraph-properties fo:margin-left="1.344cm" fo:margin-right="0cm" fo:margin-top="0cm" fo:margin-bottom="0.358cm" fo:text-indent="0cm" style:text-autospace="none"/>
      <style:text-properties fo:color="#00538d" style:font-name="Lucida Console2" fo:font-family="'Lucida Console'" style:font-family-generic="modern" style:font-pitch="fixed" fo:font-size="10pt" fo:language="zxx" fo:country="none" fo:font-weight="normal" style:font-weight-asian="normal" style:font-weight-complex="normal"/>
    </style:style>
    <style:style style:name="Equation" style:family="graphic">
      <style:paragraph-properties fo:margin-left="0.896cm" fo:margin-right="0cm" fo:margin-top="0cm" fo:margin-bottom="0.358cm" fo:text-align="center" fo:text-indent="0cm" style:text-autospace="none"/>
      <style:text-properties style:font-name="DejaVu Sans1" fo:font-family="'DejaVu Sans'" style:font-family-generic="swiss" style:font-pitch="variable" fo:font-size="11pt"/>
    </style:style>
    <style:style style:name="xx" style:family="graphic">
      <style:paragraph-properties fo:margin-left="0.896cm" fo:margin-right="0cm" fo:margin-top="0cm" fo:margin-bottom="0.358cm" fo:text-indent="0cm" style:text-autospace="none"/>
      <style:text-properties style:font-name="DejaVu Sans1" fo:font-family="'DejaVu Sans'" style:font-family-generic="swiss" style:font-pitch="variable" fo:font-size="11pt"/>
    </style:style>
    <style:style style:name="Table_20_Heading" style:display-name="Table Heading" style:family="graphic">
      <style:paragraph-properties fo:margin-left="0cm" fo:margin-right="0cm" fo:text-align="center" fo:text-indent="0cm" style:text-autospace="none"/>
      <style:text-properties style:font-name="DejaVu Sans1" fo:font-family="'DejaVu Sans'" style:font-family-generic="swiss" style:font-pitch="variable" fo:font-size="11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text-indent="0cm" style:text-autospace="none"/>
      <style:text-properties style:font-name="DejaVu Sans1" fo:font-family="'DejaVu Sans'" style:font-family-generic="swiss" style:font-pitch="variable" fo:font-size="11pt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DejaVu Sans1" fo:font-family="'DejaVu Sans'" style:font-family-generic="swiss" style:font-pitch="variable" fo:font-size="11pt"/>
    </style:style>
    <style:style style:name="Header" style:family="graphic">
      <style:paragraph-properties style:text-autospace="none">
        <style:tab-stops>
          <style:tab-stop style:position="15.681cm" style:type="center"/>
          <style:tab-stop style:position="31.362cm" style:type="right"/>
        </style:tab-stops>
      </style:paragraph-properties>
      <style:text-properties style:font-name="DejaVu Sans1" fo:font-family="'DejaVu Sans'" style:font-family-generic="swiss" style:font-pitch="variable" fo:font-size="11pt"/>
    </style:style>
    <style:style style:name="Marginalia" style:family="graphic">
      <style:paragraph-properties fo:margin-left="7.057cm" fo:margin-right="0cm" fo:margin-top="0cm" fo:margin-bottom="0.358cm" fo:text-indent="0cm" style:text-autospace="none"/>
      <style:text-properties style:font-name="DejaVu Sans1" fo:font-family="'DejaVu Sans'" style:font-family-generic="swiss" style:font-pitch="variable" fo:font-size="11pt"/>
    </style:style>
    <style:style style:name="Index" style:family="graphic">
      <style:paragraph-properties style:text-autospace="none"/>
      <style:text-properties style:font-name="Arial2" fo:font-family="Arial" style:font-family-generic="swiss" fo:font-size="11pt" style:font-name-asian="Tahoma2" style:font-family-asian="Tahoma" style:font-family-generic-asian="swiss"/>
    </style:style>
    <style:style style:name="List" style:family="graphic">
      <style:paragraph-properties fo:margin-left="0.896cm" fo:margin-right="0cm" fo:margin-top="0cm" fo:margin-bottom="0.358cm" fo:text-indent="0cm" style:text-autospace="none"/>
      <style:text-properties style:font-name="Arial2" fo:font-family="Arial" style:font-family-generic="swiss" fo:font-size="11pt" style:font-name-asian="Tahoma2" style:font-family-asian="Tahoma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White">
      <style:graphic-properties draw:fill-color="#ffffb2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measure" style:list-style-name="L1">
      <style:graphic-properties draw:textarea-horizontal-align="center" draw:textarea-vertical-align="middle" draw:line-distance="3.651cm" draw:start-guide="1cm" draw:end-guide="-1.352cm" draw:parallel="true"/>
    </style:style>
    <style:style style:name="gr4" style:family="graphic" style:parent-style-name="measure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layer="layout" svg:width="6.946cm" svg:height="6.946cm" svg:x="3.672cm" svg:y="2.219cm">
            <text:p/>
          </draw:circle>
          <draw:rect draw:style-name="White" draw:layer="layout" svg:width="7.905cm" svg:height="6.349cm" svg:x="2.989cm" svg:y="3.346cm">
            <text:p/>
          </draw:rect>
        </draw:g>
        <draw:line draw:style-name="Line_2c__20_thin" draw:layer="layout" svg:x1="2.453cm" svg:y1="5.692cm" svg:x2="12.016cm" svg:y2="5.692cm">
          <text:p/>
        </draw:line>
        <draw:line draw:style-name="Line_2c__20_thin" draw:layer="layout" svg:x1="7.145cm" svg:y1="1.841cm" svg:x2="7.145cm" svg:y2="9.746cm">
          <text:p/>
        </draw:line>
        <draw:circle draw:style-name="gr2" draw:layer="layout" svg:width="6.946cm" svg:height="6.946cm" svg:x="3.672cm" svg:y="2.219cm">
          <text:p/>
        </draw:circle>
        <draw:line draw:style-name="gr2" draw:layer="layout" svg:x1="4.57cm" svg:y1="3.346cm" svg:x2="9.695cm" svg:y2="3.346cm">
          <text:p/>
        </draw:line>
        <draw:measure draw:style-name="gr3" draw:text-style-name="P1" draw:layer="measurelines" svg:x1="8.491cm" svg:y1="2.173cm" svg:x2="8.491cm" svg:y2="3.346cm">
          <text:p text:style-name="P1"><text:span text:style-name="T1"><text:s/></text:span></text:p>
        </draw:measure>
        <draw:measure draw:style-name="gr4" draw:layer="measurelines" svg:x1="9.695cm" svg:y1="3.346cm" svg:x2="4.621cm" svg:y2="3.346cm">
          <text:p text:style-name="P2"><text:span text:style-name="T1"><text:s/></text:span></text:p>
        </draw:measure>
        <draw:frame draw:style-name="gr5" draw:layer="layout" svg:width="0.281cm" svg:height="0.442cm" svg:x="6.47cm" svg:y="4.283cm">
          <draw:text-box>
            <text:p>w</text:p>
          </draw:text-box>
        </draw:frame>
        <draw:frame draw:style-name="gr5" draw:layer="layout" svg:width="0.218cm" svg:height="0.442cm" svg:x="12.37cm" svg:y="2.583cm">
          <draw:text-box>
            <text:p>h</text:p>
          </draw:text-box>
        </draw:frame>
        <draw:line draw:style-name="Arrow_2c__20_double" draw:layer="layout" svg:x1="10.46cm" svg:y1="6.763cm" svg:x2="3.83cm" svg:y2="4.621cm">
          <text:p/>
        </draw:line>
        <draw:polyline draw:style-name="Line_2c__20_thin" draw:layer="layout" svg:width="1.396cm" svg:height="0.156cm" draw:transform="rotate (2.82813151993161) translate (4.26649775010837cm 4.92362993616004cm)" svg:viewBox="0 0 1397 157" draw:points="0,157 911,157 1397,0">
          <text:p/>
        </draw:polyline>
        <draw:frame draw:style-name="gr5" draw:layer="layout" svg:width="0.281cm" svg:height="0.442cm" svg:x="2.57cm" svg:y="4.283cm">
          <draw:text-box>
            <text:p>D</text:p>
          </draw:text-box>
        </draw:frame>
        <draw:frame draw:style-name="gr5" draw:layer="layout" svg:width="1.56cm" svg:height="0.442cm" svg:x="5.459cm" svg:y="2.71cm">
          <draw:text-box>
            <text:p>Segment</text:p>
          </draw:text-box>
        </draw:frame>
      </draw:page>
    </office:drawing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hatch draw:name="Gray_20_45_20_degrees_20_wide" draw:display-name="Gray 45 degrees wide" draw:style="single" draw:color="#c0c0c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ffffff" draw:fill-gradient-name="Gradient_20_7" draw:fill-hatch-name="Hatch_20_1" draw:fill-image-name="Bitmape_20_1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1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</style:style>
    <style:style style:name="Dashed" style:family="graphic" style:parent-style-name="Line_2c__20_thin">
      <style:graphic-properties draw:stroke="dash" draw:stroke-dash="Fine_20_Dashed" svg:stroke-width="0.025cm" draw:marker-start-width="0.33cm" draw:marker-end-width="0.33cm" draw:fill="none" draw:textarea-horizontal-align="center" draw:textarea-vertical-align="middle"/>
    </style:style>
    <style:style style:name="Centerline" style:family="graphic" style:parent-style-name="Line_2c__20_thin">
      <style:graphic-properties draw:stroke="dash" draw:stroke-dash="Ultrafine_20_2_20_Dots_20_3_20_Dashes" svg:stroke-width="0cm" draw:marker-start-width="0.305cm" draw:marker-end-width="0.305cm" draw:fill="none" draw:textarea-horizontal-align="center" draw:textarea-vertical-align="middle"/>
    </style:style>
    <style:style style:name="Arrow" style:family="graphic" style:parent-style-name="Line_2c__20_thin">
      <style:graphic-properties draw:marker-end="Arrow" draw:marker-end-width="0.152cm" draw:fill="none" draw:textarea-horizontal-align="center" draw:textarea-vertical-align="middle"/>
    </style:style>
    <style:style style:name="Arrow_2c__20_double" style:display-name="Arrow, double" style:family="graphic" style:parent-style-name="Line_2c__20_thin">
      <style:graphic-properties draw:marker-start="Arrow" draw:marker-start-width="0.152cm" draw:marker-end="Arrow" draw:marker-end-width="0.152cm"/>
    </style:style>
    <style:style style:name="Black" style:family="graphic" style:parent-style-name="standard">
      <style:graphic-properties draw:stroke="none" draw:fill-color="#000000" draw:textarea-horizontal-align="center" draw:textarea-vertical-align="middle"/>
    </style:style>
    <style:style style:name="White" style:family="graphic" style:parent-style-name="Black">
      <style:graphic-properties draw:fill-color="#ffffff"/>
    </style:style>
    <style:style style:name="Line_2c__20_thin" style:display-name="Line, thin" style:family="graphic" style:parent-style-name="standard">
      <style:graphic-properties svg:stroke-width="0.025cm" draw:marker-start-width="0.33cm" draw:marker-end-width="0.33cm" draw:fill="none" draw:textarea-horizontal-align="center" draw:textarea-vertical-align="middle"/>
    </style:style>
    <style:style style:name="Hatched" style:family="graphic" style:parent-style-name="standard">
      <style:graphic-properties draw:fill="hatch" draw:fill-hatch-name="Black_20_45_20_Degrees" draw:fill-hatch-solid="false"/>
    </style:style>
    <style:style style:name="Knurled" style:family="graphic" style:parent-style-name="Hatched">
      <style:graphic-properties draw:fill-hatch-name="Blue_20_Crossed_20_45_20_Degrees" draw:fill-hatch-solid="false"/>
    </style:style>
    <style:style style:name="Hatched_2c__20_left" style:display-name="Hatched, left" style:family="graphic" style:parent-style-name="Hatched">
      <style:graphic-properties draw:fill-hatch-name="Black_20_-45_20_Degrees" draw:fill-hatch-solid="false"/>
    </style:style>
    <style:style style:name="Hatched_2c__20_gray_2c__20_wide" style:display-name="Hatched, gray, wide" style:family="graphic" style:parent-style-name="Hatched">
      <style:graphic-properties draw:fill-hatch-name="Gray_20_45_20_degrees_20_wide" draw:fill-hatch-solid="false"/>
    </style:style>
    <style:style style:name="Arrow_2c__20_begin" style:display-name="Arrow, begin" style:family="graphic" style:parent-style-name="Line_2c__20_thin">
      <style:graphic-properties draw:marker-start="Arrow" draw:marker-start-width="0.152cm"/>
    </style:style>
    <style:style style:name="Line_2c__20_heavy" style:display-name="Line, heavy" style:family="graphic" style:parent-style-name="standard">
      <style:graphic-properties svg:stroke-width="0.076cm" draw:marker-start-width="0.406cm" draw:marker-end-width="0.406cm"/>
    </style:style>
    <style:style style:name="Line_2c__20_very_20_heavy" style:display-name="Line, very heavy" style:family="graphic" style:parent-style-name="Line_2c__20_heavy">
      <style:graphic-properties svg:stroke-width="0.102cm" draw:marker-start-width="0.457cm" draw:marker-end-width="0.457cm"/>
    </style:style>
    <style:style style:name="Hatched_2c__20_horizontal" style:display-name="Hatched, horizontal" style:family="graphic" style:parent-style-name="Hatched">
      <style:graphic-properties draw:fill-hatch-name="Black_20_0_20_Degrees" draw:fill-hatch-solid="false"/>
    </style:style>
    <style:style style:name="Hatched_2c__20_vertical" style:display-name="Hatched, vertical" style:family="graphic" style:parent-style-name="Hatched"/>
    <style:style style:name="Dimension_2c__20_vertical" style:display-name="Dimension, vertical" style:family="graphic" style:parent-style-name="measure">
      <style:graphic-properties draw:textarea-horizontal-align="center" draw:textarea-vertical-align="middle" draw:parallel="tru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9/content.xml><?xml version="1.0" encoding="utf-8"?>
<math xmlns="http://www.w3.org/1998/Math/MathML">
  <semantics>
    <mrow>
      <mtable>
        <mtr>
          <mtd>
            <mrow>
              <mo stretchy="false">θ</mo>
              <mrow>
                <mi/>
                <mo stretchy="false">=</mo>
                <mi/>
              </mrow>
              <mrow>
                <msup>
                  <mi>cos</mi>
                  <mrow>
                    <mrow>
                      <mo stretchy="false">−</mo>
                      <mn>1</mn>
                    </mrow>
                  </mrow>
                </msup>
                <mfrac>
                  <mi>w</mi>
                  <msqrt>
                    <mrow>
                      <mrow>
                        <msup>
                          <mi>u</mi>
                          <mn>2</mn>
                        </msup>
                        <mo stretchy="false">+</mo>
                        <msup>
                          <mi>t</mi>
                          <mn>2</mn>
                        </msup>
                      </mrow>
                    </mrow>
                  </msqrt>
                </mfrac>
                <mrow>
                  <mi/>
                  <mo stretchy="false">+</mo>
                  <mi/>
                </mrow>
                <msup>
                  <mi>tan</mi>
                  <mrow>
                    <mrow>
                      <mo stretchy="false">−</mo>
                      <mn>1</mn>
                    </mrow>
                  </mrow>
                </msup>
                <mfrac>
                  <mi>t</mi>
                  <mi>u</mi>
                </mfrac>
              </mrow>
            </mrow>
          </mtd>
        </mtr>
        <mtr>
          <mtd>
            <mrow>
              <mi>u</mi>
              <mrow>
                <mi/>
                <mo stretchy="false">=</mo>
                <mi/>
              </mrow>
              <mn>2</mn>
              <msqrt>
                <mrow>
                  <mi>h</mi>
                  <mrow>
                    <mo stretchy="false">(</mo>
                    <mrow>
                      <mrow>
                        <mi>D</mi>
                        <mo stretchy="false">−</mo>
                        <mi>h</mi>
                      </mrow>
                    </mrow>
                    <mo stretchy="false">)</mo>
                  </mrow>
                </mrow>
              </msqrt>
            </mrow>
          </mtd>
        </mtr>
      </mtable>
    </mrow>
    <annotation encoding="StarMath 5.0">stack {
alignl %theta `=` {alignc cos^{-1} w over sqrt{u^2 + t^2} `+` tan^{-1} t over u}#

alignl u `=` 2 sqrt{ h(D - h) }
}</annotation>
  </semantics>
</math>
</file>

<file path=Object 2/Object 2/content.xml><?xml version="1.0" encoding="utf-8"?>
<math xmlns="http://www.w3.org/1998/Math/MathML" display="block">
  <semantics>
    <mrow>
      <mrow>
        <mi>v</mi>
        <mo stretchy="false">=</mo>
        <mi>t</mi>
      </mrow>
      <mi>sin</mi>
      <mi mathvariant="normal">θ</mi>
    </mrow>
    <annotation encoding="StarMath 5.0">v = t sin %theta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measure" style:list-style-name="L1">
      <style:graphic-properties draw:textarea-horizontal-align="center" draw:textarea-vertical-align="middle" draw:line-distance="4.878cm" draw:placing="below"/>
    </style:style>
    <style:style style:name="gr2" style:family="graphic" style:parent-style-name="standard">
      <style:graphic-properties draw:stroke="none" svg:stroke-color="#000000" draw:fill="none" draw:fill-color="#ffffff" fo:min-height="0.442cm" fo:min-width="0.218cm"/>
    </style:style>
    <style:style style:name="gr3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013cm" fo:padding-bottom="0.013cm" fo:padding-left="0.013cm" fo:padding-right="0.013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 fo:min-width="0.212cm"/>
    </style:style>
    <style:style style:name="gr6" style:family="graphic" style:parent-style-name="standard">
      <style:graphic-properties draw:stroke="none" svg:stroke-color="#000000" draw:fill="none" draw:fill-color="#ffffff" fo:min-height="0.619cm" fo:min-width="0.269cm"/>
    </style:style>
    <style:style style:name="gr7" style:family="graphic" style:parent-style-name="standard">
      <style:graphic-properties draw:stroke="none" svg:stroke-color="#000000" draw:fill="none" draw:fill-color="#ffffff" fo:min-height="0.619cm" fo:min-width="0.273cm"/>
    </style:style>
    <style:style style:name="gr8" style:family="graphic" style:parent-style-name="standard">
      <style:graphic-properties draw:stroke="none" svg:stroke-color="#000000" draw:fill="none" draw:fill-color="#ffffff" fo:min-height="0.619cm" fo:min-width="0.303cm"/>
    </style:style>
    <style:style style:name="gr9" style:family="graphic" style:parent-style-name="standard">
      <style:graphic-properties draw:stroke="none" svg:stroke-color="#000000" draw:fill="none" draw:fill-color="#ffffff" fo:min-height="0.458cm" fo:min-width="0.248cm"/>
    </style:style>
    <style:style style:name="gr10" style:family="graphic" style:parent-style-name="standard">
      <style:graphic-properties draw:stroke="none" svg:stroke-color="#000000" draw:fill="none" draw:fill-color="#ffffff" fo:min-height="0.458cm" fo:min-width="0.303cm"/>
    </style:style>
    <style:style style:name="gr11" style:family="graphic" style:parent-style-name="standard">
      <style:graphic-properties draw:stroke="none" svg:stroke-color="#000000" draw:fill="none" draw:fill-color="#ffffff" fo:min-height="0.458cm" fo:min-width="0.226cm"/>
    </style:style>
    <style:style style:name="gr12" style:family="graphic" style:parent-style-name="standard">
      <style:graphic-properties draw:stroke="none" svg:stroke-color="#000000" draw:fill="none" draw:fill-color="#ffffff" fo:min-height="0.458cm" fo:min-width="0.294cm"/>
    </style:style>
    <style:style style:name="gr13" style:family="graphic" style:parent-style-name="standard">
      <style:graphic-properties draw:stroke="none" svg:stroke-color="#000000" draw:fill="none" draw:fill-color="#ffffff" fo:min-height="0.915cm" fo:min-width="2.34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0.942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Blade">
      <style:graphic-properties draw:stroke="none" draw:fill-color="#ffffff"/>
    </style:style>
    <style:style style:name="gr17" style:family="graphic" style:parent-style-name="objectwithoutfill">
      <style:graphic-properties svg:stroke-width="0.05cm" svg:stroke-color="#ff0000" draw:marker-start-width="0.404cm" draw:marker-end-width="0.404cm" draw:fill="none" draw:textarea-horizontal-align="center" draw:textarea-vertical-align="middle" fo:padding-top="0.012cm" fo:padding-bottom="0.012cm" fo:padding-left="0.012cm" fo:padding-right="0.012cm"/>
    </style:style>
    <style:style style:name="gr18" style:family="graphic" style:parent-style-name="measure">
      <style:graphic-properties draw:textarea-horizontal-align="center" draw:textarea-vertical-align="middle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svg:stroke-color="#000000" draw:fill="none" draw:fill-color="#ffffff" fo:min-height="0.458cm" fo:min-width="0.32cm"/>
    </style:style>
    <style:style style:name="gr21" style:family="graphic" style:parent-style-name="standard">
      <style:graphic-properties draw:stroke="none" svg:stroke-color="#000000" draw:fill="none" draw:fill-color="#ffffff" fo:min-height="0.458cm" fo:min-width="5.844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size="14pt" fo:font-weight="normal" style:font-weight-asian="normal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fo:font-family="Arial" style:font-style-name="Regular" style:font-family-generic="swiss" fo:font-size="14pt" fo:language="en" fo:country="US" fo:font-weight="normal" style:font-family-asian="Arial" style:font-style-name-asian="Regular" style:font-family-generic-asian="swiss" style:language-asian="en" style:country-asian="US" style:font-weight-asian="normal" style:font-family-complex="Arial" style:font-style-name-complex="Regular" style:font-family-generic-complex="swiss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Blade" draw:layer="layout" svg:width="0.47cm" svg:height="4.119cm" svg:x="7.745cm" svg:y="2.133cm">
          <text:p/>
        </draw:rect>
        <draw:measure draw:style-name="gr1" draw:text-style-name="P1" draw:layer="measurelines" svg:x1="7.745cm" svg:y1="2.133cm" svg:x2="7.745cm" svg:y2="6.252cm">
          <text:p text:style-name="P1"><text:span text:style-name="T1"><text:s/></text:span></text:p>
        </draw:measure>
        <draw:frame draw:style-name="gr2" draw:layer="layout" svg:width="0.218cm" svg:height="0.442cm" svg:x="6.638cm" svg:y="2.339cm">
          <draw:text-box>
            <text:p><text:span text:style-name="T2">θ</text:span></text:p>
          </draw:text-box>
        </draw:frame>
        <draw:g>
          <draw:line draw:style-name="gr3" draw:layer="layout" svg:x1="8.65cm" svg:y1="1.047cm" svg:x2="2.966cm" svg:y2="7.873cm">
            <text:p/>
          </draw:line>
          <draw:line draw:style-name="gr4" draw:layer="layout" svg:x1="7.745cm" svg:y1="6.252cm" svg:x2="5.697cm" svg:y2="4.609cm">
            <text:p/>
          </draw:line>
          <draw:line draw:style-name="gr4" draw:layer="layout" svg:x1="8.245cm" svg:y1="6.253cm" svg:x2="5.903cm" svg:y2="4.375cm">
            <text:p/>
          </draw:line>
          <draw:g>
            <draw:line draw:style-name="gr4" draw:layer="layout" svg:x1="6.06cm" svg:y1="4.204cm" svg:x2="6.273cm" svg:y2="4.375cm">
              <text:p/>
            </draw:line>
            <draw:line draw:style-name="gr4" draw:layer="layout" svg:x1="6.273cm" svg:y1="4.375cm" svg:x2="6.125cm" svg:y2="4.544cm">
              <text:p/>
            </draw:line>
          </draw:g>
          <draw:line draw:style-name="gr3" draw:layer="layout" svg:x1="11.15cm" svg:y1="2.747cm" svg:x2="5.466cm" svg:y2="9.573cm">
            <text:p/>
          </draw:line>
        </draw:g>
        <draw:frame draw:style-name="gr2" draw:layer="layout" svg:width="0.218cm" svg:height="0.442cm" svg:x="7.326cm" svg:y="4.94cm">
          <draw:text-box>
            <text:p><text:span text:style-name="T2">θ</text:span></text:p>
          </draw:text-box>
        </draw:frame>
        <draw:frame draw:style-name="gr5" draw:text-style-name="P2" draw:layer="layout" svg:width="0.212cm" svg:height="0.556cm" svg:x="9.029cm" svg:y="3.662cm">
          <draw:text-box>
            <text:p><text:span text:style-name="T3">t</text:span></text:p>
          </draw:text-box>
        </draw:frame>
        <draw:frame draw:style-name="gr6" draw:layer="layout" svg:width="0.269cm" svg:height="0.619cm" svg:x="8.388cm" svg:y="6.038cm">
          <draw:text-box>
            <text:p>A</text:p>
          </draw:text-box>
        </draw:frame>
        <draw:frame draw:style-name="gr6" draw:layer="layout" svg:width="0.269cm" svg:height="0.619cm" svg:x="7.388cm" svg:y="6.339cm">
          <draw:text-box>
            <text:p>B</text:p>
          </draw:text-box>
        </draw:frame>
        <draw:frame draw:style-name="gr7" draw:layer="layout" svg:width="0.273cm" svg:height="0.619cm" svg:x="5.287cm" svg:y="4.24cm">
          <draw:text-box>
            <text:p>C</text:p>
          </draw:text-box>
        </draw:frame>
        <draw:frame draw:style-name="gr8" draw:layer="layout" svg:width="0.303cm" svg:height="0.619cm" svg:x="5.573cm" svg:y="3.941cm">
          <draw:text-box>
            <text:p>D</text:p>
          </draw:text-box>
        </draw:frame>
        <draw:frame draw:style-name="gr9" draw:layer="layout" svg:width="0.248cm" svg:height="0.458cm" svg:x="7.501cm" svg:y="1.642cm">
          <draw:text-box>
            <text:p>E</text:p>
          </draw:text-box>
        </draw:frame>
        <draw:frame draw:style-name="gr10" draw:layer="layout" svg:width="0.303cm" svg:height="0.458cm" svg:x="2.671cm" svg:y="7.212cm">
          <draw:text-box>
            <text:p>G</text:p>
          </draw:text-box>
        </draw:frame>
        <draw:frame draw:style-name="gr11" draw:layer="layout" svg:width="0.226cm" svg:height="0.458cm" svg:x="8.407cm" svg:y="1.943cm">
          <draw:text-box>
            <text:p>F</text:p>
          </draw:text-box>
        </draw:frame>
        <draw:frame draw:style-name="gr9" draw:layer="layout" svg:width="0.248cm" svg:height="0.458cm" svg:x="2.378cm" svg:y="3.863cm">
          <draw:text-box>
            <text:p>u</text:p>
          </draw:text-box>
        </draw:frame>
        <draw:frame draw:style-name="gr12" draw:layer="layout" svg:width="0.294cm" svg:height="0.458cm" svg:x="2.354cm" svg:y="1.658cm">
          <draw:text-box>
            <text:p>H</text:p>
          </draw:text-box>
        </draw:frame>
        <draw:line draw:style-name="Arrow_2c__20_single" draw:layer="layout" svg:x1="7.041cm" svg:y1="3.947cm" svg:x2="7.745cm" svg:y2="3.947cm">
          <text:p/>
        </draw:line>
        <draw:line draw:style-name="Arrow_2c__20_single" draw:layer="layout" svg:x1="8.876cm" svg:y1="3.947cm" svg:x2="8.245cm" svg:y2="3.947cm">
          <text:p/>
        </draw:line>
        <draw:line draw:style-name="Arrow_2c__20_single" draw:layer="layout" svg:x1="8.919cm" svg:y1="2.645cm" svg:x2="8.246cm" svg:y2="3.247cm">
          <text:p/>
        </draw:line>
        <draw:frame draw:style-name="gr13" draw:text-style-name="P3" draw:layer="layout" svg:width="2.343cm" svg:height="0.915cm" svg:x="9.099cm" svg:y="1.844cm">
          <draw:text-box>
            <text:p text:style-name="P3">Plan view of</text:p>
            <text:p text:style-name="P3">saw blade</text:p>
          </draw:text-box>
        </draw:frame>
        <draw:line draw:style-name="Arrow_2c__20_single" draw:layer="layout" svg:x1="5.027cm" svg:y1="6.472cm" svg:x2="5.802cm" svg:y2="5.572cm">
          <text:p/>
        </draw:line>
        <draw:frame draw:style-name="gr14" draw:layer="layout" svg:width="0.942cm" svg:height="0.915cm" svg:x="5.791cm" svg:y="5.779cm">
          <draw:text-box>
            <text:p>Feed</text:p>
            <text:p>work</text:p>
          </draw:text-box>
        </draw:frame>
        <draw:g>
          <draw:g>
            <draw:rect draw:style-name="Blade" draw:layer="layout" svg:width="1.721cm" svg:height="3.118cm" svg:x="11.114cm" svg:y="4.046cm">
              <text:p/>
            </draw:rect>
            <draw:line draw:style-name="gr4" draw:layer="layout" svg:x1="11.13cm" svg:y1="7.164cm" svg:x2="10.295cm" svg:y2="6.494cm">
              <text:p/>
            </draw:line>
            <draw:line draw:style-name="gr4" draw:layer="layout" svg:x1="12.851cm" svg:y1="7.165cm" svg:x2="10.803cm" svg:y2="5.522cm">
              <text:p/>
            </draw:line>
            <draw:line draw:style-name="gr15" draw:layer="layout" svg:x1="11.114cm" svg:y1="7.165cm" svg:x2="11.763cm" svg:y2="6.321cm">
              <text:p/>
            </draw:line>
            <draw:line draw:style-name="gr4" draw:layer="layout" svg:x1="11.842cm" svg:y1="6.557cm" svg:x2="11.692cm" svg:y2="6.437cm">
              <text:p/>
            </draw:line>
            <draw:line draw:style-name="gr15" draw:layer="layout" svg:x1="11.815cm" svg:y1="6.557cm" svg:x2="11.92cm" svg:y2="6.42cm">
              <text:p/>
            </draw:line>
          </draw:g>
          <draw:rect draw:style-name="gr16" draw:layer="layout" svg:width="2.506cm" svg:height="1.732cm" svg:x="10.687cm" svg:y="3.665cm">
            <text:p/>
          </draw:rect>
          <draw:line draw:style-name="Arrow_2c__20_single" draw:layer="layout" svg:x1="12.223cm" svg:y1="5.905cm" svg:x2="12.223cm" svg:y2="6.656cm">
            <text:p/>
          </draw:line>
          <draw:line draw:style-name="gr17" draw:layer="layout" svg:x1="12.851cm" svg:y1="7.164cm" svg:x2="11.763cm" svg:y2="6.321cm">
            <text:p/>
          </draw:line>
          <draw:frame draw:style-name="gr6" draw:layer="layout" svg:width="0.269cm" svg:height="0.619cm" svg:x="13.019cm" svg:y="6.937cm">
            <draw:text-box>
              <text:p>A</text:p>
            </draw:text-box>
          </draw:frame>
          <draw:frame draw:style-name="gr6" draw:layer="layout" svg:width="0.269cm" svg:height="0.619cm" svg:x="10.672cm" svg:y="6.991cm">
            <draw:text-box>
              <text:p>B</text:p>
            </draw:text-box>
          </draw:frame>
          <draw:frame draw:style-name="gr2" draw:layer="layout" svg:width="0.218cm" svg:height="0.442cm" svg:x="12.132cm" svg:y="6.725cm">
            <draw:text-box>
              <text:p><text:span text:style-name="T2">θ</text:span></text:p>
            </draw:text-box>
          </draw:frame>
          <draw:frame draw:style-name="gr5" draw:text-style-name="P2" draw:layer="layout" svg:width="0.212cm" svg:height="0.556cm" svg:x="11.888cm" svg:y="4.079cm">
            <draw:text-box>
              <text:p><text:span text:style-name="T3">t</text:span></text:p>
            </draw:text-box>
          </draw:frame>
          <draw:measure draw:style-name="gr18" draw:layer="measurelines" svg:x1="11.114cm" svg:y1="5.397cm" svg:x2="12.835cm" svg:y2="5.397cm">
            <text:p text:style-name="P4"><text:span text:style-name="T1"><text:s/></text:span></text:p>
            <text:p text:style-name="P4"><text:span text:style-name="T1"/></text:p>
          </draw:measure>
          <draw:circle draw:style-name="gr15" draw:layer="layout" svg:width="4.366cm" svg:height="4.366cm" svg:x="9.797cm" svg:y="3.826cm">
            <text:p/>
          </draw:circle>
          <draw:frame draw:style-name="gr19" draw:layer="layout" svg:width="1.488cm" svg:height="0.465cm" svg:x="11.253cm" svg:y="5.418cm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draw:g>
        <draw:path draw:style-name="Arrow_2c__20_single" draw:layer="layout" svg:width="1.832cm" svg:height="0.551cm" svg:x="8.018cm" svg:y="5.381cm" svg:viewBox="0 0 1833 552" svg:d="M0 552c87-128 156-258 286-366 114-96 229-177 367-184 125-6 253 10 378 0 130-11 249 34 378 35 125 0 251 33 377 23h47">
          <text:p/>
        </draw:path>
        <draw:circle draw:style-name="Arrow_2c__20_double" draw:layer="layout" svg:width="2.744cm" svg:height="2.744cm" svg:x="6.373cm" svg:y="0.761cm" draw:kind="arc" draw:start-angle="179.3" draw:end-angle="229.53">
          <text:p/>
        </draw:circle>
        <draw:line draw:style-name="Arrow_2c__20_double" draw:layer="layout" svg:x1="4.271cm" svg:y1="6.345cm" svg:x2="6.518cm" svg:y2="8.296cm">
          <text:p/>
        </draw:line>
        <draw:frame draw:style-name="gr20" draw:layer="layout" svg:width="0.32cm" svg:height="0.458cm" svg:x="4.942cm" svg:y="7.163cm">
          <draw:text-box>
            <text:p>w</text:p>
          </draw:text-box>
        </draw:frame>
        <draw:frame draw:style-name="gr21" draw:text-style-name="P3" draw:layer="layout" svg:width="5.844cm" svg:height="0.458cm" svg:x="8.957cm" svg:y="8.235cm">
          <draw:text-box>
            <text:p text:style-name="P3">"Exposed" back edge of blade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3cm" draw:marker-start-center="false" draw:marker-end-width="0.33cm" draw:marker-end-center="false" draw:fill="solid" draw:fill-color="#99ccff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152cm" draw:marker-end="Arrow" draw:marker-end-width="0.15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896cm" fo:margin-right="0cm" fo:margin-top="0cm" fo:margin-bottom="0.358cm" fo:text-indent="0cm" style:text-autospace="none"/>
      <style:text-properties fo:font-size="11pt" fo:language="en" fo:country="US" style:language-asian="en" style:country-asian="US" style:font-size-complex="11pt"/>
    </style:style>
    <style:style style:name="Arrow_2c__20_single" style:display-name="Arrow, single" style:family="graphic" style:parent-style-name="standard">
      <style:graphic-properties draw:marker-start-width="0.152cm" draw:marker-end="Arrow" draw:marker-end-width="0.152cm" draw:textarea-horizontal-align="center" draw:textarea-vertical-align="middle"/>
    </style:style>
    <style:style style:name="Blade" style:family="graphic" style:parent-style-name="objectwithoutfill">
      <style:graphic-properties svg:stroke-width="0.051cm" draw:marker-start-width="0.381cm" draw:marker-end-width="0.381cm" draw:fill="solid" draw:fill-color="#ffffcc" draw:textarea-horizontal-align="center" draw:textarea-vertical-align="middle" fo:padding-top="0.013cm" fo:padding-bottom="0.013cm" fo:padding-left="0.013cm" fo:padding-right="0.013cm"/>
    </style:style>
    <style:style style:name="Arrow_2c__20_double" style:display-name="Arrow, double" style:family="graphic" style:parent-style-name="Arrow_2c__20_single">
      <style:graphic-properties draw:marker-start="Arrow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Timing2" svg:font-family="Timing" style:font-family-generic="roman" style:font-pitch="fixed" style:font-charset="x-symbol"/>
    <style:font-face style:name="Lucida Sans Unicode2" svg:font-family="'Lucida Sans Unicode'" style:font-pitch="variable" style:font-charset="x-symbol"/>
    <style:font-face style:name="OpenSymbol" svg:font-family="OpenSymbol, 'Arial Unicode MS'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StarSymbol2" svg:font-family="StarSymbol, 'Arial Unicode MS'"/>
    <style:font-face style:name="Arial2" svg:font-family="Arial" style:font-family-generic="swiss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Lucida Console2" svg:font-family="'Lucida Console'" style:font-family-generic="modern" style:font-pitch="fixed"/>
    <style:font-face style:name="Timing1" svg:font-family="Timing" style:font-family-generic="roman" style:font-pitch="fixed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Timing" svg:font-family="Timing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f2f2f2" draw:textarea-horizontal-align="center" draw:textarea-vertical-align="middle"/>
    </style:style>
    <style:style style:name="gr2" style:family="graphic" style:parent-style-name="measure" style:list-style-name="L1">
      <style:graphic-properties draw:textarea-horizontal-align="center" draw:textarea-vertical-align="middle" draw:line-distance="1.738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measure" style:list-style-name="L1">
      <style:graphic-properties draw:textarea-horizontal-align="center" draw:textarea-vertical-align="middle" draw:line-distance="5.742cm" draw:start-guide="-3.621cm" draw:end-guide="-0.689cm" draw:placing="below" draw:parallel="tru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letter-kerning="true" style:font-size-asian="11pt" style:font-style-asian="normal" style:font-weight-asian="normal" style:font-name-complex="Arial3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layer="layout" svg:width="10.047cm" svg:height="4.131cm" svg:x="2.402cm" svg:y="6.967cm">
          <text:p/>
        </draw:rect>
        <draw:circle draw:style-name="White" draw:layer="layout" svg:width="7.958cm" svg:height="7.958cm" svg:x="3.192cm" svg:y="0.642cm">
          <text:p/>
        </draw:circle>
        <draw:line draw:style-name="Dashed" draw:layer="layout" svg:x1="2.81cm" svg:y1="6.967cm" svg:x2="12.041cm" svg:y2="6.967cm">
          <text:p/>
        </draw:line>
        <draw:measure draw:style-name="gr2" draw:text-style-name="P1" draw:layer="measurelines" svg:x1="3.932cm" svg:y1="6.967cm" svg:x2="10.384cm" svg:y2="6.967cm">
          <text:p text:style-name="P1"><text:span text:style-name="T1"><text:s text:c="2"/></text:span></text:p>
        </draw:measure>
        <draw:circle draw:style-name="gr3" draw:layer="layout" svg:width="7.976cm" svg:height="7.976cm" svg:x="3.183cm" svg:y="0.633cm" draw:kind="arc" draw:start-angle="215.49" draw:end-angle="324.29">
          <text:p/>
        </draw:circle>
        <draw:measure draw:style-name="gr4" draw:text-style-name="P2" draw:layer="measurelines" svg:x1="7.171cm" svg:y1="6.967cm" svg:x2="7.171cm" svg:y2="8.609cm">
          <text:p text:style-name="P2"><text:span text:style-name="T2"><text:s/></text:span></text:p>
        </draw:measure>
        <draw:line draw:style-name="Hidden" draw:layer="layout" svg:x1="2.326cm" svg:y1="4.621cm" svg:x2="12.296cm" svg:y2="4.621cm">
          <text:p/>
        </draw:line>
        <draw:line draw:style-name="Hidden" draw:layer="layout" svg:x1="7.171cm" svg:y1="0.388cm" svg:x2="7.171cm" svg:y2="9.491cm">
          <text:p/>
        </draw:line>
        <draw:frame draw:style-name="gr5" draw:layer="layout" svg:width="0.281cm" svg:height="0.442cm" svg:x="7.082cm" svg:y="4.623cm">
          <draw:text-box>
            <text:p>w</text:p>
          </draw:text-box>
        </draw:frame>
        <draw:frame draw:style-name="gr5" draw:layer="layout" svg:width="0.218cm" svg:height="0.442cm" svg:x="0.983cm" svg:y="7.523cm">
          <draw:text-box>
            <text:p>h</text:p>
          </draw:text-box>
        </draw:frame>
      </draw:page>
    </office:drawing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Timing2" svg:font-family="Timing" style:font-family-generic="roman" style:font-pitch="fixed" style:font-charset="x-symbol"/>
    <style:font-face style:name="Lucida Sans Unicode2" svg:font-family="'Lucida Sans Unicode'" style:font-pitch="variable" style:font-charset="x-symbol"/>
    <style:font-face style:name="OpenSymbol" svg:font-family="OpenSymbol, 'Arial Unicode MS'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StarSymbol2" svg:font-family="StarSymbol, 'Arial Unicode MS'"/>
    <style:font-face style:name="Arial2" svg:font-family="Arial" style:font-family-generic="swiss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Lucida Console2" svg:font-family="'Lucida Console'" style:font-family-generic="modern" style:font-pitch="fixed"/>
    <style:font-face style:name="Timing1" svg:font-family="Timing" style:font-family-generic="roman" style:font-pitch="fixed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Timing" svg:font-family="Timing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hatch draw:name="Gray_20_45_20_degrees_20_wide" draw:display-name="Gray 45 degrees wide" draw:style="single" draw:color="#c0c0c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ffffff" draw:fill-gradient-name="Gradient_20_7" draw:fill-hatch-name="Hatch_20_1" draw:fill-image-name="Bitmape_20_1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1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</style:style>
    <style:style style:name="Dashed" style:family="graphic" style:parent-style-name="Line_2c__20_thin">
      <style:graphic-properties draw:stroke="dash" draw:stroke-dash="Fine_20_Dashed" svg:stroke-width="0.025cm" draw:marker-start-width="0.33cm" draw:marker-end-width="0.33cm" draw:fill="none" draw:textarea-horizontal-align="center" draw:textarea-vertical-align="middle"/>
    </style:style>
    <style:style style:name="Centerline" style:family="graphic" style:parent-style-name="Line_2c__20_thin">
      <style:graphic-properties draw:stroke="dash" draw:stroke-dash="Ultrafine_20_2_20_Dots_20_3_20_Dashes" svg:stroke-width="0cm" draw:marker-start-width="0.305cm" draw:marker-end-width="0.305cm" draw:fill="none" draw:textarea-horizontal-align="center" draw:textarea-vertical-align="middle"/>
    </style:style>
    <style:style style:name="Arrow" style:family="graphic" style:parent-style-name="Line_2c__20_thin">
      <style:graphic-properties draw:marker-end="Arrow" draw:marker-end-width="0.152cm" draw:fill="none" draw:textarea-horizontal-align="center" draw:textarea-vertical-align="middle"/>
    </style:style>
    <style:style style:name="Arrow_2c__20_double" style:display-name="Arrow, double" style:family="graphic" style:parent-style-name="Line_2c__20_thin">
      <style:graphic-properties draw:marker-start="Arrow" draw:marker-start-width="0.152cm" draw:marker-end="Arrow" draw:marker-end-width="0.152cm"/>
    </style:style>
    <style:style style:name="Black" style:family="graphic" style:parent-style-name="standard">
      <style:graphic-properties draw:stroke="none" draw:fill-color="#000000" draw:textarea-horizontal-align="center" draw:textarea-vertical-align="middle"/>
    </style:style>
    <style:style style:name="White" style:family="graphic" style:parent-style-name="Black">
      <style:graphic-properties draw:fill-color="#ffffff"/>
    </style:style>
    <style:style style:name="Line_2c__20_thin" style:display-name="Line, thin" style:family="graphic" style:parent-style-name="standard">
      <style:graphic-properties svg:stroke-width="0.025cm" draw:marker-start-width="0.33cm" draw:marker-end-width="0.33cm" draw:fill="none" draw:textarea-horizontal-align="center" draw:textarea-vertical-align="middle"/>
    </style:style>
    <style:style style:name="Hatched" style:family="graphic" style:parent-style-name="standard">
      <style:graphic-properties draw:fill="hatch" draw:fill-hatch-name="Black_20_45_20_Degrees" draw:fill-hatch-solid="false"/>
    </style:style>
    <style:style style:name="Knurled" style:family="graphic" style:parent-style-name="Hatched">
      <style:graphic-properties draw:fill-hatch-name="Blue_20_Crossed_20_45_20_Degrees" draw:fill-hatch-solid="false"/>
    </style:style>
    <style:style style:name="Hatched_2c__20_left" style:display-name="Hatched, left" style:family="graphic" style:parent-style-name="Hatched">
      <style:graphic-properties draw:fill-hatch-name="Black_20_-45_20_Degrees" draw:fill-hatch-solid="false"/>
    </style:style>
    <style:style style:name="Hatched_2c__20_gray_2c__20_wide" style:display-name="Hatched, gray, wide" style:family="graphic" style:parent-style-name="Hatched">
      <style:graphic-properties draw:fill-hatch-name="Gray_20_45_20_degrees_20_wide" draw:fill-hatch-solid="false"/>
    </style:style>
    <style:style style:name="Arrow_2c__20_begin" style:display-name="Arrow, begin" style:family="graphic" style:parent-style-name="Line_2c__20_thin">
      <style:graphic-properties draw:marker-start="Arrow" draw:marker-start-width="0.152cm"/>
    </style:style>
    <style:style style:name="Line_2c__20_heavy" style:display-name="Line, heavy" style:family="graphic" style:parent-style-name="standard">
      <style:graphic-properties svg:stroke-width="0.076cm" draw:marker-start-width="0.406cm" draw:marker-end-width="0.406cm"/>
    </style:style>
    <style:style style:name="Line_2c__20_very_20_heavy" style:display-name="Line, very heavy" style:family="graphic" style:parent-style-name="Line_2c__20_heavy">
      <style:graphic-properties svg:stroke-width="0.102cm" draw:marker-start-width="0.457cm" draw:marker-end-width="0.457cm"/>
    </style:style>
    <style:style style:name="Hatched_2c__20_horizontal" style:display-name="Hatched, horizontal" style:family="graphic" style:parent-style-name="Hatched">
      <style:graphic-properties draw:fill-hatch-name="Black_20_0_20_Degrees" draw:fill-hatch-solid="false"/>
    </style:style>
    <style:style style:name="Hatched_2c__20_vertical" style:display-name="Hatched, vertical" style:family="graphic" style:parent-style-name="Hatched"/>
    <style:style style:name="Dimension_2c__20_vertical" style:display-name="Dimension, vertical" style:family="graphic" style:parent-style-name="measure">
      <style:graphic-properties draw:textarea-horizontal-align="center" draw:textarea-vertical-align="middle" draw:parallel="true"/>
    </style:style>
    <style:style style:name="Hidden" style:family="graphic" style:parent-style-name="Dashed">
      <style:graphic-properties svg:stroke-color="#ffffff"/>
    </style:style>
    <style:style style:name="Normal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en" fo:country="US" style:font-name-asian="Tahoma1" style:font-family-asian="Tahoma" style:font-family-generic-asian="swiss" style:font-pitch-asian="variable" style:language-asian="zxx" style:country-asian="none"/>
    </style:style>
    <style:style style:name="Heading_20_1" style:display-name="Heading 1" style:family="graphic">
      <style:paragraph-properties fo:margin-left="0cm" fo:margin-right="0cm" fo:margin-top="0.896cm" fo:margin-bottom="0.358cm" fo:text-align="center" fo:text-indent="0cm" style:text-autospace="none"/>
      <style:text-properties style:font-name="Arial1" fo:font-family="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cm" fo:margin-bottom="0.358cm" fo:text-indent="0cm" style:text-autospace="none"/>
      <style:text-properties style:font-name="Arial1" fo:font-family="Arial" style:font-family-generic="swiss" style:font-pitch="variable" fo:font-size="14pt" fo:font-style="normal" fo:font-weight="bold" style:font-name-asian="Tahoma1" style:font-family-asian="Tahoma" style:font-family-generic-asian="swiss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.224cm" fo:margin-right="0cm" fo:margin-top="0cm" fo:margin-bottom="0.224cm" fo:text-indent="0cm" style:text-autospace="none"/>
      <style:text-properties style:font-name="Arial1" fo:font-family="Arial" style:font-family-generic="swiss" style:font-pitch="variable" fo:font-size="13pt" fo:font-style="italic" fo:font-weight="bold" style:font-name-asian="Tahoma1" style:font-family-asian="Tahoma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left="0.448cm" fo:margin-right="0cm" fo:margin-top="0.224cm" fo:margin-bottom="0.224cm" fo:text-indent="0cm" style:text-autospace="none"/>
      <style:text-properties style:font-name="Arial1" fo:font-family="Arial" style:font-family-generic="swiss" style:font-pitch="variable" fo:font-size="12pt" fo:font-style="normal" style:text-underline-style="none" fo:font-weight="bold" style:font-name-asian="Tahoma1" style:font-family-asian="Tahoma" style:font-family-generic-asian="swiss" style:font-pitch-asian="variable" style:font-size-asian="11.5pt" style:font-style-asian="italic" style:font-weight-asian="bold" style:font-style-complex="normal" style:font-weight-complex="bold"/>
    </style:style>
    <style:style style:name="Heading_20_5" style:display-name="Heading 5" style:family="graphic">
      <style:paragraph-properties fo:margin-left="0.672cm" fo:margin-right="0cm" fo:margin-top="0.224cm" fo:margin-bottom="0.224cm" fo:text-indent="0cm" style:text-autospace="none"/>
      <style:text-properties style:font-name="Arial1" fo:font-family="Arial" style:font-family-generic="swiss" style:font-pitch="variable" fo:font-size="11pt" style:text-underline-style="solid" style:text-underline-width="auto" style:text-underline-color="font-color" fo:font-weight="bold" style:font-name-asian="Tahoma1" style:font-family-asian="Tahoma" style:font-family-generic-asian="swiss" style:font-pitch-asian="variable" style:font-size-asian="11.5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c__20_important" style:display-name="Code, important" style:family="graphic">
      <style:paragraph-properties style:text-autospace="none"/>
      <style:text-properties fo:color="#b80047" style:font-name="Lucida Console2" fo:font-family="'Lucida Console'" style:font-family-generic="modern" style:font-pitch="fixed" fo:font-size="10pt" fo:font-weight="normal" style:font-weight-asian="normal" style:font-weight-complex="normal"/>
    </style:style>
    <style:style style:name="Code" style:family="graphic">
      <style:paragraph-properties style:text-autospace="none"/>
      <style:text-properties fo:color="#00538d" style:font-name="Lucida Console2" fo:font-family="'Lucida Console'" style:font-family-generic="modern" style:font-pitch="fixed" fo:font-size="10pt" fo:font-weight="normal" style:font-weight-asian="normal" style:font-weight-complex="normal"/>
    </style:style>
    <style:style style:name="Article_20_title" style:display-name="Article title" style:family="graphic">
      <style:paragraph-properties style:text-autospace="none"/>
      <style:text-properties fo:font-size="11pt" fo:font-style="italic" style:font-size-asian="11pt" style:font-style-asian="italic" style:font-size-complex="11pt" style:font-style-complex="italic"/>
    </style:style>
    <style:style style:name="Book_20_title" style:display-name="Book title" style:family="graphic">
      <style:paragraph-properties style:text-autospace="none"/>
      <style:text-properties fo:font-size="11pt" fo:font-style="italic" style:font-size-asian="11pt" style:font-style-asian="italic" style:font-size-complex="11pt" style:font-style-complex="italic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ection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Important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Keyword" style:family="graphic">
      <style:paragraph-properties style:text-autospace="none"/>
      <style:text-properties fo:color="#008080" fo:font-size="11pt" fo:font-weight="bold" style:font-size-asian="11pt" style:font-weight-asian="bold" style:font-size-complex="11pt" style:font-weight-complex="bold"/>
    </style:style>
    <style:style style:name="Important_20_-_20_blue" style:display-name="Important - blue" style:family="graphic">
      <style:paragraph-properties style:text-autospace="none"/>
      <style:text-properties fo:color="#0066cc" fo:font-size="11pt" fo:font-weight="bold" style:font-size-asian="11pt" style:font-weight-asian="bold" style:font-size-complex="11pt" style:font-weight-complex="bold"/>
    </style:style>
    <style:style style:name="Line_20_number" style:display-name="Line number" style:family="graphic">
      <style:paragraph-properties style:text-autospace="none"/>
      <style:text-properties fo:color="#008000" style:font-name="Lucida Console2" fo:font-family="'Lucida Console'" style:font-family-generic="modern" style:font-pitch="fixed" fo:font-size="10pt" fo:font-weight="normal" style:font-weight-asian="normal" style:font-weight-complex="normal"/>
    </style:style>
    <style:style style:name="Important_20_-_20_bordeaux" style:display-name="Important - bordeaux" style:family="graphic">
      <style:paragraph-properties style:text-autospace="none"/>
      <style:text-properties fo:color="#993366" fo:font-size="11pt" fo:font-weight="bold" style:font-size-asian="11pt" style:font-weight-asian="bold" style:font-size-complex="11pt" style:font-weight-complex="bold"/>
    </style:style>
    <style:style style:name="Important_20_-_20_green" style:display-name="Important - green" style:family="graphic">
      <style:paragraph-properties style:text-autospace="none"/>
      <style:text-properties fo:color="#008000" fo:font-size="11pt" fo:font-weight="bold" style:font-size-asian="11pt" style:font-weight-asian="bold" style:font-size-complex="11pt" style:font-weight-complex="bold"/>
    </style:style>
    <style:style style:name="Important_20_-_20_red" style:display-name="Important - red" style:family="graphic">
      <style:paragraph-properties style:text-autospace="none"/>
      <style:text-properties fo:color="#ff0000" fo:font-size="11pt" fo:font-weight="bold" style:font-size-asian="11pt" style:font-weight-asian="bold" style:font-size-complex="11pt" style:font-weight-complex="bold"/>
    </style:style>
    <style:style style:name="Timing" style:family="graphic">
      <style:paragraph-properties style:text-autospace="none"/>
      <style:text-properties style:font-name="Timing2" fo:font-family="Timing" style:font-family-generic="roman" style:font-pitch="fixed" style:font-charset="x-symbol" fo:font-size="11pt"/>
    </style:style>
    <style:style style:name="Subscript" style:family="graphic">
      <style:paragraph-properties style:text-autospace="none"/>
      <style:text-properties style:text-position="-11% 58%"/>
    </style:style>
    <style:style style:name="Superscript" style:family="graphic">
      <style:paragraph-properties style:text-autospace="none"/>
      <style:text-properties style:text-position="11% 58%"/>
    </style:style>
    <style:style style:name="Teletype" style:family="graphic">
      <style:paragraph-properties style:text-autospace="none"/>
      <style:text-properties fo:color="#800000" style:font-name="Courier New2" fo:font-family="'Courier New'" style:font-family-generic="modern" style:font-pitch="fixed" fo:font-size="11pt" style:font-name-asian="Courier New2" style:font-family-asian="'Courier New'" style:font-family-generic-asian="modern" style:font-pitch-asian="fixed"/>
    </style:style>
    <style:style style:name="Definition" style:family="graphic">
      <style:paragraph-properties style:text-autospac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Exampl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Vertical_20_Numbering_20_Symbols" style:display-name="Vertical Numbering Symbols" style:family="graphic">
      <style:paragraph-properties style:text-autospace="none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/>
    </style:style>
    <style:style style:name="Numbering_20_Symbols" style:display-name="Numbering Symbols" style:family="graphic">
      <style:paragraph-properties style:text-autospace="none"/>
    </style:style>
    <style:style style:name="Drop_20_Caps" style:display-name="Drop Caps" style:family="graphic">
      <style:paragraph-properties style:text-autospace="none"/>
    </style:style>
    <style:style style:name="Caption_20_Characters" style:display-name="Caption Characters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Indented" style:family="graphic">
      <style:paragraph-properties fo:margin-left="3.136cm" fo:margin-right="0cm" fo:margin-top="0cm" fo:margin-bottom="0.358cm" fo:text-indent="0cm" style:text-autospace="none"/>
      <style:text-properties fo:font-size="11pt" style:font-size-asian="11pt" style:font-size-complex="11pt"/>
    </style:style>
    <style:style style:name="Text_20_Body" style:display-name="Text Body" style:family="graphic">
      <style:paragraph-properties fo:margin-left="0.896cm" fo:margin-right="0cm" fo:margin-top="0cm" fo:margin-bottom="0.358cm" fo:text-indent="0cm" style:text-autospace="none"/>
      <style:text-properties fo:font-size="11pt" style:font-size-asian="11pt" style:font-size-complex="11pt"/>
    </style:style>
    <style:style style:name="Subtitle_2c__20_document" style:display-name="Subtitle, document" style:family="graphic">
      <style:paragraph-properties fo:margin-left="0cm" fo:margin-right="0cm" fo:margin-top="0cm" fo:margin-bottom="0.09cm" fo:text-align="center" fo:text-indent="0cm" style:text-autospace="none"/>
      <style:text-properties style:font-name="Arial1" fo:font-family="Arial" style:font-family-generic="swiss" style:font-pitch="variable" fo:font-size="11pt" fo:font-style="normal" fo:font-weight="normal" style:font-name-asian="Tahoma1" style:font-family-asian="Tahoma" style:font-family-generic-asian="swiss" style:font-pitch-asian="variable" style:font-size-asian="14pt" style:font-style-asian="italic" style:font-weight-asian="normal" style:font-style-complex="normal" style:font-weight-complex="normal"/>
    </style:style>
    <style:style style:name="Title_2c__20_document" style:display-name="Title, document" style:family="graphic">
      <style:paragraph-properties fo:margin-left="0cm" fo:margin-right="0cm" fo:margin-top="0cm" fo:margin-bottom="0.358cm" fo:text-align="center" fo:text-indent="0cm" style:text-autospace="none"/>
      <style:text-properties style:font-name="Arial1" fo:font-family="Arial" style:font-family-generic="swiss" style:font-pitch="variable" fo:font-size="16pt" fo:font-weight="bold" style:font-name-asian="Tahoma1" style:font-family-asian="Tahoma" style:font-family-generic-asian="swiss" style:font-pitch-asian="variable" style:font-size-asian="18pt" style:font-weight-asian="bold" style:font-weight-complex="bold"/>
    </style:style>
    <style:style style:name="xx_20_Hidden" style:display-name="xx Hidden" style:family="graphic">
      <style:paragraph-properties fo:margin-left="0cm" fo:margin-right="0cm" fo:margin-top="0cm" fo:margin-bottom="0.358cm" fo:text-indent="0cm" style:text-autospace="none"/>
      <style:text-properties fo:font-size="11pt" style:font-size-asian="11pt" style:font-size-complex="11pt"/>
    </style:style>
    <style:style style:name="Reference" style:family="graphic">
      <style:paragraph-properties fo:margin-left="0.896cm" fo:margin-right="0cm" fo:margin-top="0cm" fo:margin-bottom="0.358cm" fo:text-indent="0cm" style:text-autospace="none"/>
      <style:text-properties fo:font-size="11pt" style:font-size-asian="11pt" style:font-size-complex="11pt"/>
    </style:style>
    <style:style style:name="Comment" style:family="graphic">
      <style:paragraph-properties fo:margin-left="1.344cm" fo:margin-right="0cm" fo:text-indent="0cm" style:text-autospace="none"/>
      <style:text-properties fo:color="#800000" style:font-name="Lucida Console2" fo:font-family="'Lucida Console'" style:font-family-generic="modern" style:font-pitch="fixed" fo:font-size="10pt" fo:font-weight="normal" style:font-weight-asian="normal" style:font-weight-complex="normal"/>
    </style:style>
    <style:style style:name="Where_20_end" style:display-name="Where end" style:family="graphic">
      <style:paragraph-properties fo:margin-left="2.207cm" fo:margin-right="0cm" fo:margin-top="0cm" fo:margin-bottom="0.358cm" fo:text-indent="0cm" style:text-autospace="none"/>
      <style:text-properties fo:font-size="11pt" style:font-size-asian="11pt" style:font-size-complex="11pt"/>
    </style:style>
    <style:style style:name="Where" style:family="graphic">
      <style:paragraph-properties fo:margin-left="2.207cm" fo:margin-right="0cm" fo:margin-top="0cm" fo:margin-bottom="0cm" fo:text-indent="0cm" style:text-autospace="none"/>
      <style:text-properties fo:font-size="11pt" style:font-size-asian="11pt" style:font-size-complex="11pt"/>
    </style:style>
    <style:style style:name="Code_20_end" style:display-name="Code end" style:family="graphic">
      <style:paragraph-properties fo:margin-left="1.344cm" fo:margin-right="0cm" fo:margin-top="0cm" fo:margin-bottom="0.358cm" fo:text-indent="0cm" style:text-autospace="none"/>
      <style:text-properties fo:color="#00538d" style:font-name="Lucida Console2" fo:font-family="'Lucida Console'" style:font-family-generic="modern" style:font-pitch="fixed" fo:font-size="10pt" fo:font-weight="normal" style:font-weight-asian="normal" style:font-weight-complex="normal"/>
    </style:style>
    <style:style style:name="Equation" style:family="graphic">
      <style:paragraph-properties fo:margin-left="0.896cm" fo:margin-right="0cm" fo:margin-top="0cm" fo:margin-bottom="0.358cm" fo:text-align="center" fo:text-indent="0cm" style:text-autospace="none"/>
      <style:text-properties fo:font-size="11pt" style:font-size-asian="11pt" style:font-size-complex="11pt"/>
    </style:style>
    <style:style style:name="xx" style:family="graphic">
      <style:paragraph-properties fo:margin-left="0.896cm" fo:margin-right="0cm" fo:margin-top="0cm" fo:margin-bottom="0.358cm" fo:text-indent="0cm" style:text-autospace="none"/>
      <style:text-properties fo:font-size="11pt" style:font-size-asian="11pt" style:font-size-complex="11pt"/>
    </style:style>
    <style:style style:name="Table_20_Heading" style:display-name="Table Heading" style:family="graphic">
      <style:paragraph-properties fo:margin-left="0cm" fo:margin-right="0cm" fo:text-align="center" fo:text-indent="0cm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text-indent="0cm"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11pt" style:font-size-asian="11pt" style:font-size-complex="11pt"/>
    </style:style>
    <style:style style:name="Header" style:family="graphic">
      <style:paragraph-properties style:text-autospace="none">
        <style:tab-stops>
          <style:tab-stop style:position="15.681cm" style:type="center"/>
          <style:tab-stop style:position="31.362cm" style:type="right"/>
        </style:tab-stops>
      </style:paragraph-properties>
      <style:text-properties fo:font-size="11pt" style:font-size-asian="11pt" style:font-size-complex="11pt"/>
    </style:style>
    <style:style style:name="Marginalia" style:family="graphic">
      <style:paragraph-properties fo:margin-left="7.057cm" fo:margin-right="0cm" fo:margin-top="0cm" fo:margin-bottom="0.358cm" fo:text-indent="0cm" style:text-autospace="none"/>
      <style:text-properties fo:font-size="11pt" style:font-size-asian="11pt" style:font-size-complex="11pt"/>
    </style:style>
    <style:style style:name="Index" style:family="graphic">
      <style:paragraph-properties style:text-autospace="none"/>
      <style:text-properties style:font-name="Arial2" fo:font-family="Arial" style:font-family-generic="swiss" style:font-name-asian="Tahoma2" style:font-family-asian="Tahoma" style:font-family-generic-asian="swiss"/>
    </style:style>
    <style:style style:name="Caption" style:family="graphic">
      <style:paragraph-properties fo:margin-top="0.374cm" fo:margin-bottom="0.374cm" fo:text-align="center" style:text-autospace="none"/>
      <style:text-properties style:font-name="Arial2" fo:font-family="Arial" style:font-family-generic="swiss" fo:font-size="10pt" fo:font-style="italic" fo:font-weight="bold" style:font-name-asian="Tahoma2" style:font-family-asian="Tahoma" style:font-family-generic-asian="swiss" style:font-size-asian="10pt" style:font-style-asian="italic" style:font-weight-asian="bold" style:font-style-complex="italic" style:font-weight-complex="bold"/>
    </style:style>
    <style:style style:name="List" style:family="graphic">
      <style:paragraph-properties fo:margin-left="0.896cm" fo:margin-right="0cm" fo:margin-top="0cm" fo:margin-bottom="0.358cm" fo:text-indent="0cm" style:text-autospace="none"/>
      <style:text-properties style:font-name="Arial2" fo:font-family="Arial" style:font-family-generic="swiss" fo:font-size="11pt" style:font-name-asian="Tahoma2" style:font-family-asian="Tahoma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1/content.xml><?xml version="1.0" encoding="utf-8"?>
<math xmlns="http://www.w3.org/1998/Math/MathML" display="block">
  <semantics>
    <mrow>
      <mi>A</mi>
      <mi>cos</mi>
      <mrow>
        <mrow>
          <mo fence="true" stretchy="false">(</mo>
          <mrow>
            <mrow>
              <mi mathvariant="normal">θ</mi>
              <mo stretchy="false">−</mo>
              <mi>x</mi>
            </mrow>
          </mrow>
          <mo fence="true" stretchy="false">)</mo>
        </mrow>
        <mo stretchy="false">=</mo>
        <munder>
          <munder>
            <mrow>
              <mi>A</mi>
              <mi>cos</mi>
              <mi>x</mi>
            </mrow>
            <mo stretchy="true">⏟</mo>
          </munder>
          <mi>u</mi>
        </munder>
      </mrow>
      <mi>cos</mi>
      <mrow>
        <mi mathvariant="normal">θ</mi>
        <mo stretchy="false">+</mo>
        <munder>
          <munder>
            <mrow>
              <mi>A</mi>
              <mi>sin</mi>
              <mi>x</mi>
            </mrow>
            <mo stretchy="true">⏟</mo>
          </munder>
          <mi>t</mi>
        </munder>
      </mrow>
      <mi>sin</mi>
      <mi mathvariant="normal">θ</mi>
    </mrow>
    <annotation encoding="StarMath 5.0">A cos(%theta - x) = {A cos x} underbrace u cos %theta + {A sin x} underbrace t sin %theta</annotation>
  </semantics>
</math>
</file>

<file path=Object 22/content.xml><?xml version="1.0" encoding="utf-8"?>
<math xmlns="http://www.w3.org/1998/Math/MathML" display="block">
  <semantics>
    <mtable>
      <mtr>
        <mtd>
          <mtable>
            <mtr>
              <mtd columnalign="left">
                <mrow>
                  <mi>A</mi>
                  <mi>cos</mi>
                  <mrow>
                    <mi>x</mi>
                    <mo stretchy="false">=</mo>
                    <mi>u</mi>
                  </mrow>
                </mrow>
              </mtd>
            </mtr>
            <mtr>
              <mtd columnalign="left">
                <mrow>
                  <mi>A</mi>
                  <mi>sin</mi>
                  <mrow>
                    <mi>x</mi>
                    <mo stretchy="false">=</mo>
                    <mi>t</mi>
                  </mrow>
                </mrow>
              </mtd>
            </mtr>
          </mtable>
        </mtd>
        <mtd>
          <mrow>
            <mspace width="8em"/>
            <mstyle mathsize="18pt">
              <mo stretchy="false">⇒</mo>
            </mstyle>
            <mspace width="8em"/>
          </mrow>
        </mtd>
        <mtd>
          <mtable>
            <mtr>
              <mtd columnalign="left">
                <mrow>
                  <mi>x</mi>
                  <mo stretchy="false">=</mo>
                  <mrow>
                    <msup>
                      <mi>tan</mi>
                      <mrow>
                        <mo stretchy="false">−</mo>
                        <mn>1</mn>
                      </mrow>
                    </msup>
                    <mrow>
                      <mo fence="true" stretchy="false">(</mo>
                      <mrow>
                        <mrow>
                          <mi>t</mi>
                          <mo stretchy="false">/</mo>
                          <mi>u</mi>
                        </mrow>
                      </mrow>
                      <mo fence="true" stretchy="false">)</mo>
                    </mrow>
                  </mrow>
                </mrow>
              </mtd>
            </mtr>
            <mtr>
              <mtd columnalign="left">
                <mrow>
                  <mi>A</mi>
                  <mo stretchy="false">=</mo>
                  <msqrt>
                    <mrow>
                      <msup>
                        <mi>u</mi>
                        <mn>2</mn>
                      </msup>
                      <mo stretchy="false">+</mo>
                      <msup>
                        <mi>t</mi>
                        <mn>2</mn>
                      </msup>
                    </mrow>
                  </msqrt>
                </mrow>
              </mtd>
            </mtr>
          </mtable>
        </mtd>
      </mtr>
    </mtable>
    <annotation encoding="StarMath 5.0">matrix {
stack {
alignl A cos x = u #
alignl A sin x = t
} #  ~~~~size 18 drarrow ~~~~ # 
stack {
alignl x = {alignc tan^{-1}(t/u)} #
alignl A = sqrt{u^2 + t^2}
}
}</annotation>
  </semantics>
</math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T1" style:family="text">
      <style:text-properties style:font-name="DejaVu Sans2" style:font-name-asian="DejaVu Sans2" style:font-name-complex="DejaVu Sans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layer="layout" svg:width="7.165cm" svg:height="0.765cm" draw:transform="rotate (0.523598775598299) translate (5.104cm 6.404cm)">
            <text:p/>
          </draw:rect>
          <draw:rect draw:style-name="gr1" draw:layer="layout" svg:width="7.165cm" svg:height="0.765cm" draw:transform="rotate (0.523598775598299) translate (2.773cm 5.08cm)">
            <text:p/>
          </draw:rect>
        </draw:g>
        <draw:g>
          <draw:rect draw:style-name="standard" draw:layer="layout" svg:width="3.034cm" svg:height="0.332cm" draw:transform="rotate (-0.523598775598299) translate (3.259cm 4.976cm)">
            <text:p/>
          </draw:rect>
          <draw:circle draw:style-name="Black" draw:layer="layout" svg:width="0.116cm" svg:height="0.116cm" draw:transform="rotate (-0.523598775598299) translate (3.325cm 5.154cm)">
            <text:p/>
          </draw:circle>
          <draw:circle draw:style-name="Black" draw:layer="layout" svg:width="0.116cm" svg:height="0.116cm" draw:transform="rotate (-0.523598775598299) translate (5.635cm 6.488cm)">
            <text:p/>
          </draw:circle>
        </draw:g>
        <draw:g>
          <draw:rect draw:style-name="standard" draw:layer="layout" svg:width="3.034cm" svg:height="0.332cm" draw:transform="rotate (-0.523598775598299) translate (8.827cm 1.745cm)">
            <text:p/>
          </draw:rect>
          <draw:circle draw:style-name="Black" draw:layer="layout" svg:width="0.116cm" svg:height="0.116cm" draw:transform="rotate (-0.523598775598299) translate (8.893cm 1.923cm)">
            <text:p/>
          </draw:circle>
          <draw:circle draw:style-name="Black" draw:layer="layout" svg:width="0.116cm" svg:height="0.116cm" draw:transform="rotate (-0.523598775598299) translate (11.203cm 3.257cm)">
            <text:p/>
          </draw:circle>
        </draw:g>
        <draw:rect draw:style-name="gr2" draw:layer="layout" svg:width="0.204cm" svg:height="1.632cm" svg:x="7.145cm" svg:y="3.473cm">
          <text:p/>
        </draw:rect>
        <draw:line draw:style-name="Arrow_2c__20_double" draw:layer="layout" svg:x1="5.462cm" svg:y1="4.391cm" svg:x2="6.278cm" svg:y2="5.743cm">
          <text:p/>
        </draw:line>
        <draw:frame draw:style-name="gr3" draw:layer="layout" svg:width="0.281cm" svg:height="0.442cm" svg:x="5.433cm" svg:y="4.905cm">
          <draw:text-box>
            <text:p>w</text:p>
          </draw:text-box>
        </draw:frame>
        <draw:line draw:style-name="Line_2c__20_thin" draw:layer="layout" svg:x1="6.559cm" svg:y1="2.683cm" svg:x2="2.773cm" svg:y2="2.683cm">
          <text:p/>
        </draw:line>
        <draw:circle draw:style-name="Arrow_2c__20_double" draw:layer="layout" svg:width="3.868cm" svg:height="3.868cm" svg:x="5.033cm" svg:y="0.749cm" draw:kind="arc" draw:start-angle="180" draw:end-angle="210">
          <text:p/>
        </draw:circle>
        <draw:frame draw:style-name="gr3" draw:layer="layout" svg:width="0.239cm" svg:height="0.458cm" svg:x="4.666cm" svg:y="3.014cm">
          <draw:text-box>
            <text:p><text:span text:style-name="T1">θ</text:span></text:p>
          </draw:text-box>
        </draw:frame>
        <draw:frame draw:style-name="gr3" draw:text-style-name="P1" draw:layer="layout" svg:width="3.393cm" svg:height="1.324cm" svg:x="10.234cm" svg:y="4.905cm">
          <draw:text-box>
            <text:p text:style-name="P1">Saw blade exposed</text:p>
            <text:p text:style-name="P1">at the desired cove</text:p>
            <text:p text:style-name="P1">depth</text:p>
          </draw:text-box>
        </draw:frame>
        <draw:line draw:style-name="Arrow" draw:layer="layout" svg:x1="10.103cm" svg:y1="5.105cm" svg:x2="7.349cm" svg:y2="4.187cm">
          <text:p/>
        </draw:line>
        <draw:frame draw:style-name="gr3" draw:layer="layout" svg:width="0.26cm" svg:height="0.442cm" svg:x="8.051cm" svg:y="2.192cm">
          <draw:text-box>
            <text:p>A</text:p>
          </draw:text-box>
        </draw:frame>
        <draw:frame draw:style-name="gr3" draw:layer="layout" svg:width="0.26cm" svg:height="0.442cm" svg:x="10.151cm" svg:y="3.592cm">
          <draw:text-box>
            <text:p>B</text:p>
          </draw:text-box>
        </draw:frame>
      </draw:page>
    </office:drawing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hatch draw:name="Gray_20_45_20_degrees_20_wide" draw:display-name="Gray 45 degrees wide" draw:style="single" draw:color="#c0c0c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ffffff" draw:fill-gradient-name="Gradient_20_7" draw:fill-hatch-name="Hatch_20_1" draw:fill-image-name="Bitmape_20_1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1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</style:style>
    <style:style style:name="Dashed" style:family="graphic" style:parent-style-name="Line_2c__20_thin">
      <style:graphic-properties draw:stroke="dash" draw:stroke-dash="Fine_20_Dashed" svg:stroke-width="0.025cm" draw:marker-start-width="0.33cm" draw:marker-end-width="0.33cm" draw:fill="none" draw:textarea-horizontal-align="center" draw:textarea-vertical-align="middle"/>
    </style:style>
    <style:style style:name="Centerline" style:family="graphic" style:parent-style-name="Line_2c__20_thin">
      <style:graphic-properties draw:stroke="dash" draw:stroke-dash="Ultrafine_20_2_20_Dots_20_3_20_Dashes" svg:stroke-width="0cm" draw:marker-start-width="0.305cm" draw:marker-end-width="0.305cm" draw:fill="none" draw:textarea-horizontal-align="center" draw:textarea-vertical-align="middle"/>
    </style:style>
    <style:style style:name="Arrow" style:family="graphic" style:parent-style-name="Line_2c__20_thin">
      <style:graphic-properties draw:marker-end="Arrow" draw:marker-end-width="0.152cm" draw:fill="none" draw:textarea-horizontal-align="center" draw:textarea-vertical-align="middle"/>
    </style:style>
    <style:style style:name="Arrow_2c__20_double" style:display-name="Arrow, double" style:family="graphic" style:parent-style-name="Line_2c__20_thin">
      <style:graphic-properties draw:marker-start="Arrow" draw:marker-start-width="0.152cm" draw:marker-end="Arrow" draw:marker-end-width="0.152cm"/>
    </style:style>
    <style:style style:name="Black" style:family="graphic" style:parent-style-name="standard">
      <style:graphic-properties draw:stroke="none" draw:fill-color="#000000" draw:textarea-horizontal-align="center" draw:textarea-vertical-align="middle"/>
    </style:style>
    <style:style style:name="White" style:family="graphic" style:parent-style-name="Black">
      <style:graphic-properties draw:fill-color="#ffffff"/>
    </style:style>
    <style:style style:name="Line_2c__20_thin" style:display-name="Line, thin" style:family="graphic" style:parent-style-name="standard">
      <style:graphic-properties svg:stroke-width="0.025cm" draw:marker-start-width="0.33cm" draw:marker-end-width="0.33cm" draw:fill="none" draw:textarea-horizontal-align="center" draw:textarea-vertical-align="middle"/>
    </style:style>
    <style:style style:name="Hatched" style:family="graphic" style:parent-style-name="standard">
      <style:graphic-properties draw:fill="hatch" draw:fill-hatch-name="Black_20_45_20_Degrees" draw:fill-hatch-solid="false"/>
    </style:style>
    <style:style style:name="Knurled" style:family="graphic" style:parent-style-name="Hatched">
      <style:graphic-properties draw:fill-hatch-name="Blue_20_Crossed_20_45_20_Degrees" draw:fill-hatch-solid="false"/>
    </style:style>
    <style:style style:name="Hatched_2c__20_left" style:display-name="Hatched, left" style:family="graphic" style:parent-style-name="Hatched">
      <style:graphic-properties draw:fill-hatch-name="Black_20_-45_20_Degrees" draw:fill-hatch-solid="false"/>
    </style:style>
    <style:style style:name="Hatched_2c__20_gray_2c__20_wide" style:display-name="Hatched, gray, wide" style:family="graphic" style:parent-style-name="Hatched">
      <style:graphic-properties draw:fill-hatch-name="Gray_20_45_20_degrees_20_wide" draw:fill-hatch-solid="false"/>
    </style:style>
    <style:style style:name="Arrow_2c__20_begin" style:display-name="Arrow, begin" style:family="graphic" style:parent-style-name="Line_2c__20_thin">
      <style:graphic-properties draw:marker-start="Arrow" draw:marker-start-width="0.152cm"/>
    </style:style>
    <style:style style:name="Line_2c__20_heavy" style:display-name="Line, heavy" style:family="graphic" style:parent-style-name="standard">
      <style:graphic-properties svg:stroke-width="0.076cm" draw:marker-start-width="0.406cm" draw:marker-end-width="0.406cm"/>
    </style:style>
    <style:style style:name="Line_2c__20_very_20_heavy" style:display-name="Line, very heavy" style:family="graphic" style:parent-style-name="Line_2c__20_heavy">
      <style:graphic-properties svg:stroke-width="0.102cm" draw:marker-start-width="0.457cm" draw:marker-end-width="0.457cm"/>
    </style:style>
    <style:style style:name="Hatched_2c__20_horizontal" style:display-name="Hatched, horizontal" style:family="graphic" style:parent-style-name="Hatched">
      <style:graphic-properties draw:fill-hatch-name="Black_20_0_20_Degrees" draw:fill-hatch-solid="false"/>
    </style:style>
    <style:style style:name="Hatched_2c__20_vertical" style:display-name="Hatched, vertical" style:family="graphic" style:parent-style-name="Hatched"/>
    <style:style style:name="Dimension_2c__20_vertical" style:display-name="Dimension, vertical" style:family="graphic" style:parent-style-name="measure">
      <style:graphic-properties draw:textarea-horizontal-align="center" draw:textarea-vertical-align="middle" draw:parallel="tru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4/content.xml><?xml version="1.0" encoding="utf-8"?>
<math xmlns="http://www.w3.org/1998/Math/MathML" display="block">
  <semantics>
    <mrow>
      <mi>w</mi>
      <mrow>
        <mspace width="0.5em"/>
        <mo stretchy="false">=</mo>
        <mspace width="0.5em"/>
      </mrow>
      <mi>u</mi>
      <mi>cos</mi>
      <mi mathvariant="normal">θ</mi>
      <mrow>
        <mspace width="0.5em"/>
        <mo stretchy="false">+</mo>
        <mspace width="0.5em"/>
      </mrow>
      <mi>t</mi>
      <mi>sin</mi>
      <mi mathvariant="normal">θ</mi>
    </mrow>
    <annotation encoding="StarMath 5.0">w `=`  u cos %theta  `+` t sin %theta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i mathvariant="normal">θ</mi>
            <mrow>
              <mspace width="0.5em"/>
              <mo stretchy="false">=</mo>
              <mspace width="0.5em"/>
            </mrow>
            <mrow>
              <msup>
                <mi>cos</mi>
                <mrow>
                  <mo stretchy="false">−</mo>
                  <mn>1</mn>
                </mrow>
              </msup>
              <mfrac>
                <mn>50</mn>
                <msqrt>
                  <mrow>
                    <msup>
                      <mn>70</mn>
                      <mn>2</mn>
                    </msup>
                    <mo stretchy="false">+</mo>
                    <msup>
                      <mn>2</mn>
                      <mn>2</mn>
                    </msup>
                  </mrow>
                </msqrt>
              </mfrac>
              <mrow>
                <mspace width="0.5em"/>
                <mo stretchy="false">+</mo>
                <mspace width="0.5em"/>
              </mrow>
              <msup>
                <mi>tan</mi>
                <mrow>
                  <mo stretchy="false">−</mo>
                  <mn>1</mn>
                </mrow>
              </msup>
              <mfrac>
                <mn>2</mn>
                <mn>70</mn>
              </mfrac>
            </mrow>
          </mrow>
        </mtd>
      </mtr>
      <mtr>
        <mtd columnalign="left">
          <mrow>
            <mphantom>
              <mi mathvariant="normal">θ</mi>
            </mphantom>
            <mrow>
              <mspace width="0.5em"/>
              <mo stretchy="false">=</mo>
              <mspace width="0.5em"/>
            </mrow>
            <mrow>
              <msup>
                <mi>cos</mi>
                <mrow>
                  <mo stretchy="false">−</mo>
                  <mn>1</mn>
                </mrow>
              </msup>
              <mfrac>
                <mn>50</mn>
                <msqrt>
                  <mn>4904</mn>
                </msqrt>
              </mfrac>
              <mrow>
                <mspace width="0.5em"/>
                <mo stretchy="false">+</mo>
                <mspace width="0.5em"/>
              </mrow>
              <msup>
                <mi>tan</mi>
                <mrow>
                  <mo stretchy="false">−</mo>
                  <mn>1</mn>
                </mrow>
              </msup>
              <mfrac>
                <mn>1</mn>
                <mn>35</mn>
              </mfrac>
            </mrow>
          </mrow>
        </mtd>
      </mtr>
      <mtr>
        <mtd columnalign="left">
          <mrow>
            <mphantom>
              <mi mathvariant="normal">θ</mi>
            </mphantom>
            <mrow>
              <mspace width="0.5em"/>
              <mo stretchy="false">=</mo>
              <mspace width="0.5em"/>
            </mrow>
            <mn>44.44</mn>
            <mi>°</mi>
            <mrow>
              <mspace width="0.5em"/>
              <mo stretchy="false">+</mo>
              <mspace width="0.5em"/>
            </mrow>
            <mn>1.64</mn>
            <mi>°</mi>
            <mrow>
              <mspace width="0.5em"/>
              <mo stretchy="false">=</mo>
              <mspace width="0.5em"/>
            </mrow>
            <mn>46.08</mn>
            <mi>°</mi>
          </mrow>
        </mtd>
      </mtr>
    </mtable>
    <annotation encoding="StarMath 5.0">stack {
alignl %theta `=` {alignc cos^{-1} 50 over sqrt{70^2 + 2^2} `+` tan^{-1} 2 over 70} #
alignl phantom %theta `=`{alignc cos^{-1} 50 over sqrt{4904} `+` tan^{-1} 1 over 35} #
alignl phantom %theta `=` 44.44° `+` 1.64° `=` 46.08°
}</annotation>
  </semantics>
</math>
</file>

<file path=Object 26/content.xml><?xml version="1.0" encoding="utf-8"?>
<math xmlns="http://www.w3.org/1998/Math/MathML" display="block">
  <semantics>
    <mrow>
      <mi>w</mi>
      <mrow>
        <mspace width="0.5em"/>
        <mo stretchy="false">=</mo>
        <mspace width="0.5em"/>
      </mrow>
      <msqrt>
        <mrow>
          <msup>
            <mi>u</mi>
            <mn>2</mn>
          </msup>
          <mo stretchy="false">+</mo>
          <msup>
            <mi>t</mi>
            <mn>2</mn>
          </msup>
        </mrow>
      </msqrt>
      <mi>cos</mi>
      <mrow>
        <mo fence="true" stretchy="false">(</mo>
        <mrow>
          <mrow>
            <mrow>
              <mi mathvariant="normal">θ</mi>
              <mo stretchy="false">−</mo>
              <msup>
                <mi>tan</mi>
                <mrow>
                  <mo stretchy="false">−</mo>
                  <mn>1</mn>
                </mrow>
              </msup>
            </mrow>
            <mrow>
              <mo fence="true" stretchy="false">(</mo>
              <mrow>
                <mrow>
                  <mi>t</mi>
                  <mo stretchy="false">/</mo>
                  <mi>u</mi>
                </mrow>
              </mrow>
              <mo fence="true" stretchy="false">)</mo>
            </mrow>
          </mrow>
        </mrow>
        <mo fence="true" stretchy="false">)</mo>
      </mrow>
    </mrow>
    <annotation encoding="StarMath 5.0">w `=` sqrt{ u^2 + t^2 }cos( %theta - tan^{-1} (t/u) )</annotation>
  </semantics>
</math>
</file>

<file path=Object 27/content.xml><?xml version="1.0" encoding="utf-8"?>
<math xmlns="http://www.w3.org/1998/Math/MathML" display="block">
  <semantics>
    <mi mathvariant="normal">θ</mi>
    <annotation encoding="StarMath 5.0">%theta</annotation>
  </semantics>
</math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h, mm</text:p>
          </table:table-cell>
          <table:table-cell table:style-name="ce1" office:value-type="string" calcext:value-type="string">
            <text:p>u, mm</text:p>
          </table:table-cell>
          <table:table-cell table:style-name="ce3" table:formula="of:=[.A1]" office:value-type="string" office:string-value="h, mm" calcext:value-type="string">
            <text:p>h, mm</text:p>
          </table:table-cell>
          <table:table-cell table:style-name="ce1" table:formula="of:=[.B1]" office:value-type="string" office:string-value="u, mm" calcext:value-type="string">
            <text:p>u, m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2*SQRT([.A2]*(250-[.A2]))" office:value-type="float" office:value="44.5421149026402" calcext:value-type="float">
            <text:p>45</text:p>
          </table:table-cell>
          <table:table-cell table:style-name="ce4" office:value-type="float" office:value="18" calcext:value-type="float">
            <text:p>18</text:p>
          </table:table-cell>
          <table:table-cell table:style-name="ce2" table:formula="of:=2*SQRT([.C2]*(250-[.C2]))" office:value-type="float" office:value="129.243955371228" calcext:value-type="float">
            <text:p>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2*SQRT([.A3]*(250-[.A3]))" office:value-type="float" office:value="62.7375485654325" calcext:value-type="float">
            <text:p>63</text:p>
          </table:table-cell>
          <table:table-cell table:style-name="ce4" office:value-type="float" office:value="20" calcext:value-type="float">
            <text:p>20</text:p>
          </table:table-cell>
          <table:table-cell table:style-name="ce2" table:formula="of:=2*SQRT([.C3]*(250-[.C3]))" office:value-type="float" office:value="135.646599662505" calcext:value-type="float">
            <text:p>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2*SQRT([.A4]*(250-[.A4]))" office:value-type="float" office:value="76.524505878836" calcext:value-type="float">
            <text:p>77</text:p>
          </table:table-cell>
          <table:table-cell table:style-name="ce4" office:value-type="float" office:value="22" calcext:value-type="float">
            <text:p>22</text:p>
          </table:table-cell>
          <table:table-cell table:style-name="ce2" table:formula="of:=2*SQRT([.C4]*(250-[.C4]))" office:value-type="float" office:value="141.647449677006" calcext:value-type="float">
            <text:p>1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2*SQRT([.A5]*(250-[.A5]))" office:value-type="float" office:value="88" calcext:value-type="float">
            <text:p>88</text:p>
          </table:table-cell>
          <table:table-cell table:style-name="ce4" office:value-type="float" office:value="24" calcext:value-type="float">
            <text:p>24</text:p>
          </table:table-cell>
          <table:table-cell table:style-name="ce2" table:formula="of:=2*SQRT([.C5]*(250-[.C5]))" office:value-type="float" office:value="147.295621116176" calcext:value-type="float">
            <text:p>1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2*SQRT([.A6]*(250-[.A6]))" office:value-type="float" office:value="97.9795897113271" calcext:value-type="float">
            <text:p>98</text:p>
          </table:table-cell>
          <table:table-cell table:style-name="ce4" office:value-type="float" office:value="26" calcext:value-type="float">
            <text:p>26</text:p>
          </table:table-cell>
          <table:table-cell table:style-name="ce2" table:formula="of:=2*SQRT([.C6]*(250-[.C6]))" office:value-type="float" office:value="152.630272226711" calcext:value-type="float">
            <text:p>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2*SQRT([.A7]*(250-[.A7]))" office:value-type="float" office:value="106.883113727099" calcext:value-type="float">
            <text:p>107</text:p>
          </table:table-cell>
          <table:table-cell table:style-name="ce4" office:value-type="float" office:value="28" calcext:value-type="float">
            <text:p>28</text:p>
          </table:table-cell>
          <table:table-cell table:style-name="ce2" table:formula="of:=2*SQRT([.C7]*(250-[.C7]))" office:value-type="float" office:value="157.683226755416" calcext:value-type="float">
            <text:p>1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2*SQRT([.A8]*(250-[.A8]))" office:value-type="float" office:value="114.960862905599" calcext:value-type="float">
            <text:p>115</text:p>
          </table:table-cell>
          <table:table-cell table:style-name="ce4" office:value-type="float" office:value="30" calcext:value-type="float">
            <text:p>30</text:p>
          </table:table-cell>
          <table:table-cell table:style-name="ce2" table:formula="of:=2*SQRT([.C8]*(250-[.C8]))" office:value-type="float" office:value="162.480768092719" calcext:value-type="float">
            <text:p>1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2*SQRT([.A9]*(250-[.A9]))" office:value-type="float" office:value="122.376468326227" calcext:value-type="float">
            <text:p>122</text:p>
          </table:table-cell>
          <table:table-cell table:style-name="ce4"/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able-cell-properties style:text-align-source="fix" style:repeat-content="false" style:vertical-justify="auto"/>
      <style:paragraph-properties fo:text-align="center" css3t:text-justify="auto"/>
      <style:text-properties fo:font-size="11pt"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9/content.xml><?xml version="1.0" encoding="utf-8"?>
<math xmlns="http://www.w3.org/1998/Math/MathML" display="block">
  <semantics>
    <mtable>
      <mtr>
        <mtd columnalign="left">
          <mrow>
            <mi mathvariant="normal">θ</mi>
            <mrow>
              <mspace width="0.5em"/>
              <mo stretchy="false">=</mo>
              <mspace width="0.5em"/>
            </mrow>
            <mrow>
              <msup>
                <mi>cos</mi>
                <mrow>
                  <mo stretchy="false">−</mo>
                  <mn>1</mn>
                </mrow>
              </msup>
              <mfrac>
                <mi>w</mi>
                <msqrt>
                  <mrow>
                    <msup>
                      <mi>u</mi>
                      <mn>2</mn>
                    </msup>
                    <mo stretchy="false">+</mo>
                    <msup>
                      <mi>t</mi>
                      <mn>2</mn>
                    </msup>
                  </mrow>
                </msqrt>
              </mfrac>
              <mrow>
                <mspace width="0.5em"/>
                <mo stretchy="false">+</mo>
                <mspace width="0.5em"/>
              </mrow>
              <msup>
                <mi>tan</mi>
                <mrow>
                  <mo stretchy="false">−</mo>
                  <mn>1</mn>
                </mrow>
              </msup>
              <mfrac>
                <mi>t</mi>
                <mi>u</mi>
              </mfrac>
            </mrow>
          </mrow>
        </mtd>
      </mtr>
      <mtr>
        <mtd>
          <mtext>where</mtext>
        </mtd>
      </mtr>
      <mtr>
        <mtd>
          <mrow>
            <mi>u</mi>
            <mrow>
              <mspace width="0.5em"/>
              <mo stretchy="false">=</mo>
              <mspace width="0.5em"/>
            </mrow>
            <mn>2</mn>
            <msqrt>
              <mrow>
                <mi>h</mi>
                <mrow>
                  <mo fence="true" stretchy="false">(</mo>
                  <mrow>
                    <mrow>
                      <mi>D</mi>
                      <mo stretchy="false">−</mo>
                      <mi>h</mi>
                    </mrow>
                  </mrow>
                  <mo fence="true" stretchy="false">)</mo>
                </mrow>
              </mrow>
            </msqrt>
          </mrow>
        </mtd>
      </mtr>
    </mtable>
    <annotation encoding="StarMath 5.0">stack {
alignl %theta `=` {alignc cos^{-1} w over sqrt{u^2 + t^2} `+` tan^{-1} t over u}#
"where" #
u `=` 2 sqrt{ h(D - h) }
}</annotation>
  </semantics>
</math>
</file>

<file path=Object 3/content.xml><?xml version="1.0" encoding="utf-8"?>
<math xmlns="http://www.w3.org/1998/Math/MathML" display="block">
  <semantics>
    <mrow>
      <mi>t</mi>
      <mi>sin</mi>
      <mi mathvariant="normal">θ</mi>
    </mrow>
    <annotation encoding="StarMath 5.0">t sin %theta</annotation>
  </semantics>
</math>
</file>

<file path=Object 30/content.xml><?xml version="1.0" encoding="utf-8"?>
<math xmlns="http://www.w3.org/1998/Math/MathML" display="block">
  <semantics>
    <mrow>
      <mi>u</mi>
      <mrow>
        <mspace width="0.5em"/>
        <mo stretchy="false">=</mo>
        <mspace width="0.5em"/>
      </mrow>
      <mn>2</mn>
      <msqrt>
        <mrow>
          <mi>h</mi>
          <mrow>
            <mo fence="true" stretchy="false">(</mo>
            <mrow>
              <mrow>
                <mi>D</mi>
                <mo stretchy="false">−</mo>
                <mi>h</mi>
              </mrow>
            </mrow>
            <mo fence="true" stretchy="false">)</mo>
          </mrow>
        </mrow>
      </msqrt>
    </mrow>
    <annotation encoding="StarMath 5.0"> u `=` 2 sqrt{ h(D - h) }</annotation>
  </semantics>
</math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White">
      <style:graphic-properties draw:fill-color="#cccccc"/>
    </style:style>
    <style:style style:name="gr2" style:family="graphic" style:parent-style-name="Dashed">
      <style:graphic-properties svg:stroke-width="0.04cm" draw:marker-start-width="0.374cm" draw:marker-end-width="0.374cm" fo:padding-top="0.007cm" fo:padding-bottom="0.007cm" fo:padding-left="0.007cm" fo:padding-right="0.00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0.383cm"/>
    </style:style>
    <style:style style:name="gr4" style:family="graphic" style:parent-style-name="measure" style:list-style-name="L1">
      <style:graphic-properties draw:textarea-horizontal-align="center" draw:textarea-vertical-align="middle" draw:line-distance="1.5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281cm"/>
    </style:style>
    <style:style style:name="gr6" style:family="graphic" style:parent-style-name="measure" style:list-style-name="L1">
      <style:graphic-properties draw:textarea-horizontal-align="center" draw:textarea-vertical-align="middle" draw:line-distance="2.863cm" draw:start-guide="0cm" draw:end-guide="-1.812cm" draw:parallel="tru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8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1.9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1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9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1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218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layer="layout" svg:width="6.381cm" svg:height="8.222cm" svg:x="4.032cm" svg:y="5.227cm">
            <text:p/>
          </draw:ellipse>
          <draw:rect draw:style-name="White" draw:layer="layout" svg:width="7.166cm" svg:height="7.488cm" svg:x="3.728cm" svg:y="6.389cm">
            <text:p/>
          </draw:rect>
        </draw:g>
        <draw:line draw:style-name="Line_2c__20_thin" draw:layer="layout" svg:x1="1.739cm" svg:y1="9.338cm" svg:x2="12.424cm" svg:y2="9.338cm">
          <text:p/>
        </draw:line>
        <draw:line draw:style-name="Line_2c__20_thin" draw:layer="layout" svg:x1="7.196cm" svg:y1="14.744cm" svg:x2="7.196cm" svg:y2="4.315cm">
          <text:p/>
        </draw:line>
        <draw:circle draw:style-name="Dashed" draw:layer="layout" svg:width="8.222cm" svg:height="8.222cm" svg:x="3.085cm" svg:y="5.227cm">
          <text:p/>
        </draw:circle>
        <draw:ellipse draw:style-name="gr2" draw:layer="layout" svg:width="6.381cm" svg:height="8.222cm" svg:x="4.031cm" svg:y="5.227cm">
          <text:p/>
        </draw:ellipse>
        <draw:circle draw:style-name="Black" draw:layer="layout" svg:width="0.153cm" svg:height="0.153cm" svg:x="7.129cm" svg:y="5.167cm">
          <text:p/>
        </draw:circle>
        <draw:circle draw:style-name="Black" draw:layer="layout" svg:width="0.153cm" svg:height="0.153cm" svg:x="9.364cm" svg:y="6.313cm">
          <text:p/>
        </draw:circle>
        <draw:circle draw:style-name="Black" draw:layer="layout" svg:width="0.153cm" svg:height="0.153cm" svg:x="4.919cm" svg:y="6.313cm">
          <text:p/>
        </draw:circle>
        <draw:line draw:style-name="Dashed" draw:layer="layout" svg:x1="3.728cm" svg:y1="6.389cm" svg:x2="10.384cm" svg:y2="6.389cm">
          <text:p/>
        </draw:line>
        <draw:frame draw:style-name="gr3" draw:layer="layout" svg:width="0.383cm" svg:height="0.534cm" svg:x="5.156cm" svg:y="6.467cm">
          <draw:text-box>
            <text:p>P<text:span text:style-name="T1">1</text:span></text:p>
          </draw:text-box>
        </draw:frame>
        <draw:frame draw:style-name="gr3" draw:layer="layout" svg:width="0.383cm" svg:height="0.534cm" svg:x="8.957cm" svg:y="6.467cm">
          <draw:text-box>
            <text:p>P<text:span text:style-name="T1">2</text:span></text:p>
          </draw:text-box>
        </draw:frame>
        <draw:frame draw:style-name="gr3" draw:layer="layout" svg:width="0.383cm" svg:height="0.534cm" svg:x="7.358cm" svg:y="4.667cm">
          <draw:text-box>
            <text:p>P<text:span text:style-name="T1">3</text:span></text:p>
          </draw:text-box>
        </draw:frame>
        <draw:measure draw:style-name="gr4" draw:text-style-name="P1" draw:layer="measurelines" svg:x1="9.44cm" svg:y1="6.559cm" svg:x2="5.029cm" svg:y2="6.559cm">
          <text:p text:style-name="P1"><text:span text:style-name="T2"><text:s/></text:span></text:p>
        </draw:measure>
        <draw:frame draw:style-name="gr5" draw:layer="layout" svg:width="0.281cm" svg:height="0.442cm" svg:x="6.572cm" svg:y="7.53cm">
          <draw:text-box>
            <text:p>w</text:p>
          </draw:text-box>
        </draw:frame>
        <draw:measure draw:style-name="gr6" draw:text-style-name="P1" draw:layer="measurelines" svg:x1="7.805cm" svg:y1="5.243cm" svg:x2="7.805cm" svg:y2="6.389cm">
          <text:p text:style-name="P1"><text:span text:style-name="T2"><text:s/></text:span></text:p>
        </draw:measure>
        <draw:frame draw:style-name="gr7" draw:layer="layout" svg:width="1.814cm" svg:height="0.442cm" svg:x="0.847cm" svg:y="6.304cm">
          <draw:text-box>
            <text:p>Saw blade</text:p>
          </draw:text-box>
        </draw:frame>
        <draw:frame draw:style-name="gr8" draw:layer="layout" svg:width="1.924cm" svg:height="0.883cm" svg:x="0.847cm" svg:y="7.304cm">
          <draw:text-box>
            <text:p>Saw blade,</text:p>
            <text:p>"rotated"</text:p>
          </draw:text-box>
        </draw:frame>
        <draw:line draw:style-name="Arrow" draw:layer="layout" svg:x1="2.759cm" svg:y1="6.61cm" svg:x2="3.779cm" svg:y2="7.043cm">
          <text:p/>
        </draw:line>
        <draw:line draw:style-name="Arrow" draw:layer="layout" svg:x1="2.771cm" svg:y1="7.808cm" svg:x2="4.136cm" svg:y2="8.216cm">
          <text:p/>
        </draw:line>
        <draw:frame draw:style-name="gr9" draw:layer="layout" svg:width="0.197cm" svg:height="0.442cm" svg:x="12.555cm" svg:y="9.113cm">
          <draw:text-box>
            <text:p>x</text:p>
          </draw:text-box>
        </draw:frame>
        <draw:frame draw:style-name="gr9" draw:layer="layout" svg:width="0.197cm" svg:height="0.442cm" svg:x="6.795cm" svg:y="4.121cm">
          <draw:text-box>
            <text:p>y</text:p>
          </draw:text-box>
        </draw:frame>
        <draw:frame draw:style-name="gr10" draw:layer="layout" svg:width="0.993cm" svg:height="0.442cm" svg:x="11.863cm" svg:y="6.304cm">
          <draw:text-box>
            <text:p>Circle</text:p>
          </draw:text-box>
        </draw:frame>
        <draw:frame draw:style-name="gr11" draw:layer="layout" svg:width="1.141cm" svg:height="0.442cm" svg:x="11.864cm" svg:y="7.004cm">
          <draw:text-box>
            <text:p>Ellipse</text:p>
          </draw:text-box>
        </draw:frame>
        <draw:line draw:style-name="Arrow" draw:layer="layout" svg:x1="11.71cm" svg:y1="6.508cm" svg:x2="10.511cm" svg:y2="6.89cm">
          <text:p/>
        </draw:line>
        <draw:line draw:style-name="Arrow" draw:layer="layout" svg:x1="11.761cm" svg:y1="7.247cm" svg:x2="10.18cm" svg:y2="7.757cm">
          <text:p/>
        </draw:line>
        <draw:frame draw:style-name="gr12" draw:layer="layout" svg:width="0.218cm" svg:height="0.442cm" svg:x="10.873cm" svg:y="5.63cm">
          <draw:text-box>
            <text:p>h</text:p>
          </draw:text-box>
        </draw:frame>
      </draw:page>
    </office:drawing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hatch draw:name="Gray_20_45_20_degrees_20_wide" draw:display-name="Gray 45 degrees wide" draw:style="single" draw:color="#c0c0c0" draw:distance="0.508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ffffff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</style:style>
    <style:style style:name="Dashed" style:family="graphic" style:parent-style-name="Line_2c__20_thin">
      <style:graphic-properties draw:stroke="dash" draw:stroke-dash="Fine_20_Dashed" svg:stroke-width="0.025cm" draw:marker-start-width="0.329cm" draw:marker-end-width="0.329cm" draw:fill="none" draw:textarea-horizontal-align="center" draw:textarea-vertical-align="middle"/>
    </style:style>
    <style:style style:name="Centerline" style:family="graphic" style:parent-style-name="Line_2c__20_thin">
      <style:graphic-properties draw:stroke="dash" draw:stroke-dash="Ultrafine_20_2_20_Dots_20_3_20_Dashes" svg:stroke-width="0cm" draw:marker-start-width="0.305cm" draw:marker-end-width="0.305cm" draw:fill="none" draw:textarea-horizontal-align="center" draw:textarea-vertical-align="middle"/>
    </style:style>
    <style:style style:name="Arrow" style:family="graphic" style:parent-style-name="Line_2c__20_thin">
      <style:graphic-properties draw:marker-end="Arrow" draw:marker-end-width="0.152cm" draw:fill="none" draw:textarea-horizontal-align="center" draw:textarea-vertical-align="middle"/>
    </style:style>
    <style:style style:name="Arrow_2c__20_double" style:display-name="Arrow, double" style:family="graphic" style:parent-style-name="Line_2c__20_thin">
      <style:graphic-properties draw:marker-start="Arrow" draw:marker-start-width="0.152cm" draw:marker-end="Arrow" draw:marker-end-width="0.152cm"/>
    </style:style>
    <style:style style:name="Black" style:family="graphic" style:parent-style-name="standard">
      <style:graphic-properties draw:stroke="none" draw:fill-color="#000000" draw:textarea-horizontal-align="center" draw:textarea-vertical-align="middle"/>
    </style:style>
    <style:style style:name="White" style:family="graphic" style:parent-style-name="Black">
      <style:graphic-properties draw:fill-color="#ffffff"/>
    </style:style>
    <style:style style:name="Line_2c__20_thin" style:display-name="Line, thin" style:family="graphic" style:parent-style-name="standard">
      <style:graphic-properties svg:stroke-width="0.025cm" draw:marker-start-width="0.33cm" draw:marker-end-width="0.33cm" draw:fill="none" draw:textarea-horizontal-align="center" draw:textarea-vertical-align="middle"/>
    </style:style>
    <style:style style:name="Hatched" style:family="graphic" style:parent-style-name="standard">
      <style:graphic-properties draw:fill="hatch" draw:fill-hatch-name="Black_20_45_20_Degrees" draw:fill-hatch-solid="false"/>
    </style:style>
    <style:style style:name="Knurled" style:family="graphic" style:parent-style-name="Hatched">
      <style:graphic-properties draw:fill-hatch-name="Blue_20_Crossed_20_45_20_Degrees" draw:fill-hatch-solid="false"/>
    </style:style>
    <style:style style:name="Hatched_2c__20_left" style:display-name="Hatched, left" style:family="graphic" style:parent-style-name="Hatched">
      <style:graphic-properties draw:fill-hatch-name="Black_20_-45_20_Degrees" draw:fill-hatch-solid="false"/>
    </style:style>
    <style:style style:name="Hatched_2c__20_gray_2c__20_wide" style:display-name="Hatched, gray, wide" style:family="graphic" style:parent-style-name="Hatched">
      <style:graphic-properties draw:fill-hatch-name="Gray_20_45_20_degrees_20_wide" draw:fill-hatch-solid="false"/>
    </style:style>
    <style:style style:name="Arrow_2c__20_begin" style:display-name="Arrow, begin" style:family="graphic" style:parent-style-name="Line_2c__20_thin">
      <style:graphic-properties draw:marker-start="Arrow" draw:marker-start-width="0.152cm"/>
    </style:style>
    <style:style style:name="Line_2c__20_heavy" style:display-name="Line, heavy" style:family="graphic" style:parent-style-name="standard">
      <style:graphic-properties svg:stroke-width="0.076cm" draw:marker-start-width="0.406cm" draw:marker-end-width="0.406cm"/>
    </style:style>
    <style:style style:name="Line_2c__20_very_20_heavy" style:display-name="Line, very heavy" style:family="graphic" style:parent-style-name="Line_2c__20_heavy">
      <style:graphic-properties svg:stroke-width="0.102cm" draw:marker-start-width="0.457cm" draw:marker-end-width="0.457cm"/>
    </style:style>
    <style:style style:name="Hatched_2c__20_horizontal" style:display-name="Hatched, horizontal" style:family="graphic" style:parent-style-name="Hatched">
      <style:graphic-properties draw:fill-hatch-name="Black_20_0_20_Degrees" draw:fill-hatch-solid="false"/>
    </style:style>
    <style:style style:name="Hatched_2c__20_vertical" style:display-name="Hatched, vertical" style:family="graphic" style:parent-style-name="Hatched"/>
    <style:style style:name="Dimension_2c__20_vertical" style:display-name="Dimension, vertical" style:family="graphic" style:parent-style-name="measure">
      <style:graphic-properties draw:textarea-horizontal-align="center" draw:textarea-vertical-align="middle" draw:parallel="true"/>
    </style:style>
    <style:style style:name="Hidden" style:family="graphic" style:parent-style-name="Dashed">
      <style:graphic-properties svg:stroke-color="#ffffff"/>
    </style:style>
    <style:style style:name="Normal" style:family="graphic">
      <style:paragraph-properties style:text-autospace="none" style:writing-mode="lr-tb"/>
      <style:text-properties style:use-window-font-color="true" fo:font-family="Arial" style:font-family-generic="swiss" fo:font-size="12pt" fo:language="en" fo:country="US" style:font-family-asian="Tahoma" style:font-family-generic-asian="swiss" style:font-pitch-asian="variable" style:language-asian="zxx" style:country-asian="none"/>
    </style:style>
    <style:style style:name="Heading_20_1" style:display-name="Heading 1" style:family="graphic">
      <style:paragraph-properties fo:margin-left="0cm" fo:margin-right="0cm" fo:margin-top="0.896cm" fo:margin-bottom="0.358cm" fo:text-align="center" fo:text-indent="0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cm" fo:margin-bottom="0.358cm" fo:text-indent="0cm" style:text-autospace="none"/>
      <style:text-properties fo:font-family="Arial" style:font-family-generic="swiss" style:font-pitch="variable" fo:font-size="14pt" fo:font-style="normal" fo:font-weight="bold" style:font-family-asian="Tahoma" style:font-family-generic-asian="swiss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.224cm" fo:margin-right="0cm" fo:margin-top="0cm" fo:margin-bottom="0.224cm" fo:text-indent="0cm" style:text-autospace="none"/>
      <style:text-properties fo:font-family="Arial" style:font-family-generic="swiss" style:font-pitch="variable" fo:font-size="13pt" fo:font-style="italic" fo:font-weight="bold" style:font-family-asian="Tahoma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left="0.448cm" fo:margin-right="0cm" fo:margin-top="0.224cm" fo:margin-bottom="0.224cm" fo:text-indent="0cm" style:text-autospace="none"/>
      <style:text-properties fo:font-family="Arial" style:font-family-generic="swiss" style:font-pitch="variable" fo:font-size="12pt" fo:font-style="normal" style:text-underline-style="none" fo:font-weight="bold" style:font-family-asian="Tahoma" style:font-family-generic-asian="swiss" style:font-pitch-asian="variable" style:font-size-asian="11.5pt" style:font-style-asian="italic" style:font-weight-asian="bold" style:font-style-complex="normal" style:font-weight-complex="bold"/>
    </style:style>
    <style:style style:name="Heading_20_5" style:display-name="Heading 5" style:family="graphic">
      <style:paragraph-properties fo:margin-left="0.672cm" fo:margin-right="0cm" fo:margin-top="0.224cm" fo:margin-bottom="0.224cm" fo:text-indent="0cm" style:text-autospace="none"/>
      <style:text-properties fo:font-family="Arial" style:font-family-generic="swiss" style:font-pitch="variable" fo:font-size="11pt" style:text-underline-style="solid" style:text-underline-width="auto" style:text-underline-color="font-color" fo:font-weight="bold" style:font-family-asian="Tahoma" style:font-family-generic-asian="swiss" style:font-pitch-asian="variable" style:font-size-asian="11.5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c__20_important" style:display-name="Code, important" style:family="graphic">
      <style:paragraph-properties style:text-autospace="none"/>
      <style:text-properties fo:color="#b80047" fo:font-family="'Lucida Console'" style:font-family-generic="modern" style:font-pitch="fixed" fo:font-size="10pt" fo:font-weight="normal" style:font-weight-asian="normal" style:font-weight-complex="normal"/>
    </style:style>
    <style:style style:name="Code" style:family="graphic">
      <style:paragraph-properties style:text-autospace="none"/>
      <style:text-properties fo:color="#00538d" fo:font-family="'Lucida Console'" style:font-family-generic="modern" style:font-pitch="fixed" fo:font-size="10pt" fo:font-weight="normal" style:font-weight-asian="normal" style:font-weight-complex="normal"/>
    </style:style>
    <style:style style:name="Article_20_title" style:display-name="Article title" style:family="graphic">
      <style:paragraph-properties style:text-autospace="none"/>
      <style:text-properties fo:font-size="11pt" fo:font-style="italic" style:font-size-asian="11pt" style:font-style-asian="italic" style:font-size-complex="11pt" style:font-style-complex="italic"/>
    </style:style>
    <style:style style:name="Book_20_title" style:display-name="Book title" style:family="graphic">
      <style:paragraph-properties style:text-autospace="none"/>
      <style:text-properties fo:font-size="11pt" fo:font-style="italic" style:font-size-asian="11pt" style:font-style-asian="italic" style:font-size-complex="11pt" style:font-style-complex="italic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ection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Important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Keyword" style:family="graphic">
      <style:paragraph-properties style:text-autospace="none"/>
      <style:text-properties fo:color="#008080" fo:font-size="11pt" fo:font-weight="bold" style:font-size-asian="11pt" style:font-weight-asian="bold" style:font-size-complex="11pt" style:font-weight-complex="bold"/>
    </style:style>
    <style:style style:name="Important_20_-_20_blue" style:display-name="Important - blue" style:family="graphic">
      <style:paragraph-properties style:text-autospace="none"/>
      <style:text-properties fo:color="#0066cc" fo:font-size="11pt" fo:font-weight="bold" style:font-size-asian="11pt" style:font-weight-asian="bold" style:font-size-complex="11pt" style:font-weight-complex="bold"/>
    </style:style>
    <style:style style:name="Line_20_number" style:display-name="Line number" style:family="graphic">
      <style:paragraph-properties style:text-autospace="none"/>
      <style:text-properties fo:color="#008000" fo:font-family="'Lucida Console'" style:font-family-generic="modern" style:font-pitch="fixed" fo:font-size="10pt" fo:font-weight="normal" style:font-weight-asian="normal" style:font-weight-complex="normal"/>
    </style:style>
    <style:style style:name="Important_20_-_20_bordeaux" style:display-name="Important - bordeaux" style:family="graphic">
      <style:paragraph-properties style:text-autospace="none"/>
      <style:text-properties fo:color="#993366" fo:font-size="11pt" fo:font-weight="bold" style:font-size-asian="11pt" style:font-weight-asian="bold" style:font-size-complex="11pt" style:font-weight-complex="bold"/>
    </style:style>
    <style:style style:name="Important_20_-_20_green" style:display-name="Important - green" style:family="graphic">
      <style:paragraph-properties style:text-autospace="none"/>
      <style:text-properties fo:color="#008000" fo:font-size="11pt" fo:font-weight="bold" style:font-size-asian="11pt" style:font-weight-asian="bold" style:font-size-complex="11pt" style:font-weight-complex="bold"/>
    </style:style>
    <style:style style:name="Important_20_-_20_red" style:display-name="Important - red" style:family="graphic">
      <style:paragraph-properties style:text-autospace="none"/>
      <style:text-properties fo:color="#ff0000" fo:font-size="11pt" fo:font-weight="bold" style:font-size-asian="11pt" style:font-weight-asian="bold" style:font-size-complex="11pt" style:font-weight-complex="bold"/>
    </style:style>
    <style:style style:name="Timing" style:family="graphic">
      <style:paragraph-properties style:text-autospace="none"/>
      <style:text-properties fo:font-family="Timing" style:font-family-generic="roman" style:font-pitch="fixed" style:font-charset="x-symbol" fo:font-size="11pt"/>
    </style:style>
    <style:style style:name="Subscript" style:family="graphic">
      <style:paragraph-properties style:text-autospace="none"/>
      <style:text-properties style:text-position="-11% 58%"/>
    </style:style>
    <style:style style:name="Superscript" style:family="graphic">
      <style:paragraph-properties style:text-autospace="none"/>
      <style:text-properties style:text-position="11% 58%"/>
    </style:style>
    <style:style style:name="Teletype" style:family="graphic">
      <style:paragraph-properties style:text-autospace="none"/>
      <style:text-properties fo:color="#800000" fo:font-family="'Courier New'" style:font-family-generic="modern" style:font-pitch="fixed" fo:font-size="11pt" style:font-family-asian="'Courier New'" style:font-family-generic-asian="modern" style:font-pitch-asian="fixed"/>
    </style:style>
    <style:style style:name="Definition" style:family="graphic">
      <style:paragraph-properties style:text-autospac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Example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Vertical_20_Numbering_20_Symbols" style:display-name="Vertical Numbering Symbols" style:family="graphic">
      <style:paragraph-properties style:text-autospace="none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fo:font-family="StarSymbol, 'Arial Unicode MS'" style:font-charset="x-symbol" fo:font-size="9pt" style:font-family-asian="StarSymbol, 'Arial Unicode MS'" style:font-charset-asian="x-symbol" style:font-size-asian="9pt"/>
    </style:style>
    <style:style style:name="Numbering_20_Symbols" style:display-name="Numbering Symbols" style:family="graphic">
      <style:paragraph-properties style:text-autospace="none"/>
    </style:style>
    <style:style style:name="Drop_20_Caps" style:display-name="Drop Caps" style:family="graphic">
      <style:paragraph-properties style:text-autospace="none"/>
    </style:style>
    <style:style style:name="Caption_20_Characters" style:display-name="Caption Characters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Indented" style:family="graphic">
      <style:paragraph-properties fo:margin-left="3.136cm" fo:margin-right="0cm" fo:margin-top="0cm" fo:margin-bottom="0.358cm" fo:text-indent="0cm" style:text-autospace="none"/>
      <style:text-properties fo:font-size="11pt" style:font-size-asian="11pt" style:font-size-complex="11pt"/>
    </style:style>
    <style:style style:name="Text_20_Body" style:display-name="Text Body" style:family="graphic">
      <style:paragraph-properties fo:margin-left="0.896cm" fo:margin-right="0cm" fo:margin-top="0cm" fo:margin-bottom="0.358cm" fo:text-indent="0cm" style:text-autospace="none"/>
      <style:text-properties fo:font-size="11pt" style:font-size-asian="11pt" style:font-size-complex="11pt"/>
    </style:style>
    <style:style style:name="Subtitle_2c__20_document" style:display-name="Subtitle, document" style:family="graphic">
      <style:paragraph-properties fo:margin-left="0cm" fo:margin-right="0cm" fo:margin-top="0cm" fo:margin-bottom="0.09cm" fo:text-align="center" fo:text-indent="0cm" style:text-autospace="none"/>
      <style:text-properties fo:font-family="Arial" style:font-family-generic="swiss" style:font-pitch="variable" fo:font-size="11pt" fo:font-style="normal" fo:font-weight="normal" style:font-family-asian="Tahoma" style:font-family-generic-asian="swiss" style:font-pitch-asian="variable" style:font-size-asian="14pt" style:font-style-asian="italic" style:font-weight-asian="normal" style:font-style-complex="normal" style:font-weight-complex="normal"/>
    </style:style>
    <style:style style:name="Title_2c__20_document" style:display-name="Title, document" style:family="graphic">
      <style:paragraph-properties fo:margin-left="0cm" fo:margin-right="0cm" fo:margin-top="0cm" fo:margin-bottom="0.358cm" fo:text-align="center" fo:text-indent="0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8pt" style:font-weight-asian="bold" style:font-weight-complex="bold"/>
    </style:style>
    <style:style style:name="xx_20_Hidden" style:display-name="xx Hidden" style:family="graphic">
      <style:paragraph-properties fo:margin-left="0cm" fo:margin-right="0cm" fo:margin-top="0cm" fo:margin-bottom="0.358cm" fo:text-indent="0cm" style:text-autospace="none"/>
      <style:text-properties fo:font-size="11pt" style:font-size-asian="11pt" style:font-size-complex="11pt"/>
    </style:style>
    <style:style style:name="Reference" style:family="graphic">
      <style:paragraph-properties fo:margin-left="0.896cm" fo:margin-right="0cm" fo:margin-top="0cm" fo:margin-bottom="0.358cm" fo:text-indent="0cm" style:text-autospace="none"/>
      <style:text-properties fo:font-size="11pt" style:font-size-asian="11pt" style:font-size-complex="11pt"/>
    </style:style>
    <style:style style:name="Comment" style:family="graphic">
      <style:paragraph-properties fo:margin-left="1.344cm" fo:margin-right="0cm" fo:text-indent="0cm" style:text-autospace="none"/>
      <style:text-properties fo:color="#800000" fo:font-family="'Lucida Console'" style:font-family-generic="modern" style:font-pitch="fixed" fo:font-size="10pt" fo:font-weight="normal" style:font-weight-asian="normal" style:font-weight-complex="normal"/>
    </style:style>
    <style:style style:name="Where_20_end" style:display-name="Where end" style:family="graphic">
      <style:paragraph-properties fo:margin-left="2.207cm" fo:margin-right="0cm" fo:margin-top="0cm" fo:margin-bottom="0.358cm" fo:text-indent="0cm" style:text-autospace="none"/>
      <style:text-properties fo:font-size="11pt" style:font-size-asian="11pt" style:font-size-complex="11pt"/>
    </style:style>
    <style:style style:name="Where" style:family="graphic">
      <style:paragraph-properties fo:margin-left="2.207cm" fo:margin-right="0cm" fo:margin-top="0cm" fo:margin-bottom="0cm" fo:text-indent="0cm" style:text-autospace="none"/>
      <style:text-properties fo:font-size="11pt" style:font-size-asian="11pt" style:font-size-complex="11pt"/>
    </style:style>
    <style:style style:name="Code_20_end" style:display-name="Code end" style:family="graphic">
      <style:paragraph-properties fo:margin-left="1.344cm" fo:margin-right="0cm" fo:margin-top="0cm" fo:margin-bottom="0.358cm" fo:text-indent="0cm" style:text-autospace="none"/>
      <style:text-properties fo:color="#00538d" fo:font-family="'Lucida Console'" style:font-family-generic="modern" style:font-pitch="fixed" fo:font-size="10pt" fo:font-weight="normal" style:font-weight-asian="normal" style:font-weight-complex="normal"/>
    </style:style>
    <style:style style:name="Equation" style:family="graphic">
      <style:paragraph-properties fo:margin-left="0.896cm" fo:margin-right="0cm" fo:margin-top="0cm" fo:margin-bottom="0.358cm" fo:text-align="center" fo:text-indent="0cm" style:text-autospace="none"/>
      <style:text-properties fo:font-size="11pt" style:font-size-asian="11pt" style:font-size-complex="11pt"/>
    </style:style>
    <style:style style:name="xx" style:family="graphic">
      <style:paragraph-properties fo:margin-left="0.896cm" fo:margin-right="0cm" fo:margin-top="0cm" fo:margin-bottom="0.358cm" fo:text-indent="0cm" style:text-autospace="none"/>
      <style:text-properties fo:font-size="11pt" style:font-size-asian="11pt" style:font-size-complex="11pt"/>
    </style:style>
    <style:style style:name="Table_20_Heading" style:display-name="Table Heading" style:family="graphic">
      <style:paragraph-properties fo:margin-left="0cm" fo:margin-right="0cm" fo:text-align="center" fo:text-indent="0cm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text-indent="0cm"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11pt" style:font-size-asian="11pt" style:font-size-complex="11pt"/>
    </style:style>
    <style:style style:name="Header" style:family="graphic">
      <style:paragraph-properties style:text-autospace="none">
        <style:tab-stops>
          <style:tab-stop style:position="15.681cm" style:type="center"/>
          <style:tab-stop style:position="31.362cm" style:type="right"/>
        </style:tab-stops>
      </style:paragraph-properties>
      <style:text-properties fo:font-size="11pt" style:font-size-asian="11pt" style:font-size-complex="11pt"/>
    </style:style>
    <style:style style:name="Marginalia" style:family="graphic">
      <style:paragraph-properties fo:margin-left="7.057cm" fo:margin-right="0cm" fo:margin-top="0cm" fo:margin-bottom="0.358cm" fo:text-indent="0cm" style:text-autospace="none"/>
      <style:text-properties fo:font-size="11pt" style:font-size-asian="11pt" style:font-size-complex="11pt"/>
    </style:style>
    <style:style style:name="Index" style:family="graphic">
      <style:paragraph-properties style:text-autospace="none"/>
      <style:text-properties fo:font-family="Arial" style:font-family-generic="swiss" style:font-family-asian="Tahoma" style:font-family-generic-asian="swiss"/>
    </style:style>
    <style:style style:name="Caption" style:family="graphic">
      <style:paragraph-properties fo:margin-top="0.374cm" fo:margin-bottom="0.374cm" fo:text-align="center" style:text-autospace="none"/>
      <style:text-properties fo:font-family="Arial" style:font-family-generic="swiss" fo:font-size="10pt" fo:font-style="italic" fo:font-weight="bold" style:font-family-asian="Tahoma" style:font-family-generic-asian="swiss" style:font-size-asian="10pt" style:font-style-asian="italic" style:font-weight-asian="bold" style:font-style-complex="italic" style:font-weight-complex="bold"/>
    </style:style>
    <style:style style:name="List" style:family="graphic">
      <style:paragraph-properties fo:margin-left="0.896cm" fo:margin-right="0cm" fo:margin-top="0cm" fo:margin-bottom="0.358cm" fo:text-indent="0cm" style:text-autospace="none"/>
      <style:text-properties fo:font-family="Arial" style:font-family-generic="swiss" fo:font-size="11pt" style:font-family-asian="Tahoma" style:font-family-generic-asian="swiss"/>
    </style:style>
    <style:style style:name="Reference_20_page_20_info" style:display-name="Reference page info" style:family="graphic">
      <style:paragraph-properties style:text-autospace="none"/>
      <style:text-properties style:use-window-font-color="true" fo:font-family="Arial" style:font-family-generic="swiss" style:font-pitch="variable" fo:font-size="11pt" fo:font-style="normal" fo:font-weight="normal" style:font-style-asian="normal" style:font-weight-asian="normal" style:font-style-complex="normal" style:font-weight-complex="normal"/>
    </style:style>
    <style:style style:name="Vector" style:family="graphic">
      <style:paragraph-properties style:text-autospace="none"/>
      <style:text-properties style:use-window-font-color="true" fo:font-family="Arial" style:font-family-generic="swiss" style:font-pitch="variable" fo:font-size="11pt"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graphic">
      <style:paragraph-properties style:text-autospace="none"/>
      <style:text-properties fo:font-family="'DejaVu Sans'" style:font-family-generic="swiss" style:font-pitch="variable" fo:font-size="11pt"/>
    </style:style>
    <style:style style:name="Figure" style:family="graphic">
      <style:paragraph-properties fo:margin-top="0.374cm" fo:margin-bottom="0.374cm" fo:text-align="center" style:text-autospace="none"/>
      <style:text-properties fo:font-family="Arial" style:font-family-generic="swiss" fo:font-size="10pt" fo:font-style="italic" fo:font-weight="bold" style:font-family-asian="Tahoma" style:font-family-generic-asian="swiss" style:font-size-asian="10pt" style:font-style-asian="italic" style:font-weight-asian="bold" style:font-style-complex="italic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font-family="'DejaVu Sans'" style:font-family-generic="swiss" style:font-pitch="variable" fo:font-size="11pt"/>
    </style:style>
    <style:style style:name="Subtitle_2c__20_no_20_space" style:display-name="Subtitle, no space" style:family="graphic">
      <style:paragraph-properties fo:margin-top="0cm" fo:margin-bottom="0cm" fo:text-align="center" style:text-autospace="none"/>
      <style:text-properties fo:font-family="Arial" style:font-family-generic="swiss" style:font-pitch="variable" fo:font-size="11pt" fo:font-style="normal" fo:font-weight="normal" style:font-family-asian="Tahoma" style:font-family-generic-asian="swiss" style:font-pitch-asian="variable" style:font-size-asian="14pt" style:font-style-asian="italic" style:font-weight-asian="normal" style:font-style-complex="normal" style:font-weight-complex="normal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math xmlns="http://www.w3.org/1998/Math/MathML" display="block">
  <semantics>
    <mrow>
      <mrow>
        <mi>u</mi>
        <mo stretchy="false">=</mo>
        <mn>2</mn>
      </mrow>
      <mrow>
        <msqrt>
          <mrow>
            <mn>5</mn>
            <mrow>
              <mo fence="true" stretchy="false">(</mo>
              <mrow>
                <mrow>
                  <mn>250</mn>
                  <mo stretchy="false">−</mo>
                  <mn>5</mn>
                </mrow>
              </mrow>
              <mo fence="true" stretchy="false">)</mo>
            </mrow>
          </mrow>
        </msqrt>
        <mo stretchy="false">=</mo>
        <mn>70</mn>
      </mrow>
    </mrow>
    <annotation encoding="StarMath 5.0">u = 2 sqrt{ 5(250 - 5) } = 70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239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2.6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3.4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269cm"/>
    </style:style>
    <style:style style:name="P1" style:family="paragraph">
      <style:text-properties fo:font-family="Arial" style:font-family-generic="swiss" style:font-pitch="variable"/>
    </style:style>
    <style:style style:name="P2" style:family="paragraph">
      <style:paragraph-properties fo:text-align="start"/>
      <style:text-properties fo:font-family="Arial" style:font-family-generic="swiss" style:font-pitch="variable"/>
    </style:style>
    <style:style style:name="T1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2" style:family="text">
      <style:text-properties fo:font-family="Arial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layer="layout" svg:width="0.204cm" svg:height="1.632cm" svg:x="7.145cm" svg:y="3.473cm">
          <text:p/>
        </draw:rect>
        <draw:line draw:style-name="Line_2c__20_thin" draw:layer="layout" svg:x1="6.859cm" svg:y1="2.883cm" svg:x2="3.073cm" svg:y2="2.883cm">
          <text:p/>
        </draw:line>
        <draw:circle draw:style-name="Arrow_2c__20_double" draw:layer="layout" svg:width="3.868cm" svg:height="3.868cm" svg:x="5.333cm" svg:y="0.949cm" draw:kind="arc" draw:start-angle="180" draw:end-angle="210">
          <text:p/>
        </draw:circle>
        <draw:frame draw:style-name="gr2" draw:layer="layout" svg:width="0.239cm" svg:height="0.458cm" svg:x="4.966cm" svg:y="3.214cm">
          <draw:text-box>
            <text:p><text:span text:style-name="T1">θ</text:span></text:p>
          </draw:text-box>
        </draw:frame>
        <draw:polyline draw:style-name="gr3" draw:layer="layout" svg:width="7.368cm" svg:height="6.884cm" svg:x="3.601cm" svg:y="1.688cm" svg:viewBox="0 0 7369 6885" draw:points="0,0 0,6885 7369,6885">
          <text:p/>
        </draw:polyline>
        <draw:rect draw:style-name="gr3" draw:layer="layout" svg:width="0.587cm" svg:height="4.361cm" svg:x="3.014cm" svg:y="3.371cm">
          <text:p/>
        </draw:rect>
        <draw:rect draw:style-name="White_2c__20_black_20_border" draw:layer="layout" svg:width="5.993cm" svg:height="0.535cm" draw:transform="rotate (0.6108652381979) translate (2.694cm 5.891cm)">
          <text:p/>
        </draw:rect>
        <draw:circle draw:style-name="Black" draw:layer="layout" svg:width="0.154cm" svg:height="0.154cm" svg:x="3.243cm" svg:y="5.717cm">
          <text:p/>
        </draw:circle>
        <draw:polygon draw:style-name="gr3" draw:layer="layout" svg:width="3.705cm" svg:height="2.155cm" svg:x="3.972cm" svg:y="4.007cm" svg:viewBox="0 0 3706 2156" draw:points="0,1652 2360,0 3706,1922 3371,2156 2289,610 284,2014">
          <text:p/>
        </draw:polygon>
        <draw:line draw:style-name="Dashed" draw:layer="layout" svg:x1="4.214cm" svg:y1="7.329cm" svg:x2="9.034cm" svg:y2="3.938cm">
          <text:p/>
        </draw:line>
        <draw:line draw:style-name="Arrow_2c__20_double" draw:layer="layout" svg:x1="7.502cm" svg:y1="3.193cm" svg:x2="8.446cm" svg:y2="4.391cm">
          <text:p/>
        </draw:line>
        <draw:frame draw:style-name="gr4" draw:layer="layout" svg:width="0.32cm" svg:height="0.458cm" svg:x="8.067cm" svg:y="3.414cm">
          <draw:text-box>
            <text:p><text:span text:style-name="T1">w</text:span></text:p>
          </draw:text-box>
        </draw:frame>
        <draw:frame draw:style-name="gr5" draw:text-style-name="P1" draw:layer="layout" svg:width="2.644cm" svg:height="0.458cm" svg:x="4.367cm" svg:y="8.014cm">
          <draw:text-box>
            <text:p text:style-name="P1"><text:span text:style-name="T2">Table saw top</text:span></text:p>
          </draw:text-box>
        </draw:frame>
        <draw:frame draw:style-name="gr6" draw:text-style-name="P2" draw:layer="layout" svg:width="3.495cm" svg:height="0.915cm" svg:x="7.866cm" svg:y="5.714cm">
          <draw:text-box>
            <text:p text:style-name="P2"><text:span text:style-name="T2">Square for setting</text:span></text:p>
            <text:p text:style-name="P2"><text:span text:style-name="T2">cove width w</text:span></text:p>
          </draw:text-box>
        </draw:frame>
        <draw:frame draw:style-name="gr7" draw:layer="layout" svg:width="0.269cm" svg:height="0.458cm" svg:x="7.399cm" svg:y="2.614cm">
          <draw:text-box>
            <text:p><text:span text:style-name="T1">A</text:span></text:p>
          </draw:text-box>
        </draw:fram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hatch draw:name="Gray_20_45_20_degrees_20_wide" draw:display-name="Gray 45 degrees wide" draw:style="single" draw:color="#c0c0c0" draw:distance="0.508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ffffff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</style:style>
    <style:style style:name="Dashed" style:family="graphic" style:parent-style-name="Line_2c__20_thin">
      <style:graphic-properties draw:stroke="dash" draw:stroke-dash="Fine_20_Dashed" svg:stroke-width="0.025cm" draw:marker-start-width="0.33cm" draw:marker-end-width="0.33cm" draw:fill="none" draw:textarea-horizontal-align="center" draw:textarea-vertical-align="middle"/>
    </style:style>
    <style:style style:name="Centerline" style:family="graphic" style:parent-style-name="Line_2c__20_thin">
      <style:graphic-properties draw:stroke="dash" draw:stroke-dash="Ultrafine_20_2_20_Dots_20_3_20_Dashes" svg:stroke-width="0cm" draw:marker-start-width="0.305cm" draw:marker-end-width="0.305cm" draw:fill="none" draw:textarea-horizontal-align="center" draw:textarea-vertical-align="middle"/>
    </style:style>
    <style:style style:name="Arrow" style:family="graphic" style:parent-style-name="Line_2c__20_thin">
      <style:graphic-properties draw:marker-end="Arrow" draw:marker-end-width="0.152cm" draw:fill="none" draw:textarea-horizontal-align="center" draw:textarea-vertical-align="middle"/>
    </style:style>
    <style:style style:name="Arrow_2c__20_double" style:display-name="Arrow, double" style:family="graphic" style:parent-style-name="Line_2c__20_thin">
      <style:graphic-properties draw:marker-start="Arrow" draw:marker-start-width="0.152cm" draw:marker-end="Arrow" draw:marker-end-width="0.152cm"/>
    </style:style>
    <style:style style:name="Black" style:family="graphic" style:parent-style-name="standard">
      <style:graphic-properties draw:stroke="none" draw:fill-color="#000000" draw:textarea-horizontal-align="center" draw:textarea-vertical-align="middle"/>
    </style:style>
    <style:style style:name="White" style:family="graphic" style:parent-style-name="Black">
      <style:graphic-properties draw:fill-color="#ffffff"/>
    </style:style>
    <style:style style:name="Line_2c__20_thin" style:display-name="Line, thin" style:family="graphic" style:parent-style-name="standard">
      <style:graphic-properties svg:stroke-width="0.025cm" draw:marker-start-width="0.33cm" draw:marker-end-width="0.33cm" draw:fill="none" draw:textarea-horizontal-align="center" draw:textarea-vertical-align="middle"/>
    </style:style>
    <style:style style:name="Hatched" style:family="graphic" style:parent-style-name="standard">
      <style:graphic-properties draw:fill="hatch" draw:fill-hatch-name="Black_20_45_20_Degrees" draw:fill-hatch-solid="false"/>
    </style:style>
    <style:style style:name="Knurled" style:family="graphic" style:parent-style-name="Hatched">
      <style:graphic-properties draw:fill-hatch-name="Blue_20_Crossed_20_45_20_Degrees" draw:fill-hatch-solid="false"/>
    </style:style>
    <style:style style:name="Hatched_2c__20_left" style:display-name="Hatched, left" style:family="graphic" style:parent-style-name="Hatched">
      <style:graphic-properties draw:fill-hatch-name="Black_20_-45_20_Degrees" draw:fill-hatch-solid="false"/>
    </style:style>
    <style:style style:name="Hatched_2c__20_gray_2c__20_wide" style:display-name="Hatched, gray, wide" style:family="graphic" style:parent-style-name="Hatched">
      <style:graphic-properties draw:fill-hatch-name="Gray_20_45_20_degrees_20_wide" draw:fill-hatch-solid="false"/>
    </style:style>
    <style:style style:name="Arrow_2c__20_begin" style:display-name="Arrow, begin" style:family="graphic" style:parent-style-name="Line_2c__20_thin">
      <style:graphic-properties draw:marker-start="Arrow" draw:marker-start-width="0.152cm"/>
    </style:style>
    <style:style style:name="Line_2c__20_heavy" style:display-name="Line, heavy" style:family="graphic" style:parent-style-name="standard">
      <style:graphic-properties svg:stroke-width="0.076cm" draw:marker-start-width="0.406cm" draw:marker-end-width="0.406cm"/>
    </style:style>
    <style:style style:name="Line_2c__20_very_20_heavy" style:display-name="Line, very heavy" style:family="graphic" style:parent-style-name="Line_2c__20_heavy">
      <style:graphic-properties svg:stroke-width="0.102cm" draw:marker-start-width="0.457cm" draw:marker-end-width="0.457cm"/>
    </style:style>
    <style:style style:name="Hatched_2c__20_horizontal" style:display-name="Hatched, horizontal" style:family="graphic" style:parent-style-name="Hatched">
      <style:graphic-properties draw:fill-hatch-name="Black_20_0_20_Degrees" draw:fill-hatch-solid="false"/>
    </style:style>
    <style:style style:name="Hatched_2c__20_vertical" style:display-name="Hatched, vertical" style:family="graphic" style:parent-style-name="Hatched"/>
    <style:style style:name="Dimension_2c__20_vertical" style:display-name="Dimension, vertical" style:family="graphic" style:parent-style-name="measure">
      <style:graphic-properties draw:textarea-horizontal-align="center" draw:textarea-vertical-align="middle" draw:parallel="true"/>
    </style:style>
    <style:style style:name="White_2c__20_black_20_border" style:display-name="White, black border" style:family="graphic" style:parent-style-name="White">
      <style:graphic-properties draw:stroke="soli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Arial4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001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013cm" fo:padding-bottom="0.013cm" fo:padding-left="0.013cm" fo:padding-right="0.013cm"/>
    </style:style>
    <style:style style:name="gr4" style:family="graphic" style:parent-style-name="objectwithoutfill">
      <style:graphic-properties draw:fill="solid" draw:fill-color="#ffffcc" draw:textarea-horizontal-align="center" draw:textarea-vertical-align="middle"/>
    </style:style>
    <style:style style:name="T1" style:family="text">
      <style:text-properties style:font-name="Arial3" style:font-name-asian="Arial3" style:font-name-complex="Arial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239cm" svg:height="0.479cm" svg:x="6.105cm" svg:y="1.967cm">
          <draw:text-box>
            <text:p><text:span text:style-name="T1">θ</text:span></text:p>
          </draw:text-box>
        </draw:frame>
        <draw:rect draw:style-name="gr2" draw:layer="layout" svg:width="6.194cm" svg:height="5.33cm" svg:x="2.456cm" svg:y="1.866cm">
          <text:p/>
        </draw:rect>
        <draw:line draw:style-name="gr3" draw:layer="layout" svg:x1="6.894cm" svg:y1="1.867cm" svg:x2="2.456cm" svg:y2="7.196cm">
          <text:p/>
        </draw:line>
        <draw:frame draw:style-name="gr1" draw:layer="layout" svg:width="0.214cm" svg:height="0.479cm" svg:x="1.873cm" svg:y="4.361cm">
          <draw:text-box>
            <text:p><text:span text:style-name="T1">y</text:span></text:p>
          </draw:text-box>
        </draw:frame>
        <draw:frame draw:style-name="gr1" draw:layer="layout" svg:width="0.214cm" svg:height="0.479cm" svg:x="4.441cm" svg:y="1.291cm">
          <draw:text-box>
            <text:p><text:span text:style-name="T1">x</text:span></text:p>
          </draw:text-box>
        </draw:frame>
        <draw:rect draw:style-name="gr4" draw:layer="layout" svg:width="0.128cm" svg:height="1.668cm" svg:x="6.639cm" svg:y="2.864cm">
          <text:p/>
        </draw:rect>
        <draw:frame draw:style-name="gr1" draw:layer="layout" svg:width="1.043cm" svg:height="0.957cm" svg:x="6.908cm" svg:y="3.127cm">
          <draw:text-box>
            <text:p><text:span text:style-name="T1">Saw</text:span></text:p>
            <text:p><text:span text:style-name="T1">blade</text:span></text:p>
          </draw:text-box>
        </draw:frame>
        <draw:frame draw:style-name="gr1" draw:layer="layout" svg:width="2.597cm" svg:height="0.479cm" svg:x="4.436cm" svg:y="6.628cm">
          <draw:text-box>
            <text:p><text:span text:style-name="T1">Table saw top</text:span></text:p>
          </draw:text-box>
        </draw:fram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Arial4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3cm" draw:marker-start-center="false" draw:marker-end-width="0.33cm" draw:marker-end-center="false" draw:fill="solid" draw:fill-color="#99ccff" draw:fill-gradient-name="Gradient_20_7" draw:fill-hatch-name="Hatch_20_1" draw:fill-image-name="Bitmape_20_1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152cm" draw:marker-end="Arrow" draw:marker-end-width="0.15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896cm" fo:margin-right="0cm" fo:margin-top="0cm" fo:margin-bottom="0.358cm" fo:text-indent="0cm" style:text-autospace="none"/>
      <style:text-properties fo:font-size="11pt" fo:language="en" fo:country="US" style:language-asian="en" style:country-asian="US" style:font-size-complex="11pt"/>
    </style:style>
    <style:style style:name="Arrow_2c__20_single" style:display-name="Arrow, single" style:family="graphic" style:parent-style-name="standard">
      <style:graphic-properties draw:marker-start-width="0.152cm" draw:marker-end="Arrow" draw:marker-end-width="0.152cm" draw:textarea-horizontal-align="center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404cm" draw:marker-end-width="0.404cm" draw:fill="none" draw:textarea-horizontal-align="center" draw:textarea-vertical-align="middle" fo:padding-top="0.012cm" fo:padding-bottom="0.012cm" fo:padding-left="0.012cm" fo:padding-right="0.012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85cm" fo:min-width="0.002cm"/>
    </style:style>
    <style:style style:name="gr4" style:family="graphic" style:parent-style-name="measure" style:list-style-name="L1">
      <style:graphic-properties draw:textarea-horizontal-align="center" draw:textarea-vertical-align="middle" draw:line-distance="1.404cm"/>
    </style:style>
    <style:style style:name="gr5" style:family="graphic" style:parent-style-name="standard">
      <style:graphic-properties draw:stroke="none" svg:stroke-color="#000000" draw:fill="none" draw:fill-color="#ffffff" fo:min-height="0.246cm" fo:min-width="0.002cm"/>
    </style:style>
    <style:style style:name="gr6" style:family="graphic" style:parent-style-name="measure" style:list-style-name="L1">
      <style:graphic-properties draw:textarea-horizontal-align="center" draw:textarea-vertical-align="middle" draw:line-distance="2.933cm" draw:start-guide="-0.508cm" draw:end-guide="-1.42cm" draw:placing="below"/>
    </style:style>
    <style:style style:name="gr7" style:family="graphic" style:parent-style-name="standard">
      <style:graphic-properties draw:stroke="none" svg:stroke-color="#000000" draw:fill="none" draw:fill-color="#ffffff" fo:min-height="0.685cm" fo:min-width="3.292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1pt" fo:language="en" fo:country="US" style:language-asian="en" style:country-asian="US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Dashed" draw:layer="layout" svg:x1="10.071cm" svg:y1="2.88cm" svg:x2="1.912cm" svg:y2="2.88cm">
          <text:p/>
        </draw:line>
        <draw:line draw:style-name="Dashed" draw:layer="layout" svg:x1="4.405cm" svg:y1="4.16cm" svg:x2="8.885cm" svg:y2="4.16cm">
          <text:p/>
        </draw:line>
        <draw:circle draw:style-name="gr1" draw:layer="layout" svg:width="3.626cm" svg:height="3.626cm" svg:x="4.823cm" svg:y="2.347cm">
          <text:p/>
        </draw:circle>
        <draw:line draw:style-name="gr2" draw:layer="layout" svg:x1="6.636cm" svg:y1="4.16cm" svg:x2="7.895cm" svg:y2="2.88cm">
          <text:p/>
        </draw:line>
        <draw:line draw:style-name="gr2" draw:layer="layout" svg:x1="6.621cm" svg:y1="4.16cm" svg:x2="5.362cm" svg:y2="2.88cm">
          <text:p/>
        </draw:line>
        <draw:line draw:style-name="gr2" draw:layer="layout" svg:x1="5.362cm" svg:y1="2.88cm" svg:x2="7.916cm" svg:y2="2.88cm">
          <text:p/>
        </draw:line>
        <draw:frame draw:style-name="gr3" draw:text-style-name="P1" draw:layer="layout" svg:width="1.725cm" svg:height="0.957cm" svg:x="10.2cm" svg:y="2.456cm">
          <draw:text-box>
            <text:p text:style-name="P1">Table top</text:p>
            <text:p text:style-name="P1">of saw</text:p>
          </draw:text-box>
        </draw:frame>
        <draw:measure draw:style-name="gr4" draw:text-style-name="P2" draw:layer="measurelines" svg:x1="5.362cm" svg:y1="2.88cm" svg:x2="7.895cm" svg:y2="2.88cm">
          <text:p text:style-name="P2"><text:span text:style-name="T1">u</text:span></text:p>
        </draw:measure>
        <draw:frame draw:style-name="gr3" draw:text-style-name="P1" draw:layer="layout" svg:width="0.662cm" svg:height="0.685cm" svg:x="5.259cm" svg:y="3.411cm">
          <draw:text-box>
            <text:p text:style-name="P1">D/2</text:p>
          </draw:text-box>
        </draw:frame>
        <draw:frame draw:style-name="gr5" draw:text-style-name="P1" draw:layer="layout" svg:width="0.218cm" svg:height="0.442cm" svg:x="3.591cm" svg:y="1.395cm">
          <draw:text-box>
            <text:p text:style-name="P1"><text:span text:style-name="T2">h</text:span></text:p>
          </draw:text-box>
        </draw:frame>
        <draw:measure draw:style-name="gr6" draw:text-style-name="P2" draw:layer="measurelines" svg:x1="6.636cm" svg:y1="2.324cm" svg:x2="6.636cm" svg:y2="2.888cm">
          <text:p text:style-name="P2"><text:span text:style-name="T1"><text:s/></text:span></text:p>
        </draw:measure>
        <draw:frame draw:style-name="gr7" draw:text-style-name="P1" draw:layer="layout" svg:width="3.292cm" svg:height="0.685cm" svg:x="7.787cm" svg:y="5.62cm">
          <draw:text-box>
            <text:p text:style-name="P1">Saw blade</text:p>
          </draw:text-box>
        </draw:frame>
        <draw:line draw:style-name="gr8" draw:layer="layout" svg:x1="6.621cm" svg:y1="4.16cm" svg:x2="6.621cm" svg:y2="2.347cm">
          <text:p/>
        </draw:line>
        <draw:frame draw:style-name="gr9" draw:layer="layout" svg:width="0.239cm" svg:height="0.479cm" svg:x="5.928cm" svg:y="2.425cm">
          <draw:text-box>
            <text:p>a</text:p>
          </draw:text-box>
        </draw:frame>
        <draw:frame draw:style-name="gr9" draw:layer="layout" svg:width="0.239cm" svg:height="0.479cm" svg:x="6.729cm" svg:y="3.163cm">
          <draw:text-box>
            <text:p>b</text:p>
          </draw:text-box>
        </draw:frame>
        <draw:rect draw:style-name="gr8" draw:layer="layout" svg:width="0.184cm" svg:height="0.184cm" svg:x="6.437cm" svg:y="2.88cm">
          <text:p/>
        </draw:rect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3cm" draw:marker-start-center="false" draw:marker-end-width="0.33cm" draw:marker-end-center="false" draw:fill="solid" draw:fill-color="#99ccff" draw:fill-gradient-name="Gradient_20_7" draw:fill-hatch-name="Hatch_20_1" draw:fill-image-name="Bitmape_20_1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152cm" draw:marker-end="Arrow" draw:marker-end-width="0.15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896cm" fo:margin-right="0cm" fo:margin-top="0cm" fo:margin-bottom="0.358cm" fo:text-indent="0cm" style:text-autospace="none"/>
      <style:text-properties fo:font-size="11pt" fo:language="en" fo:country="US" style:language-asian="en" style:country-asian="US" style:font-size-complex="11pt"/>
    </style:style>
    <style:style style:name="Arrow_2c__20_single" style:display-name="Arrow, single" style:family="graphic" style:parent-style-name="standard">
      <style:graphic-properties draw:marker-start-width="0.152cm" draw:marker-end="Arrow" draw:marker-end-width="0.152cm" draw:textarea-horizontal-align="center" draw:textarea-vertical-align="middle"/>
    </style:style>
    <style:style style:name="Where" style:family="graphic">
      <style:paragraph-properties fo:margin-left="2.207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Dashed" style:family="graphic" style:parent-style-name="standard">
      <style:graphic-properties draw:stroke="dash" draw:stroke-dash="Fine_20_Dashed" draw:textarea-horizontal-align="center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/content.xml><?xml version="1.0" encoding="utf-8"?>
<math xmlns="http://www.w3.org/1998/Math/MathML" display="block">
  <semantics>
    <mtable>
      <mtr>
        <mtd columnalign="left">
          <mrow>
            <mi>w</mi>
            <mrow>
              <mspace width="0.5em"/>
              <mo stretchy="false">=</mo>
              <mspace width="0.5em"/>
            </mrow>
            <mtext>BC</mtext>
            <mrow>
              <mspace width="0.5em"/>
              <mo stretchy="false">+</mo>
              <mspace width="0.5em"/>
            </mrow>
            <mi>v</mi>
          </mrow>
        </mtd>
      </mtr>
      <mtr>
        <mtd columnalign="left">
          <mrow>
            <mtext>BC</mtext>
            <mrow>
              <mspace width="0.5em"/>
              <mo stretchy="false">=</mo>
              <mspace width="0.5em"/>
            </mrow>
            <mi>u</mi>
            <mi>cos</mi>
            <mi mathvariant="normal">θ</mi>
          </mrow>
        </mtd>
      </mtr>
      <mtr>
        <mtd columnalign="left">
          <mrow>
            <mi>v</mi>
            <mrow>
              <mspace width="0.5em"/>
              <mo stretchy="false">=</mo>
              <mspace width="0.5em"/>
            </mrow>
            <mi>t</mi>
            <mi>sin</mi>
            <mi mathvariant="normal">θ</mi>
          </mrow>
        </mtd>
      </mtr>
    </mtable>
    <annotation encoding="StarMath 5.0">stack {
alignl w `=` "BC" `+` v #
alignl "BC" `=` u cos %theta #
alignl v `=` t sin %theta
}</annotation>
  </semantics>
</math>
</file>

<file path=Object 9/content.xml><?xml version="1.0" encoding="utf-8"?>
<math xmlns="http://www.w3.org/1998/Math/MathML" display="block">
  <semantics>
    <mrow>
      <mfrac>
        <msup>
          <mi>D</mi>
          <mn>2</mn>
        </msup>
        <mn>4</mn>
      </mfrac>
      <mrow>
        <mspace width="0.5em"/>
        <mo stretchy="false">=</mo>
        <mspace width="0.5em"/>
      </mrow>
      <msup>
        <mi>a</mi>
        <mn>2</mn>
      </msup>
      <mrow>
        <mspace width="0.5em"/>
        <mo stretchy="false">+</mo>
        <mspace width="0.5em"/>
      </mrow>
      <msup>
        <mi>b</mi>
        <mn>2</mn>
      </msup>
      <mrow>
        <mspace width="0.5em"/>
        <mo stretchy="false">=</mo>
        <mspace width="0.5em"/>
      </mrow>
      <msup>
        <mrow>
          <mo fence="true" stretchy="true">(</mo>
          <mrow>
            <mfrac>
              <mi>u</mi>
              <mn>2</mn>
            </mfrac>
          </mrow>
          <mo fence="true" stretchy="true">)</mo>
        </mrow>
        <mn>2</mn>
      </msup>
      <mrow>
        <mspace width="0.5em"/>
        <mo stretchy="false">+</mo>
        <mspace width="0.5em"/>
      </mrow>
      <msup>
        <mrow>
          <mo fence="true" stretchy="true">(</mo>
          <mrow>
            <mrow>
              <mfrac>
                <mi>D</mi>
                <mn>2</mn>
              </mfrac>
              <mrow>
                <mspace width="0.5em"/>
                <mo stretchy="false">−</mo>
                <mspace width="0.5em"/>
              </mrow>
              <mi>h</mi>
            </mrow>
          </mrow>
          <mo fence="true" stretchy="true">)</mo>
        </mrow>
        <mn>2</mn>
      </msup>
    </mrow>
    <annotation encoding="StarMath 5.0">D^2 over 4 `=` a^2 `+` b^2 `=` left (u over 2 right )^2 `+` left ( D over 2 `-` h right )^2</annotation>
  </semantics>
</math>
</file>